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3b022"/>
    </style:style>
    <style:style style:name="P4" style:family="paragraph" style:parent-style-name="Standard">
      <style:paragraph-properties fo:text-align="justify" style:justify-single-word="false"/>
      <style:text-properties officeooo:paragraph-rsid="00164358"/>
    </style:style>
    <style:style style:name="P5" style:family="paragraph" style:parent-style-name="Standard">
      <style:paragraph-properties fo:text-align="justify" style:justify-single-word="false"/>
      <style:text-properties officeooo:paragraph-rsid="0018e7b8"/>
    </style:style>
    <style:style style:name="P6" style:family="paragraph" style:parent-style-name="Standard">
      <style:paragraph-properties fo:text-align="justify" style:justify-single-word="false"/>
      <style:text-properties officeooo:paragraph-rsid="001e355d"/>
    </style:style>
    <style:style style:name="P7" style:family="paragraph" style:parent-style-name="Standard">
      <style:paragraph-properties fo:text-align="justify" style:justify-single-word="false"/>
      <style:text-properties officeooo:paragraph-rsid="00282cec"/>
    </style:style>
    <style:style style:name="P8" style:family="paragraph" style:parent-style-name="Standard">
      <style:paragraph-properties fo:text-align="justify" style:justify-single-word="false"/>
      <style:text-properties officeooo:paragraph-rsid="002bb08d"/>
    </style:style>
    <style:style style:name="P9" style:family="paragraph" style:parent-style-name="Standard">
      <style:paragraph-properties fo:text-align="justify" style:justify-single-word="false"/>
      <style:text-properties officeooo:paragraph-rsid="00384d56"/>
    </style:style>
    <style:style style:name="P10" style:family="paragraph" style:parent-style-name="Standard">
      <style:paragraph-properties fo:text-align="justify" style:justify-single-word="false"/>
      <style:text-properties officeooo:paragraph-rsid="003780b1"/>
    </style:style>
    <style:style style:name="P11" style:family="paragraph" style:parent-style-name="Standard">
      <style:paragraph-properties fo:text-align="justify" style:justify-single-word="false"/>
      <style:text-properties officeooo:paragraph-rsid="003ed383"/>
    </style:style>
    <style:style style:name="P12" style:family="paragraph" style:parent-style-name="Standard">
      <style:paragraph-properties fo:text-align="justify" style:justify-single-word="false"/>
      <style:text-properties officeooo:paragraph-rsid="00420442"/>
    </style:style>
    <style:style style:name="P13" style:family="paragraph" style:parent-style-name="Standard">
      <style:paragraph-properties fo:text-align="justify" style:justify-single-word="false"/>
      <style:text-properties officeooo:paragraph-rsid="005a2b61"/>
    </style:style>
    <style:style style:name="P14" style:family="paragraph" style:parent-style-name="Standard">
      <style:paragraph-properties fo:text-align="justify" style:justify-single-word="false"/>
      <style:text-properties officeooo:paragraph-rsid="0061d273"/>
    </style:style>
    <style:style style:name="P15" style:family="paragraph" style:parent-style-name="Standard">
      <style:paragraph-properties fo:text-align="justify" style:justify-single-word="false"/>
      <style:text-properties officeooo:paragraph-rsid="006363d2"/>
    </style:style>
    <style:style style:name="P16" style:family="paragraph" style:parent-style-name="Standard">
      <style:paragraph-properties fo:text-align="justify" style:justify-single-word="false"/>
      <style:text-properties officeooo:paragraph-rsid="0063abdc"/>
    </style:style>
    <style:style style:name="P17" style:family="paragraph" style:parent-style-name="Standard">
      <style:paragraph-properties fo:text-align="start" style:justify-single-word="false"/>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fo:text-align="justify" style:justify-single-word="false"/>
      <style:text-properties fo:font-weight="bold" style:font-weight-asian="bold" style:font-weight-complex="bold"/>
    </style:style>
    <style:style style:name="P20" style:family="paragraph" style:parent-style-name="Standard">
      <style:text-properties officeooo:rsid="000d53bf" officeooo:paragraph-rsid="000d53bf"/>
    </style:style>
    <style:style style:name="P21" style:family="paragraph" style:parent-style-name="Standard">
      <style:text-properties officeooo:paragraph-rsid="00112e18"/>
    </style:style>
    <style:style style:name="P22" style:family="paragraph" style:parent-style-name="Standard">
      <style:paragraph-properties fo:text-align="justify" style:justify-single-word="false"/>
      <style:text-properties officeooo:rsid="001738a1" officeooo:paragraph-rsid="0013b022"/>
    </style:style>
    <style:style style:name="P23" style:family="paragraph" style:parent-style-name="Standard">
      <style:paragraph-properties fo:text-align="justify" style:justify-single-word="false"/>
      <style:text-properties officeooo:rsid="00179c6b" officeooo:paragraph-rsid="0013b022"/>
    </style:style>
    <style:style style:name="P24" style:family="paragraph" style:parent-style-name="Standard">
      <style:paragraph-properties fo:text-align="justify" style:justify-single-word="false"/>
      <style:text-properties officeooo:rsid="0019909b" officeooo:paragraph-rsid="0013b022"/>
    </style:style>
    <style:style style:name="P25" style:family="paragraph" style:parent-style-name="Standard">
      <style:text-properties officeooo:paragraph-rsid="001f41c7"/>
    </style:style>
    <style:style style:name="P26" style:family="paragraph" style:parent-style-name="Standard">
      <style:text-properties officeooo:rsid="001f41c7"/>
    </style:style>
    <style:style style:name="P27" style:family="paragraph" style:parent-style-name="Standard">
      <style:text-properties officeooo:rsid="001f41c7" officeooo:paragraph-rsid="001f41c7"/>
    </style:style>
    <style:style style:name="P28" style:family="paragraph" style:parent-style-name="Standard">
      <style:text-properties officeooo:rsid="0029f6a9" officeooo:paragraph-rsid="0029f6a9"/>
    </style:style>
    <style:style style:name="P29" style:family="paragraph" style:parent-style-name="Standard">
      <style:paragraph-properties fo:text-align="justify" style:justify-single-word="false"/>
      <style:text-properties officeooo:rsid="0029f6a9" officeooo:paragraph-rsid="0029f6a9"/>
    </style:style>
    <style:style style:name="P30" style:family="paragraph" style:parent-style-name="Standard">
      <style:paragraph-properties fo:text-align="justify" style:justify-single-word="false"/>
      <style:text-properties officeooo:rsid="002a1e06" officeooo:paragraph-rsid="002a1e06"/>
    </style:style>
    <style:style style:name="P31" style:family="paragraph" style:parent-style-name="Standard">
      <style:paragraph-properties fo:text-align="justify" style:justify-single-word="false"/>
      <style:text-properties officeooo:rsid="002bb08d" officeooo:paragraph-rsid="002bb08d"/>
    </style:style>
    <style:style style:name="P32" style:family="paragraph" style:parent-style-name="Standard">
      <style:paragraph-properties fo:text-align="justify" style:justify-single-word="false"/>
      <style:text-properties officeooo:rsid="002a7c96"/>
    </style:style>
    <style:style style:name="P33" style:family="paragraph" style:parent-style-name="Standard">
      <style:paragraph-properties fo:text-align="justify" style:justify-single-word="false"/>
      <style:text-properties officeooo:rsid="002a7c96" officeooo:paragraph-rsid="002a7c96"/>
    </style:style>
    <style:style style:name="P34" style:family="paragraph" style:parent-style-name="Standard">
      <style:text-properties officeooo:rsid="002a7c96" officeooo:paragraph-rsid="002a7c96"/>
    </style:style>
    <style:style style:name="P35" style:family="paragraph" style:parent-style-name="Standard">
      <style:paragraph-properties fo:text-align="justify" style:justify-single-word="false"/>
      <style:text-properties officeooo:rsid="00337203" officeooo:paragraph-rsid="00337203"/>
    </style:style>
    <style:style style:name="P36" style:family="paragraph" style:parent-style-name="Standard">
      <style:text-properties officeooo:rsid="0030018c" officeooo:paragraph-rsid="0030018c"/>
    </style:style>
    <style:style style:name="P37" style:family="paragraph" style:parent-style-name="Standard">
      <style:text-properties officeooo:rsid="0030018c" officeooo:paragraph-rsid="00348db2"/>
    </style:style>
    <style:style style:name="P38" style:family="paragraph" style:parent-style-name="Standard">
      <style:text-properties officeooo:rsid="00348db2" officeooo:paragraph-rsid="00348db2"/>
    </style:style>
    <style:style style:name="P39" style:family="paragraph" style:parent-style-name="Standard">
      <style:text-properties officeooo:paragraph-rsid="003780b1"/>
    </style:style>
    <style:style style:name="P40" style:family="paragraph" style:parent-style-name="Standard">
      <style:text-properties officeooo:rsid="0034d516"/>
    </style:style>
    <style:style style:name="P41" style:family="paragraph" style:parent-style-name="Standard">
      <style:text-properties officeooo:rsid="0034d516" officeooo:paragraph-rsid="003780b1"/>
    </style:style>
    <style:style style:name="P42" style:family="paragraph" style:parent-style-name="Standard">
      <style:text-properties officeooo:rsid="0035a6ce"/>
    </style:style>
    <style:style style:name="P43" style:family="paragraph" style:parent-style-name="Standard">
      <style:text-properties officeooo:rsid="0035a6ce" officeooo:paragraph-rsid="003780b1"/>
    </style:style>
    <style:style style:name="P44" style:family="paragraph" style:parent-style-name="Standard">
      <style:paragraph-properties fo:text-align="justify" style:justify-single-word="false"/>
      <style:text-properties officeooo:rsid="00384d56" officeooo:paragraph-rsid="00384d56"/>
    </style:style>
    <style:style style:name="P45" style:family="paragraph" style:parent-style-name="Standard">
      <style:paragraph-properties fo:text-align="justify" style:justify-single-word="false"/>
      <style:text-properties officeooo:rsid="00391d5e" officeooo:paragraph-rsid="00391d5e"/>
    </style:style>
    <style:style style:name="P46" style:family="paragraph" style:parent-style-name="Standard">
      <style:text-properties officeooo:paragraph-rsid="00425b13"/>
    </style:style>
    <style:style style:name="P47" style:family="paragraph" style:parent-style-name="Standard">
      <style:text-properties officeooo:paragraph-rsid="0048e2a6"/>
    </style:style>
    <style:style style:name="P48" style:family="paragraph" style:parent-style-name="Standard">
      <style:text-properties officeooo:rsid="0048e2a6" officeooo:paragraph-rsid="0048e2a6"/>
    </style:style>
    <style:style style:name="P49" style:family="paragraph" style:parent-style-name="Standard">
      <style:paragraph-properties fo:text-align="justify" style:justify-single-word="false"/>
      <style:text-properties officeooo:rsid="0058af47" officeooo:paragraph-rsid="005a2b61"/>
    </style:style>
    <style:style style:name="P50" style:family="paragraph" style:parent-style-name="Standard">
      <style:paragraph-properties fo:text-align="justify" style:justify-single-word="false"/>
      <style:text-properties officeooo:rsid="005a2b61" officeooo:paragraph-rsid="005a2b61"/>
    </style:style>
    <style:style style:name="P51" style:family="paragraph" style:parent-style-name="Standard">
      <style:text-properties officeooo:paragraph-rsid="0063abdc"/>
    </style:style>
    <style:style style:name="P52" style:family="paragraph" style:parent-style-name="Standard">
      <style:paragraph-properties fo:text-align="justify" style:justify-single-word="false"/>
      <style:text-properties officeooo:rsid="006136db" officeooo:paragraph-rsid="006136db"/>
    </style:style>
    <style:style style:name="P53" style:family="paragraph" style:parent-style-name="Standard">
      <style:text-properties officeooo:rsid="006363d2"/>
    </style:style>
    <style:style style:name="P54" style:family="paragraph" style:parent-style-name="Standard">
      <style:paragraph-properties fo:text-align="justify" style:justify-single-word="false"/>
      <style:text-properties officeooo:rsid="006363d2" officeooo:paragraph-rsid="006363d2"/>
    </style:style>
    <style:style style:name="P55" style:family="paragraph" style:parent-style-name="Standard">
      <style:text-properties officeooo:rsid="0063abdc" officeooo:paragraph-rsid="0063abdc"/>
    </style:style>
    <style:style style:name="P56" style:family="paragraph" style:parent-style-name="Standard">
      <style:paragraph-properties fo:text-align="justify" style:justify-single-word="false"/>
      <style:text-properties officeooo:rsid="0063abdc" officeooo:paragraph-rsid="0063abdc"/>
    </style:style>
    <style:style style:name="P57" style:family="paragraph" style:parent-style-name="Text_20_body">
      <style:paragraph-properties fo:text-align="justify" style:justify-single-word="false"/>
    </style:style>
    <style:style style:name="P58" style:family="paragraph" style:parent-style-name="Code_20_block">
      <style:text-properties fo:color="#008000"/>
    </style:style>
    <style:style style:name="P59" style:family="paragraph" style:parent-style-name="Code_20_block">
      <style:text-properties fo:color="#008000" officeooo:paragraph-rsid="001ae79f"/>
    </style:style>
    <style:style style:name="P60" style:family="paragraph" style:parent-style-name="Code_20_block">
      <style:text-properties fo:color="#008000" officeooo:paragraph-rsid="002a1e06"/>
    </style:style>
    <style:style style:name="P61" style:family="paragraph" style:parent-style-name="Code_20_block">
      <style:text-properties fo:color="#008000" officeooo:rsid="0029f6a9"/>
    </style:style>
    <style:style style:name="P62" style:family="paragraph" style:parent-style-name="Code_20_block">
      <style:text-properties fo:color="#008000" officeooo:rsid="002bb08d"/>
    </style:style>
    <style:style style:name="P63" style:family="paragraph" style:parent-style-name="Code_20_block">
      <style:text-properties fo:color="#008000" officeooo:rsid="002a7c96"/>
    </style:style>
    <style:style style:name="P64" style:family="paragraph" style:parent-style-name="Code_20_block">
      <style:text-properties fo:color="#008000" officeooo:paragraph-rsid="003a28ca"/>
    </style:style>
    <style:style style:name="P65" style:family="paragraph" style:parent-style-name="Code_20_block">
      <style:text-properties fo:color="#008000" officeooo:rsid="00391d5e"/>
    </style:style>
    <style:style style:name="P66" style:family="paragraph" style:parent-style-name="Code_20_block">
      <style:text-properties fo:color="#008000" officeooo:rsid="005a2b61"/>
    </style:style>
    <style:style style:name="P67" style:family="paragraph" style:parent-style-name="Code_20_block">
      <style:text-properties style:use-window-font-color="true"/>
    </style:style>
    <style:style style:name="P68" style:family="paragraph" style:parent-style-name="Code_20_block">
      <style:text-properties style:use-window-font-color="true" officeooo:paragraph-rsid="003a28ca"/>
    </style:style>
    <style:style style:name="P69" style:family="paragraph" style:parent-style-name="Code_20_block">
      <style:text-properties style:use-window-font-color="true" officeooo:rsid="003a28ca" officeooo:paragraph-rsid="003a28ca"/>
    </style:style>
    <style:style style:name="P70" style:family="paragraph" style:parent-style-name="Code_20_block">
      <style:text-properties fo:font-weight="bold" style:font-weight-asian="bold" style:font-weight-complex="bold"/>
    </style:style>
    <style:style style:name="P71" style:family="paragraph" style:parent-style-name="Code_20_block">
      <style:text-properties officeooo:paragraph-rsid="00112e18"/>
    </style:style>
    <style:style style:name="P72" style:family="paragraph" style:parent-style-name="Code_20_block">
      <style:text-properties officeooo:paragraph-rsid="0011f778"/>
    </style:style>
    <style:style style:name="P73" style:family="paragraph" style:parent-style-name="Code_20_block">
      <style:text-properties officeooo:rsid="0011f778" officeooo:paragraph-rsid="0011f778"/>
    </style:style>
    <style:style style:name="P74" style:family="paragraph" style:parent-style-name="Code_20_block">
      <style:text-properties officeooo:paragraph-rsid="0013b022"/>
    </style:style>
    <style:style style:name="P75" style:family="paragraph" style:parent-style-name="Code_20_block">
      <style:text-properties officeooo:rsid="001738a1" officeooo:paragraph-rsid="0013b022"/>
    </style:style>
    <style:style style:name="P76" style:family="paragraph" style:parent-style-name="Code_20_block">
      <style:text-properties officeooo:rsid="00179c6b" officeooo:paragraph-rsid="0013b022"/>
    </style:style>
    <style:style style:name="P77" style:family="paragraph" style:parent-style-name="Code_20_block">
      <style:text-properties officeooo:rsid="0019909b" officeooo:paragraph-rsid="0013b022"/>
    </style:style>
    <style:style style:name="P78" style:family="paragraph" style:parent-style-name="Code_20_block">
      <style:text-properties officeooo:paragraph-rsid="00164358"/>
    </style:style>
    <style:style style:name="P79" style:family="paragraph" style:parent-style-name="Code_20_block">
      <style:text-properties officeooo:rsid="00164358" officeooo:paragraph-rsid="00164358"/>
    </style:style>
    <style:style style:name="P80" style:family="paragraph" style:parent-style-name="Code_20_block">
      <style:text-properties officeooo:paragraph-rsid="0018e7b8"/>
    </style:style>
    <style:style style:name="P81" style:family="paragraph" style:parent-style-name="Code_20_block">
      <style:text-properties officeooo:rsid="0018e7b8" officeooo:paragraph-rsid="001ae79f"/>
    </style:style>
    <style:style style:name="P82" style:family="paragraph" style:parent-style-name="Code_20_block">
      <style:text-properties officeooo:paragraph-rsid="0022e408"/>
    </style:style>
    <style:style style:name="P83" style:family="paragraph" style:parent-style-name="Code_20_block">
      <style:text-properties officeooo:rsid="001f41c7"/>
    </style:style>
    <style:style style:name="P84" style:family="paragraph" style:parent-style-name="Code_20_block">
      <style:text-properties officeooo:paragraph-rsid="002585bd"/>
    </style:style>
    <style:style style:name="P85" style:family="paragraph" style:parent-style-name="Code_20_block">
      <style:text-properties officeooo:paragraph-rsid="0029f6a9"/>
    </style:style>
    <style:style style:name="P86" style:family="paragraph" style:parent-style-name="Code_20_block">
      <style:text-properties officeooo:paragraph-rsid="002a1e06"/>
    </style:style>
    <style:style style:name="P87" style:family="paragraph" style:parent-style-name="Code_20_block">
      <style:text-properties officeooo:rsid="0029f6a9"/>
    </style:style>
    <style:style style:name="P88" style:family="paragraph" style:parent-style-name="Code_20_block">
      <style:text-properties officeooo:rsid="0029f6a9" officeooo:paragraph-rsid="0029f6a9"/>
    </style:style>
    <style:style style:name="P89" style:family="paragraph" style:parent-style-name="Code_20_block">
      <style:text-properties officeooo:rsid="0029f6a9" officeooo:paragraph-rsid="002a1e06"/>
    </style:style>
    <style:style style:name="P90" style:family="paragraph" style:parent-style-name="Code_20_block">
      <style:text-properties officeooo:rsid="002bb08d"/>
    </style:style>
    <style:style style:name="P91" style:family="paragraph" style:parent-style-name="Code_20_block">
      <style:text-properties officeooo:rsid="002a7c96"/>
    </style:style>
    <style:style style:name="P92" style:family="paragraph" style:parent-style-name="Code_20_block">
      <style:text-properties officeooo:rsid="00319966"/>
    </style:style>
    <style:style style:name="P93" style:family="paragraph" style:parent-style-name="Code_20_block">
      <style:text-properties officeooo:rsid="00348db2"/>
    </style:style>
    <style:style style:name="P94" style:family="paragraph" style:parent-style-name="Code_20_block">
      <style:text-properties officeooo:rsid="0034bd23"/>
    </style:style>
    <style:style style:name="P95" style:family="paragraph" style:parent-style-name="Code_20_block">
      <style:text-properties officeooo:rsid="0034bd23" officeooo:paragraph-rsid="003780b1"/>
    </style:style>
    <style:style style:name="P96" style:family="paragraph" style:parent-style-name="Code_20_block">
      <style:text-properties officeooo:paragraph-rsid="003780b1"/>
    </style:style>
    <style:style style:name="P97" style:family="paragraph" style:parent-style-name="Code_20_block">
      <style:text-properties officeooo:rsid="0035a6ce" officeooo:paragraph-rsid="003780b1"/>
    </style:style>
    <style:style style:name="P98" style:family="paragraph" style:parent-style-name="Code_20_block">
      <style:text-properties officeooo:rsid="0034d516" officeooo:paragraph-rsid="003780b1"/>
    </style:style>
    <style:style style:name="P99" style:family="paragraph" style:parent-style-name="Code_20_block">
      <style:text-properties officeooo:rsid="00391d5e"/>
    </style:style>
    <style:style style:name="P100" style:family="paragraph" style:parent-style-name="Code_20_block">
      <style:text-properties officeooo:paragraph-rsid="00425b13"/>
    </style:style>
    <style:style style:name="P101" style:family="paragraph" style:parent-style-name="Code_20_block">
      <style:text-properties officeooo:paragraph-rsid="0048e2a6"/>
    </style:style>
    <style:style style:name="P102" style:family="paragraph" style:parent-style-name="Code_20_block">
      <style:text-properties officeooo:paragraph-rsid="004ad1c2"/>
    </style:style>
    <style:style style:name="P103" style:family="paragraph" style:parent-style-name="Code_20_block">
      <style:text-properties officeooo:paragraph-rsid="004c662c"/>
    </style:style>
    <style:style style:name="P104" style:family="paragraph" style:parent-style-name="Code_20_block">
      <style:text-properties officeooo:paragraph-rsid="0058af47"/>
    </style:style>
    <style:style style:name="P105" style:family="paragraph" style:parent-style-name="Code_20_block">
      <style:text-properties officeooo:paragraph-rsid="005a2b61"/>
    </style:style>
    <style:style style:name="P106" style:family="paragraph" style:parent-style-name="Code_20_block">
      <style:text-properties officeooo:paragraph-rsid="005bf72b"/>
    </style:style>
    <style:style style:name="P107" style:family="paragraph" style:parent-style-name="Code_20_block">
      <style:text-properties officeooo:paragraph-rsid="005eab3c"/>
    </style:style>
    <style:style style:name="P108" style:family="paragraph" style:parent-style-name="Code_20_block">
      <style:text-properties officeooo:rsid="005a2b61"/>
    </style:style>
    <style:style style:name="P109" style:family="paragraph" style:parent-style-name="Code_20_block">
      <style:text-properties officeooo:paragraph-rsid="006363d2"/>
    </style:style>
    <style:style style:name="P110" style:family="paragraph" style:parent-style-name="Code_20_block">
      <style:text-properties officeooo:rsid="006136db"/>
    </style:style>
    <style:style style:name="P111" style:family="paragraph" style:parent-style-name="Code_20_block">
      <style:text-properties officeooo:rsid="006363d2"/>
    </style:style>
    <style:style style:name="P112" style:family="paragraph" style:parent-style-name="Code_20_block">
      <style:text-properties officeooo:rsid="006363d2" officeooo:paragraph-rsid="006363d2"/>
    </style:style>
    <style:style style:name="P113" style:family="paragraph" style:parent-style-name="Code_20_block">
      <style:text-properties officeooo:rsid="0063abdc"/>
    </style:style>
    <style:style style:name="P114" style:family="paragraph" style:parent-style-name="Standard">
      <style:paragraph-properties fo:break-before="page"/>
    </style:style>
    <style:style style:name="P115" style:family="paragraph" style:parent-style-name="Standard">
      <style:paragraph-properties fo:break-before="page"/>
      <style:text-properties fo:font-weight="bold" style:font-weight-asian="bold" style:font-weight-complex="bold"/>
    </style:style>
    <style:style style:name="P116" style:family="paragraph" style:parent-style-name="Standard">
      <style:paragraph-properties fo:text-align="justify" style:justify-single-word="false" fo:break-before="page"/>
    </style:style>
    <style:style style:name="P117" style:family="paragraph" style:parent-style-name="Standard">
      <style:paragraph-properties fo:break-before="page"/>
      <style:text-properties officeooo:paragraph-rsid="003780b1"/>
    </style:style>
    <style:style style:name="P118" style:family="paragraph" style:parent-style-name="Standard">
      <style:paragraph-properties fo:break-before="page"/>
      <style:text-properties officeooo:rsid="002a7c96" officeooo:paragraph-rsid="002a7c96"/>
    </style:style>
    <style:style style:name="P119" style:family="paragraph" style:parent-style-name="Code_20_block">
      <style:paragraph-properties fo:break-before="page"/>
      <style:text-properties officeooo:paragraph-rsid="005a38ae"/>
    </style:style>
    <style:style style:name="P120" style:family="paragraph" style:parent-style-name="Standard">
      <style:paragraph-properties fo:text-align="justify" style:justify-single-word="false" fo:padding="0.0193in" fo:border-left="none" fo:border-right="none" fo:border-top="0.51pt solid #000000" fo:border-bottom="0.51pt solid #000000" style:shadow="none"/>
    </style:style>
    <style:style style:name="P121" style:family="paragraph" style:parent-style-name="Standard" style:list-style-name="List_20_1"/>
    <style:style style:name="P122" style:family="paragraph" style:parent-style-name="Standard" style:list-style-name="List_20_1">
      <style:text-properties officeooo:paragraph-rsid="002585bd"/>
    </style:style>
    <style:style style:name="P123" style:family="paragraph" style:parent-style-name="Standard" style:list-style-name="List_20_1">
      <style:text-properties officeooo:paragraph-rsid="004c662c"/>
    </style:style>
    <style:style style:name="P124" style:family="paragraph" style:parent-style-name="Standard" style:list-style-name="List_20_1">
      <style:paragraph-properties fo:text-align="justify" style:justify-single-word="false"/>
    </style:style>
    <style:style style:name="P125" style:family="paragraph" style:parent-style-name="Standard" style:list-style-name="List_20_1">
      <style:paragraph-properties fo:text-align="justify" style:justify-single-word="false"/>
      <style:text-properties officeooo:paragraph-rsid="000f7984"/>
    </style:style>
    <style:style style:name="P126" style:family="paragraph" style:parent-style-name="Standard" style:list-style-name="List_20_1">
      <style:paragraph-properties fo:text-align="justify" style:justify-single-word="false"/>
      <style:text-properties officeooo:paragraph-rsid="004c662c"/>
    </style:style>
    <style:style style:name="P127" style:family="paragraph" style:parent-style-name="Standard" style:list-style-name="List_20_2">
      <style:paragraph-properties fo:text-align="justify" style:justify-single-word="false"/>
    </style:style>
    <style:style style:name="P128" style:family="paragraph" style:parent-style-name="Standard" style:list-style-name="List_20_1">
      <style:paragraph-properties fo:text-align="start" style:justify-single-word="false"/>
    </style:style>
    <style:style style:name="P129" style:family="paragraph" style:parent-style-name="Standard" style:list-style-name="List_20_2"/>
    <style:style style:name="P130" style:family="paragraph" style:parent-style-name="Standard">
      <style:paragraph-properties fo:text-align="justify" style:justify-single-word="false"/>
      <style:text-properties officeooo:rsid="0069cf71" officeooo:paragraph-rsid="006d3e70"/>
    </style:style>
    <style:style style:name="P131" style:family="paragraph" style:parent-style-name="Standard">
      <style:paragraph-properties fo:text-align="justify" style:justify-single-word="false"/>
      <style:text-properties officeooo:rsid="0069cf71" officeooo:paragraph-rsid="006e5942"/>
    </style:style>
    <style:style style:name="P132" style:family="paragraph" style:parent-style-name="Standard">
      <style:paragraph-properties fo:text-align="justify" style:justify-single-word="false"/>
      <style:text-properties officeooo:rsid="0069cf71" officeooo:paragraph-rsid="006efe20"/>
    </style:style>
    <style:style style:name="P133" style:family="paragraph" style:parent-style-name="Heading_20_2">
      <style:paragraph-properties fo:break-before="page"/>
    </style:style>
    <style:style style:name="P134" style:family="paragraph" style:parent-style-name="Heading_20_2">
      <style:paragraph-properties fo:break-before="page"/>
      <style:text-properties style:font-name="Arial"/>
    </style:style>
    <style:style style:name="P135" style:family="paragraph" style:parent-style-name="Heading_20_2">
      <style:paragraph-properties fo:break-before="page"/>
      <style:text-properties officeooo:rsid="00149934" officeooo:paragraph-rsid="0013b022"/>
    </style:style>
    <style:style style:name="P136" style:family="paragraph" style:parent-style-name="Heading_20_2">
      <style:paragraph-properties fo:break-before="page"/>
      <style:text-properties officeooo:paragraph-rsid="00112e18"/>
    </style:style>
    <style:style style:name="P137" style:family="paragraph" style:parent-style-name="Heading_20_3">
      <style:text-properties officeooo:rsid="0058af47"/>
    </style:style>
    <style:style style:name="P138" style:family="paragraph" style:parent-style-name="Heading_20_3">
      <style:text-properties style:font-name="Arial"/>
    </style:style>
    <style:style style:name="P139" style:family="paragraph" style:parent-style-name="Heading_20_3">
      <style:text-properties officeooo:paragraph-rsid="001e355d"/>
    </style:style>
    <style:style style:name="P140" style:family="paragraph" style:parent-style-name="Heading_20_3">
      <style:paragraph-properties fo:break-before="page"/>
    </style:style>
    <style:style style:name="P141" style:family="paragraph" style:parent-style-name="Heading_20_3">
      <style:paragraph-properties fo:break-before="page"/>
      <style:text-properties officeooo:rsid="005f8622"/>
    </style:style>
    <style:style style:name="P142" style:family="paragraph" style:parent-style-name="Heading_20_4">
      <style:text-properties officeooo:rsid="0030018c"/>
    </style:style>
    <style:style style:name="P143" style:family="paragraph" style:parent-style-name="Heading_20_4">
      <style:paragraph-properties fo:break-before="page"/>
    </style:style>
    <style:style style:name="P144" style:family="paragraph" style:parent-style-name="Heading_20_4">
      <style:paragraph-properties fo:break-before="page"/>
      <style:text-properties officeooo:rsid="002bb08d"/>
    </style:style>
    <style:style style:name="P145" style:family="paragraph" style:parent-style-name="Heading_20_5">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bold" officeooo:rsid="00179c6b" style:font-weight-asian="bold" style:font-weight-complex="bold"/>
    </style:style>
    <style:style style:name="T7" style:family="text">
      <style:text-properties fo:font-weight="bold" officeooo:rsid="002bb08d" style:font-weight-asian="bold" style:font-weight-complex="bold"/>
    </style:style>
    <style:style style:name="T8" style:family="text">
      <style:text-properties fo:font-weight="bold" officeooo:rsid="0048e2a6" style:font-weight-asian="bold" style:font-weight-complex="bold"/>
    </style:style>
    <style:style style:name="T9" style:family="text">
      <style:text-properties fo:font-weight="bold" officeooo:rsid="005a2b61" style:font-weight-asian="bold" style:font-weight-complex="bold"/>
    </style:style>
    <style:style style:name="T10" style:family="text">
      <style:text-properties fo:color="#0000ff" fo:font-weight="bold" style:font-weight-asian="bold" style:font-weight-complex="bold"/>
    </style:style>
    <style:style style:name="T11" style:family="text">
      <style:text-properties fo:color="#0000ff" fo:font-weight="bold" officeooo:rsid="00420442" style:font-weight-asian="bold" style:font-weight-complex="bold"/>
    </style:style>
    <style:style style:name="T12" style:family="text">
      <style:text-properties fo:color="#0000ff" fo:font-weight="bold" officeooo:rsid="0048e2a6" style:font-weight-asian="bold" style:font-weight-complex="bold"/>
    </style:style>
    <style:style style:name="T13" style:family="text">
      <style:text-properties fo:color="#008000"/>
    </style:style>
    <style:style style:name="T14" style:family="text">
      <style:text-properties fo:color="#008000" officeooo:rsid="0011f778"/>
    </style:style>
    <style:style style:name="T15" style:family="text">
      <style:text-properties fo:color="#008000" officeooo:rsid="00131b7f"/>
    </style:style>
    <style:style style:name="T16" style:family="text">
      <style:text-properties fo:color="#008000" officeooo:rsid="001738a1"/>
    </style:style>
    <style:style style:name="T17" style:family="text">
      <style:text-properties fo:color="#008000" officeooo:rsid="00164358"/>
    </style:style>
    <style:style style:name="T18" style:family="text">
      <style:text-properties fo:color="#008000" style:font-name="Courier New1" officeooo:rsid="00164358"/>
    </style:style>
    <style:style style:name="T19" style:family="text">
      <style:text-properties fo:color="#008000" officeooo:rsid="0029f6a9"/>
    </style:style>
    <style:style style:name="T20" style:family="text">
      <style:text-properties fo:color="#008000" officeooo:rsid="00319966"/>
    </style:style>
    <style:style style:name="T21" style:family="text">
      <style:text-properties fo:color="#008000" officeooo:rsid="00348db2"/>
    </style:style>
    <style:style style:name="T22" style:family="text">
      <style:text-properties fo:color="#008000" officeooo:rsid="0034bd23"/>
    </style:style>
    <style:style style:name="T23" style:family="text">
      <style:text-properties fo:color="#008000" officeooo:rsid="0034d516"/>
    </style:style>
    <style:style style:name="T24" style:family="text">
      <style:text-properties fo:color="#008000" officeooo:rsid="0035a6ce"/>
    </style:style>
    <style:style style:name="T25" style:family="text">
      <style:text-properties fo:color="#008000" officeooo:rsid="00362f09"/>
    </style:style>
    <style:style style:name="T26" style:family="text">
      <style:text-properties fo:color="#008000" officeooo:rsid="00514c9c"/>
    </style:style>
    <style:style style:name="T27" style:family="text">
      <style:text-properties fo:color="#008000" officeooo:rsid="005a2b61"/>
    </style:style>
    <style:style style:name="T28" style:family="text">
      <style:text-properties fo:color="#008000" officeooo:rsid="006136db"/>
    </style:style>
    <style:style style:name="T29" style:family="text">
      <style:text-properties fo:color="#008000" officeooo:rsid="006363d2"/>
    </style:style>
    <style:style style:name="T30" style:family="text">
      <style:text-properties fo:color="#008000" officeooo:rsid="0063abdc"/>
    </style:style>
    <style:style style:name="T31" style:family="text">
      <style:text-properties fo:color="#008000" fo:language="fr" fo:country="FR" officeooo:rsid="006e5942"/>
    </style:style>
    <style:style style:name="T32" style:family="text">
      <style:text-properties fo:font-weight="normal" style:font-weight-asian="normal" style:font-weight-complex="normal"/>
    </style:style>
    <style:style style:name="T33" style:family="text">
      <style:text-properties style:font-name="Arial"/>
    </style:style>
    <style:style style:name="T34" style:family="text">
      <style:text-properties style:font-name="Arial" fo:font-style="italic" style:font-style-asian="italic" style:font-style-complex="italic"/>
    </style:style>
    <style:style style:name="T35" style:family="text">
      <style:text-properties style:font-name="Arial" fo:font-style="italic" officeooo:rsid="005f7605" style:font-style-asian="italic" style:font-style-complex="italic"/>
    </style:style>
    <style:style style:name="T36" style:family="text">
      <style:text-properties style:font-name="Arial" fo:font-weight="bold" style:font-weight-asian="bold" style:font-weight-complex="bold"/>
    </style:style>
    <style:style style:name="T37" style:family="text">
      <style:text-properties style:font-name="Arial" fo:font-style="normal" fo:font-weight="bold" style:font-style-asian="normal" style:font-weight-asian="bold" style:font-style-complex="normal" style:font-weight-complex="bold"/>
    </style:style>
    <style:style style:name="T38" style:family="text">
      <style:text-properties style:font-name="Arial" officeooo:rsid="00164358"/>
    </style:style>
    <style:style style:name="T39" style:family="text">
      <style:text-properties style:font-name="Arial" officeooo:rsid="0018e7b8"/>
    </style:style>
    <style:style style:name="T40" style:family="text">
      <style:text-properties style:font-name="Arial" officeooo:rsid="001cbb27"/>
    </style:style>
    <style:style style:name="T41" style:family="text">
      <style:text-properties style:font-name="Arial" officeooo:rsid="00282cec"/>
    </style:style>
    <style:style style:name="T42" style:family="text">
      <style:text-properties style:text-position="-10% 90%" style:font-name="Arial"/>
    </style:style>
    <style:style style:name="T43" style:family="text">
      <style:text-properties style:use-window-font-color="true"/>
    </style:style>
    <style:style style:name="T44" style:family="text">
      <style:text-properties style:text-underline-style="solid" style:text-underline-width="auto" style:text-underline-color="font-color" fo:font-weight="bold" style:font-weight-asian="bold" style:font-weight-complex="bold"/>
    </style:style>
    <style:style style:name="T45" style:family="text">
      <style:text-properties officeooo:rsid="000d53bf"/>
    </style:style>
    <style:style style:name="T46" style:family="text">
      <style:text-properties officeooo:rsid="000ededc"/>
    </style:style>
    <style:style style:name="T47" style:family="text">
      <style:text-properties officeooo:rsid="000fa24a"/>
    </style:style>
    <style:style style:name="T48" style:family="text">
      <style:text-properties officeooo:rsid="0010f901"/>
    </style:style>
    <style:style style:name="T49" style:family="text">
      <style:text-properties officeooo:rsid="001229b4"/>
    </style:style>
    <style:style style:name="T50" style:family="text">
      <style:text-properties officeooo:rsid="00112e18"/>
    </style:style>
    <style:style style:name="T51" style:family="text">
      <style:text-properties officeooo:rsid="0011a58e"/>
    </style:style>
    <style:style style:name="T52" style:family="text">
      <style:text-properties officeooo:rsid="0011f778"/>
    </style:style>
    <style:style style:name="T53" style:family="text">
      <style:text-properties officeooo:rsid="0012c192"/>
    </style:style>
    <style:style style:name="T54" style:family="text">
      <style:text-properties officeooo:rsid="0019909b"/>
    </style:style>
    <style:style style:name="T55" style:family="text">
      <style:text-properties officeooo:rsid="001738a1"/>
    </style:style>
    <style:style style:name="T56" style:family="text">
      <style:text-properties officeooo:rsid="00179c6b"/>
    </style:style>
    <style:style style:name="T57" style:family="text">
      <style:text-properties officeooo:rsid="0014636c"/>
    </style:style>
    <style:style style:name="T58" style:family="text">
      <style:text-properties officeooo:rsid="00164358"/>
    </style:style>
    <style:style style:name="T59" style:family="text">
      <style:text-properties style:font-name="Courier New1" officeooo:rsid="00164358"/>
    </style:style>
    <style:style style:name="T60" style:family="text">
      <style:text-properties officeooo:rsid="00173cbf"/>
    </style:style>
    <style:style style:name="T61" style:family="text">
      <style:text-properties officeooo:rsid="0017ffa9"/>
    </style:style>
    <style:style style:name="T62" style:family="text">
      <style:text-properties officeooo:rsid="0018e7b8"/>
    </style:style>
    <style:style style:name="T63" style:family="text">
      <style:text-properties officeooo:rsid="001f41c7"/>
    </style:style>
    <style:style style:name="T64" style:family="text">
      <style:text-properties officeooo:rsid="0022e408"/>
    </style:style>
    <style:style style:name="T65" style:family="text">
      <style:text-properties officeooo:rsid="002585bd"/>
    </style:style>
    <style:style style:name="T66" style:family="text">
      <style:text-properties officeooo:rsid="0025c121"/>
    </style:style>
    <style:style style:name="T67" style:family="text">
      <style:text-properties officeooo:rsid="00282cec"/>
    </style:style>
    <style:style style:name="T68" style:family="text">
      <style:text-properties officeooo:rsid="0029f6a9"/>
    </style:style>
    <style:style style:name="T69" style:family="text">
      <style:text-properties officeooo:rsid="002a1e06"/>
    </style:style>
    <style:style style:name="T70" style:family="text">
      <style:text-properties officeooo:rsid="002a7c96"/>
    </style:style>
    <style:style style:name="T71" style:family="text">
      <style:text-properties officeooo:rsid="002b0695"/>
    </style:style>
    <style:style style:name="T72" style:family="text">
      <style:text-properties style:text-position="super 58%" officeooo:rsid="002b0695"/>
    </style:style>
    <style:style style:name="T73" style:family="text">
      <style:text-properties officeooo:rsid="002bb08d"/>
    </style:style>
    <style:style style:name="T74" style:family="text">
      <style:text-properties officeooo:rsid="002f2c41"/>
    </style:style>
    <style:style style:name="T75" style:family="text">
      <style:text-properties officeooo:rsid="00319966"/>
    </style:style>
    <style:style style:name="T76" style:family="text">
      <style:text-properties officeooo:rsid="00348db2"/>
    </style:style>
    <style:style style:name="T77" style:family="text">
      <style:text-properties officeooo:rsid="0034bd23"/>
    </style:style>
    <style:style style:name="T78" style:family="text">
      <style:text-properties officeooo:rsid="0034d516"/>
    </style:style>
    <style:style style:name="T79" style:family="text">
      <style:text-properties officeooo:rsid="0035a6ce"/>
    </style:style>
    <style:style style:name="T80" style:family="text">
      <style:text-properties officeooo:rsid="00384d56"/>
    </style:style>
    <style:style style:name="T81" style:family="text">
      <style:text-properties officeooo:rsid="00391d5e"/>
    </style:style>
    <style:style style:name="T82" style:family="text">
      <style:text-properties officeooo:rsid="003a28ca"/>
    </style:style>
    <style:style style:name="T83" style:family="text">
      <style:text-properties officeooo:rsid="003b836b"/>
    </style:style>
    <style:style style:name="T84" style:family="text">
      <style:text-properties officeooo:rsid="00420442"/>
    </style:style>
    <style:style style:name="T85" style:family="text">
      <style:text-properties officeooo:rsid="00425b13"/>
    </style:style>
    <style:style style:name="T86" style:family="text">
      <style:text-properties officeooo:rsid="0044b6b6"/>
    </style:style>
    <style:style style:name="T87" style:family="text">
      <style:text-properties officeooo:rsid="004575b5"/>
    </style:style>
    <style:style style:name="T88" style:family="text">
      <style:text-properties officeooo:rsid="00472851"/>
    </style:style>
    <style:style style:name="T89" style:family="text">
      <style:text-properties officeooo:rsid="0048e2a6"/>
    </style:style>
    <style:style style:name="T90" style:family="text">
      <style:text-properties officeooo:rsid="004ad1c2"/>
    </style:style>
    <style:style style:name="T91" style:family="text">
      <style:text-properties officeooo:rsid="004b48f7"/>
    </style:style>
    <style:style style:name="T92" style:family="text">
      <style:text-properties officeooo:rsid="004c662c"/>
    </style:style>
    <style:style style:name="T93" style:family="text">
      <style:text-properties officeooo:rsid="004e0c60"/>
    </style:style>
    <style:style style:name="T94" style:family="text">
      <style:text-properties officeooo:rsid="004ff291"/>
    </style:style>
    <style:style style:name="T95" style:family="text">
      <style:text-properties officeooo:rsid="00500b84"/>
    </style:style>
    <style:style style:name="T96" style:family="text">
      <style:text-properties officeooo:rsid="005079bf"/>
    </style:style>
    <style:style style:name="T97" style:family="text">
      <style:text-properties officeooo:rsid="00514c9c"/>
    </style:style>
    <style:style style:name="T98" style:family="text">
      <style:text-properties officeooo:rsid="0052ca42"/>
    </style:style>
    <style:style style:name="T99" style:family="text">
      <style:text-properties officeooo:rsid="0054a28c"/>
    </style:style>
    <style:style style:name="T100" style:family="text">
      <style:text-properties officeooo:rsid="00564304"/>
    </style:style>
    <style:style style:name="T101" style:family="text">
      <style:text-properties officeooo:rsid="0056838a"/>
    </style:style>
    <style:style style:name="T102" style:family="text">
      <style:text-properties officeooo:rsid="005801d3"/>
    </style:style>
    <style:style style:name="T103" style:family="text">
      <style:text-properties officeooo:rsid="0058af47"/>
    </style:style>
    <style:style style:name="T104" style:family="text">
      <style:text-properties officeooo:rsid="005a2b61"/>
    </style:style>
    <style:style style:name="T105" style:family="text">
      <style:text-properties officeooo:rsid="005bf72b"/>
    </style:style>
    <style:style style:name="T106" style:family="text">
      <style:text-properties officeooo:rsid="005d41ae"/>
    </style:style>
    <style:style style:name="T107" style:family="text">
      <style:text-properties officeooo:rsid="005e30ba"/>
    </style:style>
    <style:style style:name="T108" style:family="text">
      <style:text-properties officeooo:rsid="005eab3c"/>
    </style:style>
    <style:style style:name="T109" style:family="text">
      <style:text-properties officeooo:rsid="006136db"/>
    </style:style>
    <style:style style:name="T110" style:family="text">
      <style:text-properties officeooo:rsid="006363d2"/>
    </style:style>
    <style:style style:name="T111" style:family="text">
      <style:text-properties officeooo:rsid="0063abdc"/>
    </style:style>
    <style:style style:name="T112" style:family="text">
      <style:text-properties officeooo:rsid="00651963"/>
    </style:style>
    <style:style style:name="T113" style:family="text">
      <style:text-properties officeooo:rsid="0067d1b9"/>
    </style:style>
    <style:style style:name="T114" style:family="text">
      <style:text-properties officeooo:rsid="006d3e70"/>
    </style:style>
    <style:style style:name="T115" style:family="text">
      <style:text-properties fo:language="fr" fo:country="FR" officeooo:rsid="006d3e70"/>
    </style:style>
    <style:style style:name="T116" style:family="text">
      <style:text-properties fo:language="fr" fo:country="FR" officeooo:rsid="006e5942"/>
    </style:style>
    <style:style style:name="T117" style:family="text">
      <style:text-properties fo:language="fr" fo:country="FR" officeooo:rsid="006efe2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837144713859145400" text:style-name="Outline">
        <text:list-item>
          <text:h text:style-name="Heading_20_1"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57">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40423973"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2"><text:a xlink:type="simple" xlink:href="http://www.jppf.org/api/index.html?org/jppf/node/protocol/Task.html"><text:span text:style-name="T84">Task</text:span></text:a> is the base <text:span text:style-name="T84">interface</text:span> for any task that is run by JPPF. We will see in the next sections that other forms of tasks, that do not inherit from Task, are still wrapped by the framework in a<text:span text:style-name="T84">n</text:span> <text:span text:style-name="T84">implemntation</text:span> of <text:a xlink:type="simple" xlink:href="http://www.jppf.org/api/index.html?org/jppf/node/protocol/Task.html"><text:span text:style-name="T84">Task</text:span></text:a>.</text:p>
      <text:p text:style-name="Standard"/>
      <text:p text:style-name="Standard">JPPFTask is defined as follows:</text:p>
      <text:p text:style-name="Standard"/>
      <text:p text:style-name="Code_20_block">publi<text:span text:style-name="T84">c </text:span><text:span text:style-name="T12">interface </text:span><text:span text:style-name="T8">Task&lt;T&gt;</text:span><text:span text:style-name="T89"> </text:span><text:span text:style-name="T84">extends</text:span> <text:span text:style-name="T11">Runnable, Serializable</text:span><text:span text:style-name="T10"> </text:span>{</text:p>
      <text:p text:style-name="Code_20_block"><text:s text:c="2"/>...</text:p>
      <text:p text:style-name="Code_20_block">}</text:p>
      <text:p text:style-name="Standard"/>
      <text:p text:style-name="Standard">We have outlined three important keywords that characterize JPPFTask:</text:p>
      <text:p text:style-name="Standard"/>
      <text:list xml:id="list5210290549950615516" text:style-name="List_20_1">
        <text:list-item>
          <text:p text:style-name="P121"><text:span text:style-name="T85">interface</text:span>: Task cannot be used directly, it must be <text:span text:style-name="T85">implemented/</text:span>extended to construct a real task</text:p>
        </text:list-item>
        <text:list-item>
          <text:p text:style-name="P121">Runnable: when writing a JPPF task, the run() method of <text:span text:style-name="Code_20_char">java.lang.Runnable</text:span> must be implemented. This is the part of a task that will be executed on a remote node.</text:p>
        </text:list-item>
        <text:list-item>
          <text:p text:style-name="P121">Serializable: tasks are sent to servers and nodes over a network. JPPF uses the Java serialization mechanism to transform task objects into a form appropriate for networking</text:p>
        </text:list-item>
      </text:list>
      <text:p text:style-name="Standard"/>
      <text:p text:style-name="P46"><text:span text:style-name="T85">The JPPF API provides a convenient abstract implementation of </text:span><text:span text:style-name="Code_20_char"><text:span text:style-name="T85">Task</text:span></text:span><text:span text:style-name="T85">, which implements all the methods of </text:span><text:span text:style-name="Code_20_char"><text:span text:style-name="T85">Task</text:span></text:span><text:span text:style-name="T85"> except </text:span><text:span text:style-name="Code_20_char"><text:span text:style-name="T85">run()</text:span></text:span><text:span text:style-name="T85">: t</text:span>o write a real task in your application, you simply extend <text:a xlink:type="simple" xlink:href="http://www.jppf.org/api/index.html?org/jppf/node/protocol/AbstractTask.html"><text:span text:style-name="T85">Abstract</text:span></text:a><text:a xlink:type="simple" xlink:href="http://lwww.jppf.org/api/index.html?org/jppf/node/protocol/AbstractTask.html">Task</text:a> to implement your own type:</text:p>
      <text:p text:style-name="Standard"/>
      <text:p text:style-name="P100">public class MyTask extends <text:span text:style-name="T85">Abstract</text:span>Task<text:span text:style-name="T85">&lt;Object&gt;</text:span> {</text:p>
      <text:p text:style-name="Code_20_block"><text:s text:c="2"/><text:span text:style-name="T85">@Override</text:span></text:p>
      <text:p text:style-name="Code_20_block"><text:s text:c="2"/>public void run() {</text:p>
      <text:p text:style-name="Code_20_block"><text:s text:c="4"/><text:span text:style-name="T13">//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47"><text:span text:style-name="T89">If you are familiar with the JPPF 3.x APIs, please note that the legacy class </text:span><text:a xlink:type="simple" xlink:href="http://www.jppf.org/api/index.html?org/jppf/server/protocol/JPPFTask.html"><text:span text:style-name="T89">JPPFTask</text:span></text:a><text:span text:style-name="T89"> is now redefined as:</text:span></text:p>
      <text:p text:style-name="P48"/>
      <text:p text:style-name="P101">public class <text:span text:style-name="T89">JPPF</text:span>Task extends <text:span text:style-name="T85">Abstract</text:span>Task<text:span text:style-name="T85">&lt;Object&gt;</text:span> {</text:p>
      <text:p text:style-name="P101">}</text:p>
      <text:list xml:id="list40413283" text:continue-list="list40423973"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40434743" text:continue-list="list5210290549950615516" text:style-name="List_20_1">
        <text:list-item>
          <text:p text:style-name="P121"><text:span text:style-name="Code_20_char">public void setResult(Object result)</text:span> : <text:s/>stores the execution result; the argument must be serializable</text:p>
        </text:list-item>
        <text:list-item>
          <text:p text:style-name="P121"><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85">Abstract</text:span>Task<text:span text:style-name="T85">&lt;String&gt;</text:span> {</text:p>
      <text:p text:style-name="Code_20_block"><text:s text:c="2"/>public void run() {</text:p>
      <text:p text:style-name="Code_20_block"><text:s text:c="4"/><text:span text:style-name="T13">// ... some code here ...</text:span></text:p>
      <text:p text:style-name="Code_20_block"><text:s text:c="4"/><text:span text:style-name="T5">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116">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40439240" text:continue-numbering="true" text:style-name="List_20_1">
        <text:list-item>
          <text:p text:style-name="P121">using custom attributes in the task class and their accessors</text:p>
        </text:list-item>
        <text:list-item>
          <text:p text:style-name="P121">storing and getting data to/from a database</text:p>
        </text:list-item>
        <text:list-item>
          <text:p text:style-name="P121">using a file system</text:p>
        </text:list-item>
        <text:list-item>
          <text:p text:style-name="P121">using third-party applications or libraries</text:p>
        </text:list-item>
        <text:list-item>
          <text:p text:style-name="P121">etc ...</text:p>
        </text:list-item>
      </text:list>
      <text:list xml:id="list40419307" text:continue-list="list40413283"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40438595" text:continue-list="list40439240" text:style-name="List_20_1">
        <text:list-item>
          <text:p text:style-name="P122"><text:span text:style-name="Code_20_char">public void set</text:span><text:span text:style-name="Code_20_char"><text:span text:style-name="T65">Throwable</text:span></text:span><text:span text:style-name="Code_20_char">(</text:span><text:span text:style-name="Code_20_char"><text:span text:style-name="T65">Throwable t</text:span></text:span><text:span text:style-name="Code_20_char">)</text:span> : store a <text:span text:style-name="T66">throwable</text:span> for later retrieval</text:p>
        </text:list-item>
        <text:list-item>
          <text:p text:style-name="P122"><text:span text:style-name="Code_20_char">public </text:span><text:span text:style-name="Code_20_char"><text:span text:style-name="T65">Throwable</text:span></text:span><text:span text:style-name="Code_20_char"> get</text:span><text:span text:style-name="Code_20_char"><text:span text:style-name="T65">Throwable</text:span></text:span><text:span text:style-name="Code_20_char">()</text:span> : retrieve a <text:span text:style-name="T65">th</text:span><text:span text:style-name="T66">r</text:span><text:span text:style-name="T65">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86">Abstract</text:span>Task<text:span text:style-name="T86">&lt;String&gt;</text:span> {</text:p>
      <text:p text:style-name="Code_20_block"><text:s text:c="2"/>public void run() {</text:p>
      <text:p text:style-name="Code_20_block"><text:s text:c="4"/>try {</text:p>
      <text:p text:style-name="Code_20_block"><text:s text:c="6"/><text:span text:style-name="T13">// ... some code here ...</text:span></text:p>
      <text:p text:style-name="Code_20_block"><text:s text:c="4"/><text:span text:style-name="T32">} </text:span>catch(Exception e) {</text:p>
      <text:p text:style-name="Code_20_block"><text:s text:c="6"/>set<text:span text:style-name="T65">Throwable</text:span>(e);</text:p>
      <text:p text:style-name="Code_20_block"><text:s text:c="4"/>}</text:p>
      <text:p text:style-name="Code_20_block"><text:s text:c="2"/>}</text:p>
      <text:p text:style-name="Code_20_block">}</text:p>
      <text:p text:style-name="Standard"/>
      <text:p text:style-name="Standard">Later on, you can retrieve the <text:span text:style-name="T65">throwable</text:span> as follows:</text:p>
      <text:p text:style-name="Standard"/>
      <text:p text:style-name="P84"><text:span text:style-name="T65">Throwable</text:span> <text:span text:style-name="T65">throwable</text:span> = myTask.get<text:span text:style-name="T65">Throwable</text:span>();</text:p>
      <text:p text:style-name="Standard"/>
      <text:p text:style-name="P1">JPPF also automatically handles uncaught <text:span text:style-name="T65">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65">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89">&lt;?&gt;</text:span> task = ...;</text:p>
      <text:p text:style-name="Code_20_block">try <text:s/>{</text:p>
      <text:p text:style-name="Code_20_block"><text:s text:c="2"/>task.run();</text:p>
      <text:p text:style-name="Code_20_block">} catch(Throwable t) {</text:p>
      <text:p text:style-name="P84"><text:s text:c="2"/>task.set<text:span text:style-name="T65">Throwable</text:span>(t);</text:p>
      <text:p text:style-name="Code_20_block">}</text:p>
      <text:p text:style-name="Standard"/>
      <text:p text:style-name="Standard">Then in the application, you can retrieve the throwable as follows:</text:p>
      <text:p text:style-name="Standard"/>
      <text:p text:style-name="Code_20_block">Task<text:span text:style-name="T89">&lt;?&gt;</text:span> task = ...;</text:p>
      <text:p text:style-name="P84">if (task.get<text:span text:style-name="T65">Throwable</text:span>() != null) {</text:p>
      <text:p text:style-name="P84"><text:s text:c="2"/>Throwable <text:span text:style-name="T65">t</text:span> = <text:span text:style-name="T65">task.getThrowable()</text:span>;</text:p>
      <text:p text:style-name="Code_20_block"><text:s text:c="2"/><text:span text:style-name="T65">t.printtStackTrace();</text:span></text:p>
      <text:p text:style-name="Code_20_block">}</text:p>
      <text:p text:style-name="Standard"/>
      <text:list xml:id="list40436075" text:continue-list="list40419307" text:style-name="Outline">
        <text:list-item>
          <text:list>
            <text:list-item>
              <text:list>
                <text:list-item>
                  <text:list>
                    <text:list-item>
                      <text:h text:style-name="P143"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40427038" text:continue-list="list40438595" text:style-name="List_20_1">
        <text:list-item>
          <text:p text:style-name="P125">task cancel<text:span text:style-name="T49">lation</text:span>: <text:span text:style-name="T47">this cannot be invoked directly on a task, but is rather invoked as part of cancelling a whole job. If a task is cancelled before its execution starts, then it will never start.</text:span></text:p>
        </text:list-item>
        <text:list-item>
          <text:p text:style-name="P125">task timeout: <text:span text:style-name="T47">the timeout countdown starts with the task's execution. If a timeout expires before the task starts executing, then </text:span><text:span text:style-name="T48">the task</text:span><text:span text:style-name="T47"> will not time out.</text:span></text:p>
        </text:list-item>
      </text:list>
      <text:p text:style-name="Standard"/>
      <text:p text:style-name="P2">In <text:span text:style-name="T47">all</text:span> case<text:span text:style-name="T47">s</text:span>, if a task has already completed its execution, it cannot be cancel<text:span text:style-name="T48">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87">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88">Abstract</text:span>Task<text:span text:style-name="T88">&lt;Object&gt;</text:span> {</text:p>
      <text:p text:style-name="Code_20_block"><text:s text:c="2"/>public MyTask(String taskId) {</text:p>
      <text:p text:style-name="Code_20_block"><text:s text:c="4"/>this.setId(taskId); <text:span text:style-name="T13">// set the task id</text:span></text:p>
      <text:p text:style-name="Code_20_block"><text:s text:c="2"/>}</text:p>
      <text:p text:style-name="Code_20_block"/>
      <text:p text:style-name="Code_20_block"><text:s text:c="2"/>@Override</text:p>
      <text:p text:style-name="Code_20_block"><text:s text:c="2"/>public void run() {</text:p>
      <text:p text:style-name="Code_20_block"><text:s text:c="4"/><text:span text:style-name="T13">// task processing here ...</text:span></text:p>
      <text:p text:style-name="Code_20_block"><text:s text:c="2"/>}</text:p>
      <text:p text:style-name="Code_20_block"><text:s text:c="2"/></text:p>
      <text:p text:style-name="Code_20_block"><text:s text:c="2"/>@Override</text:p>
      <text:p text:style-name="Code_20_block"><text:s text:c="2"/>public void onCancel() <text:s/>{</text:p>
      <text:p text:style-name="Code_20_block"><text:s text:c="4"/><text:span text:style-name="T13">// process task cancel event ...</text:span></text:p>
      <text:p text:style-name="Code_20_block"><text:s text:c="2"/>}</text:p>
      <text:p text:style-name="Code_20_block"/>
      <text:p text:style-name="Code_20_block"><text:s text:c="2"/>@Override</text:p>
      <text:p text:style-name="Code_20_block"><text:s text:c="2"/>public void onTimeout() {</text:p>
      <text:p text:style-name="Code_20_block"><text:s text:c="4"/><text:span text:style-name="T13">// process task timeout event ...</text:span></text:p>
      <text:p text:style-name="Code_20_block"><text:s text:c="2"/>}</text:p>
      <text:p text:style-name="Code_20_block">}</text:p>
      <text:p text:style-name="Standard"/>
      <text:p text:style-name="Standard">A task timeout can be set by using a <text:a xlink:type="simple" xlink:href="http://www.jppf.org/api/index.html?org/jppf/scheduling/JPPFSchedule.html">JPPFSchedule</text:a> object, which is an immutable object that proposes two constructors:</text:p>
      <text:p text:style-name="Standard"/>
      <text:p text:style-name="P58">// schedule after a specified duration in milliseconds</text:p>
      <text:p text:style-name="Code_20_block">public JPPFSchedule(final long duration)</text:p>
      <text:p text:style-name="P58">//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89">extends Runnable, Serializable </text:span>{</text:p>
      <text:p text:style-name="Code_20_block"><text:s text:c="2"/><text:span text:style-name="T13">// get the timeout schedule</text:span></text:p>
      <text:p text:style-name="Code_20_block"><text:s text:c="2"/>public JPPFSchedule getTimeoutSchedule();</text:p>
      <text:p text:style-name="Code_20_block"><text:s text:c="2"/><text:span text:style-name="T13">// set a new timeout schedule</text:span></text:p>
      <text:p text:style-name="Code_20_block"><text:s text:c="2"/>public void setTimeoutSchedule(final JPPFSchedule timeoutSchedule);</text:p>
      <text:p text:style-name="Code_20_block">}</text:p>
      <text:p text:style-name="Standard"/>
      <text:p text:style-name="Standard"/>
      <text:p text:style-name="P114">For example:</text:p>
      <text:p text:style-name="Standard"/>
      <text:p text:style-name="P58">// set the task to expire after 5 seconds</text:p>
      <text:p text:style-name="Code_20_block">myTask.setTimeout(new JPPFSchedule(5000L));</text:p>
      <text:p text:style-name="P58">// set the task to expire on 9/30/2012 at 12:08 pm</text:p>
      <text:p text:style-name="Code_20_block">myTask.setTimeoutSchedule(new JPPFSchedule("09/30/2012 12:08 PM", "MM/dd/yyyy hh:mm a"));</text:p>
      <text:list xml:id="list40432517" text:continue-list="list40436075"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7"><text:span text:style-name="T67">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41"> </text:span></text:span><text:a xlink:type="simple" xlink:href="http://www.jppf.org/api/org/jppf/node/protocol/Task.html#getThrowable()"><text:span text:style-name="Code_20_char"><text:span text:style-name="T89">Task.getThrowable()</text:span></text:span></text:a><text:span text:style-name="Code_20_char"><text:span text:style-name="T41">.</text:span></text:span></text:p>
      <text:list xml:id="list40416769" text:continue-numbering="true" text:style-name="Outline">
        <text:list-item>
          <text:list>
            <text:list-item>
              <text:list>
                <text:list-item>
                  <text:h text:style-name="Heading_20_3"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102">public <text:span text:style-name="T90">interface</text:span> Task&lt;<text:span text:style-name="T90">T</text:span>&gt; <text:span text:style-name="T89">extends Runnable, Serializable </text:span>{</text:p>
      <text:p text:style-name="Code_20_block"><text:s text:c="2"/><text:span text:style-name="T13">// is the task executing in a node or in the client?</text:span></text:p>
      <text:p text:style-name="Code_20_block"><text:s text:c="2"/>public boolean isInNode()</text:p>
      <text:p text:style-name="Code_20_block"><text:s text:c="4"/><text:span text:style-name="T13">//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90">Abstract</text:span>Task<text:span text:style-name="T90">&lt;String&gt;</text:span> {</text:p>
      <text:p text:style-name="Code_20_block"><text:s text:c="2"/>@Override</text:p>
      <text:p text:style-name="Code_20_block"><text:s text:c="2"/>public void run() {</text:p>
      <text:p text:style-name="Code_20_block"><text:s text:c="4"/>String callableResult;</text:p>
      <text:p text:style-name="Code_20_block"><text:s text:c="4"/><text:span text:style-name="T13">// if this task is executing in a JPPF node</text:span></text:p>
      <text:p text:style-name="Code_20_block"><text:s text:c="4"/>if (isInNode()) callableResult = compute(new MyNodeCallable());</text:p>
      <text:p text:style-name="Code_20_block"><text:s text:c="4"/><text:span text:style-name="T13">// otherwise if it is executing locally in the JPPF client</text:span></text:p>
      <text:p text:style-name="Code_20_block"><text:s text:c="4"/>else callableResult = compute(new MyClientallable());</text:p>
      <text:p text:style-name="Code_20_block"><text:s text:c="4"/><text:span text:style-name="T13">// set the callable result as this task's result</text:span></text:p>
      <text:p text:style-name="Code_20_block"><text:s text:c="4"/>setResult(callableResult);</text:p>
      <text:p text:style-name="Code_20_block"><text:s text:c="2"/>}</text:p>
      <text:p text:style-name="Code_20_block"/>
      <text:p text:style-name="Code_20_block"><text:s text:c="2"/>public static class MyNodeCallable implements JPPFCallable&lt;String&gt; {</text:p>
      <text:p text:style-name="Code_20_block"><text:s text:c="4"/>@Override</text:p>
      <text:p text:style-name="Code_20_block"><text:s text:c="4"/>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MyClientCallable implements JPPFCallable&lt;String&gt; {</text:p>
      <text:p text:style-name="Code_20_block"><text:s text:c="4"/>@Override</text:p>
      <text:p text:style-name="Code_20_block"><text:s text:c="4"/>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40441576" text:continue-numbering="true" text:style-name="Outline">
        <text:list-item>
          <text:list>
            <text:list-item>
              <text:list>
                <text:list-item>
                  <text:h text:style-name="P141" text:outline-level="3">Sending notifications from a task</text:h>
                </text:list-item>
              </text:list>
            </text:list-item>
          </text:list>
        </text:list-item>
      </text:list>
      <text:p text:style-name="P14"><text:a xlink:type="simple" xlink:href="http://www.jppf.org/api/index.html?org/jppf/node/protocol/Task.html"><text:span text:style-name="T84">Task</text:span></text:a><text:span text:style-name="T109"> provides an API which allows tasks to send notifications during their execution:</text:span></text:p>
      <text:p text:style-name="P52"/>
      <text:p text:style-name="P110">public interface Task&lt;T&gt; extends Runnable, Serializable {</text:p>
      <text:p text:style-name="Code_20_block"><text:span text:style-name="T109"><text:s text:c="2"/></text:span><text:span text:style-name="T28">// Causes the task to send a notification to all listeners</text:span></text:p>
      <text:p text:style-name="P110"><text:s text:c="2"/>void fireNotification(Object userObject, boolean sendViaJmx);</text:p>
      <text:p text:style-name="P110">}</text:p>
      <text:p text:style-name="P54"/>
      <text:p text:style-name="P15"><text:span text:style-name="T110">The first parameter </text:span><text:span text:style-name="T3">userObject</text:span><text:span text:style-name="T110"> can be any object provided by the user code. The second parameter </text:span><text:span text:style-name="T3">sendViaJmx</text:span><text:span text:style-name="T110"> specifies whether this notification should also be sent via the node's JPPFNodeTaskMonitorMBean, instead of only to locally registered listeners. If it is </text:span><text:span text:style-name="Code_20_char"><text:span text:style-name="T110">true</text:span></text:span><text:span text:style-name="T110">, it is recommended that </text:span><text:span text:style-name="T3">userObject</text:span><text:span text:style-name="T110"> be </text:span><text:span text:style-name="Code_20_char"><text:span text:style-name="T110">Serializable</text:span></text:span><text:span text:style-name="T110">. We will see in further chapters of this documentation how to register local and JMX-based listeners. Let's see here how these listeners can hand</text:span><text:span text:style-name="T113">l</text:span><text:span text:style-name="T110">e the notifications.</text:span></text:p>
      <text:p text:style-name="P54"/>
      <text:p text:style-name="P54">Here is an example of JMX listener registered with one or more JPPFNodeTaskMonitorMBean instances:</text:p>
      <text:p text:style-name="P54"/>
      <text:p text:style-name="P111">public class MyTaskJmxListener implements NotificationListener {</text:p>
      <text:p text:style-name="P111"><text:s text:c="2"/>@Override</text:p>
      <text:p text:style-name="P112"><text:s text:c="2"/>public synchronized void handleNotification(</text:p>
      <text:p text:style-name="P112"><text:s text:c="4"/>Notification notification, Object handback) {</text:p>
      <text:p text:style-name="Code_20_block"><text:span text:style-name="T110"><text:s text:c="4"/></text:span><text:span text:style-name="T29">// cast to the JPPF notification type</text:span></text:p>
      <text:p text:style-name="P111"><text:s text:c="4"/>TaskExecutionNotification notif = (TaskExecutionNotification) notification;</text:p>
      <text:p text:style-name="P109"><text:span text:style-name="T110"><text:s text:c="4"/></text:span><text:span text:style-name="T29">// get and print the user object</text:span></text:p>
      <text:p text:style-name="P112"><text:s text:c="4"/>Object userObject = notif.getUserData();</text:p>
      <text:p text:style-name="P111"><text:s text:c="4"/>System.out.println("received notification with user object = " + userObject);</text:p>
      <text:p text:style-name="P109"><text:span text:style-name="T110"><text:s text:c="4"/></text:span><text:span text:style-name="T29">// notifications generated by JPPF node always have a <text:s/>TaskExecutionInfo</text:span></text:p>
      <text:p text:style-name="P112"><text:s text:c="4"/>TaskExecutionInfo info = notif.getTaskInformation();</text:p>
      <text:p text:style-name="P111"><text:s text:c="4"/>System.out.println("this notification was sent by "</text:p>
      <text:p text:style-name="P111"><text:s text:c="6"/>+ (info == null ? "the user" : "the JPPF node"));</text:p>
      <text:p text:style-name="P111"><text:s text:c="2"/>}</text:p>
      <text:p text:style-name="P111">}</text:p>
      <text:p text:style-name="P53"/>
      <text:p text:style-name="P51"><text:span text:style-name="T111">A local </text:span><text:a xlink:type="simple" xlink:href="http://www.jppf.org/api/index.html?org/jppf/node/event/TaskExecutionListener.html"><text:span text:style-name="T111">TaskExecutionListener</text:span></text:a><text:span text:style-name="T111"> would be like this:</text:span></text:p>
      <text:p text:style-name="P55"/>
      <text:p text:style-name="P113">public class MyTaskLocalListener extends TaskExecutionListener {</text:p>
      <text:p text:style-name="P113"><text:s text:c="2"/>@Override</text:p>
      <text:p text:style-name="Code_20_block"><text:span text:style-name="T111"><text:s text:c="2"/></text:span><text:span text:style-name="T30">// task completion event sent by the node</text:span></text:p>
      <text:p text:style-name="P113"><text:s text:c="2"/>void taskExecuted(TaskExecutionEvent event) {</text:p>
      <text:p text:style-name="P113"><text:s text:c="4"/>TaskExecutionInfo info = event.getTaskInformation();</text:p>
      <text:p text:style-name="P113"><text:s text:c="4"/>System.out.println("received notification with task info = " + info);</text:p>
      <text:p text:style-name="P113"><text:s text:c="2"/>}</text:p>
      <text:p text:style-name="P113"/>
      <text:p text:style-name="P113"><text:s text:c="2"/>@Override</text:p>
      <text:p text:style-name="Code_20_block"><text:span text:style-name="T111"><text:s text:c="2"/></text:span><text:span text:style-name="T30">// task notification event sent by user code</text:span></text:p>
      <text:p text:style-name="P113"><text:s text:c="2"/>void taskNotification(TaskExecutionEvent event) {</text:p>
      <text:p text:style-name="P113"><text:s text:c="4"/>Object userObject = event.getUserObject();</text:p>
      <text:p text:style-name="P113"><text:s text:c="4"/>System.out.println("received notification with user object = " + userObject);</text:p>
      <text:p text:style-name="P113"><text:s text:c="2"/>}</text:p>
      <text:p text:style-name="P113">}</text:p>
      <text:p text:style-name="P55"/>
      <text:p text:style-name="P55">Consider the following task:</text:p>
      <text:p text:style-name="P55"/>
      <text:p text:style-name="P113">public class MyTask extends AbstractTask&lt;String&gt; {</text:p>
      <text:p text:style-name="P113"><text:s text:c="2"/>@Override</text:p>
      <text:p text:style-name="P113"><text:s text:c="2"/>public void run() {</text:p>
      <text:p text:style-name="P113"><text:s text:c="4"/>fireNotification("notification 1", false);</text:p>
      <text:p text:style-name="P113"><text:s text:c="4"/>fireNotification("notification 2", true);</text:p>
      <text:p text:style-name="P113"><text:s text:c="2"/>}</text:p>
      <text:p text:style-name="P113">}</text:p>
      <text:p text:style-name="P55"/>
      <text:p text:style-name="P16"><text:span text:style-name="T111">During the execution of this task, </text:span><text:span text:style-name="T112">a</text:span><text:span text:style-name="T111"> </text:span><text:span text:style-name="Code_20_char"><text:span text:style-name="T111">MyTaskJmxListener</text:span></text:span><text:span text:style-name="T111"> </text:span><text:span text:style-name="T112">instance </text:span><text:span text:style-name="T111">would only receive “notification 2”, whereas </text:span><text:span text:style-name="T112">a </text:span><text:span text:style-name="Code_20_char"><text:span text:style-name="T111">MyTaskLocalListener</text:span></text:span><text:span text:style-name="T111"> </text:span><text:span text:style-name="T112">instance </text:span><text:span text:style-name="T111">would receive both “notification 1” and “notification 2”.</text:span></text:p>
      <text:p text:style-name="P56"/>
      <text:list xml:id="list40413651" text:continue-numbering="true" text:style-name="Outline">
        <text:list-item>
          <text:list>
            <text:list-item>
              <text:list>
                <text:list-item>
                  <text:h text:style-name="P140"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index.html?org/jppf/server/protocol/JPPFRunnable.html">@JPPFRunnable</text:a>.</text:p>
      <text:p text:style-name="Standard">Here is an example:</text:p>
      <text:p text:style-name="Standard"/>
      <text:p text:style-name="Code_20_block">public class MyClass implements Serializable {</text:p>
      <text:p text:style-name="Code_20_block"><text:s text:c="2"/><text:span text:style-name="T10">@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91">&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40436782" text:continue-list="list40427038" text:style-name="List_20_1">
        <text:list-item>
          <text:p text:style-name="P121">if the annotated element is an <text:span text:style-name="T1">instance</text:span> (non-static) method, the annotated class must be serializable</text:p>
        </text:list-item>
        <text:list-item>
          <text:p text:style-name="P121">if the class is already an instance of <text:span text:style-name="Code_20_char">Task</text:span>, the annotation will be ignored</text:p>
        </text:list-item>
        <text:list-item>
          <text:p text:style-name="P121">if an annotated method has a return type (i.e. non void), the return value will be set as the task result</text:p>
        </text:list-item>
        <text:list-item>
          <text:p text:style-name="P121">it is possible to annotate a public method or constructor</text:p>
        </text:list-item>
        <text:list-item>
          <text:p text:style-name="P121">an annotated method can be static or non-static</text:p>
        </text:list-item>
        <text:list-item>
          <text:p text:style-name="P121">if the annotated element is a constructor or a static method, the first argument of <text:span text:style-name="Code_20_char">JPPFJob.add()</text:span> must be a Class object representing the class that declares it.</text:p>
        </text:list-item>
        <text:list-item>
          <text:p text:style-name="P121">an annotated method or constructor can have any signature, with no limit on the number of arguments</text:p>
        </text:list-item>
        <text:list-item>
          <text:p text:style-name="P121">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Standard">Here is an example using an annotated constructor:</text:p>
      <text:p text:style-name="Standard"/>
      <text:p text:style-name="Code_20_block">public class MyClass implements Serializable <text:s/>{</text:p>
      <text:p text:style-name="Code_20_block"><text:s text:c="2"/><text:span text:style-name="T10">@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91">&lt;?&gt;</text:span> task = job.add(<text:span text:style-name="T5">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10">@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91">&lt;?&gt;</text:span> task = job.add(<text:span text:style-name="T5">MyClass.class</text:span>, 3, "string arg");</text:p>
      <text:p text:style-name="P1"/>
      <text:p text:style-name="P1"><text:soft-page-break/>Note how, in the last 2 examples, we use <text:span text:style-name="Code_20_char">MyClass.class</text:span> as the first argument in <text:span text:style-name="Code_20_char">JPPFJob.add()</text:span>.</text:p>
      <text:list xml:id="list40427516" text:continue-list="list40413651"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91">&lt;?&gt;</text:span> task = job.add(new MyRunnableClass());</text:p>
      <text:p text:style-name="Standard"/>
      <text:p text:style-name="Standard">The following rules apply to Runnable tasks:</text:p>
      <text:p text:style-name="Standard"/>
      <text:list xml:id="list40427375" text:continue-list="list40436782" text:style-name="List_20_1">
        <text:list-item>
          <text:p text:style-name="P121">the class must be serializable</text:p>
        </text:list-item>
        <text:list-item>
          <text:p text:style-name="P128">if the class is already an instance of <text:span text:style-name="Code_20_char">Task</text:span>, or annotated with <text:span text:style-name="Code_20_char">@JPPFRunnable</text:span>, it will be processed as such</text:p>
        </text:list-item>
        <text:list-item>
          <text:p text:style-name="P123">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40431172" text:continue-list="list40427516"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91">&lt;?&gt;</text:span> task = job.add(new MyCallableClass());</text:p>
      <text:p text:style-name="Standard"/>
      <text:p text:style-name="P1">The following rules apply to Callable tasks:</text:p>
      <text:p text:style-name="Standard"/>
      <text:list xml:id="list40438055" text:continue-list="list40427375" text:style-name="List_20_1">
        <text:list-item>
          <text:p text:style-name="P121">the Callable class must be serializable</text:p>
        </text:list-item>
        <text:list-item>
          <text:p text:style-name="P121">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121">the return value of the <text:span text:style-name="Code_20_char">call()</text:span> method will be set as the task result</text:p>
        </text:list-item>
        <text:list-item>
          <text:p text:style-name="P123">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40424838" text:continue-list="list40431172"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5</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oft-page-brea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58">// add a task using the constructor as entry point</text:p>
      <text:p text:style-name="Code_20_block">Task<text:span text:style-name="T92">&lt;?&gt;</text:span> task1 = job.add("MyClass", <text:span text:style-name="T5">MyClass.class</text:span>, 3, "string arg");</text:p>
      <text:p text:style-name="Code_20_block"/>
      <text:p text:style-name="P58">// add a task using an instance method as entry point</text:p>
      <text:p text:style-name="P103">Task<text:span text:style-name="T92">&lt;?&gt;</text:span> task2 = job.add("myMethod", <text:span text:style-name="T5">new MyClass()</text:span>, 3, "string arg");</text:p>
      <text:p text:style-name="Code_20_block"/>
      <text:p text:style-name="P58">// add a task using a static method as entry point</text:p>
      <text:p text:style-name="P103">Task<text:span text:style-name="T92">&lt;?&gt;</text:span> task3 = job.add("myStaticMethod", <text:span text:style-name="T5">MyClass.class</text:span>, 3, "string arg");</text:p>
      <text:p text:style-name="P1"/>
      <text:p text:style-name="P1">POJO tasks present the following properties and constraints:</text:p>
      <text:p text:style-name="Standard"/>
      <text:list xml:id="list40435651" text:continue-list="list40438055" text:style-name="List_20_1">
        <text:list-item>
          <text:p text:style-name="P121">if the entry point is an <text:span text:style-name="T1">instance</text:span> (non-static) method, the class must be serializable</text:p>
        </text:list-item>
        <text:list-item>
          <text:p text:style-name="P121">if a method has a return type (i.e. non void), the return value will be set as the task result</text:p>
        </text:list-item>
        <text:list-item>
          <text:p text:style-name="P121">it is possible to use a public method or constructor as entry point</text:p>
        </text:list-item>
        <text:list-item>
          <text:p text:style-name="P121">a method entry point can be static or non-static</text:p>
        </text:list-item>
        <text:list-item>
          <text:p text:style-name="P121">A POJO task is added to a job by calling a <text:span text:style-name="Code_20_char">JPPFJob.add()</text:span> method whose first argument is the method or constructor name.</text:p>
        </text:list-item>
        <text:list-item>
          <text:p text:style-name="P121">if the entry point is a constructor or a static method, the second argument of <text:span text:style-name="Code_20_char">JPPFJob.add()</text:span> be a Class object representing the class that declares it.</text:p>
        </text:list-item>
        <text:list-item>
          <text:p text:style-name="P121">an annotated method or constructor can have any signature, with no limit on the number of arguments</text:p>
        </text:list-item>
        <text:list-item>
          <text:p text:style-name="P126">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40427434" text:continue-list="list40424838"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index.html?org/jppf/server/protocol/CommandLineTask.html"><text:span text:style-name="Code_20_char">CommandLineTask</text:span></text:a>. Like <text:a xlink:type="simple" xlink:href="http://www.jppf.org/api/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19">Setup the external process name, path, arguments and environment:</text:p>
      <text:p text:style-name="P1"/>
      <text:p text:style-name="P58">//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58">// set of environment variables</text:p>
      <text:p text:style-name="Code_20_block">Map&lt;String,String&gt; getEnv()</text:p>
      <text:p text:style-name="Code_20_block">void setEnv(Map&lt;String, String&gt; env)</text:p>
      <text:p text:style-name="Code_20_block"/>
      <text:p text:style-name="P58">// directory in which the command is executed</text:p>
      <text:p text:style-name="Code_20_block">String getStartDir()</text:p>
      <text:p text:style-name="Code_20_block">void setStartDir(String startDir)</text:p>
      <text:p text:style-name="Standard"/>
      <text:p text:style-name="P1"/>
      <text:p text:style-name="P116">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19">Launch the process:</text:p>
      <text:p text:style-name="P1"/>
      <text:p text:style-name="P1">The process is launched by calling the following method from the <text:span text:style-name="Code_20_char">run()</text:span> method of the task:</text:p>
      <text:p text:style-name="P1"/>
      <text:p text:style-name="P58">//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58">// get the process exit code</text:p>
      <text:p text:style-name="Code_20_block">int getExitCode()</text:p>
      <text:p text:style-name="P1"/>
      <text:p text:style-name="P19">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58"><text:s text:c="2"/></text:p>
      <text:p text:style-name="P58">// corresponds to what is sent to System.out / stdout</text:p>
      <text:p text:style-name="Code_20_block">String getErrorOutput()</text:p>
      <text:p text:style-name="P58"><text:s text:c="2"/></text:p>
      <text:p text:style-name="P58">// corresponds to what is sent to System.err / stderr</text:p>
      <text:p text:style-name="Code_20_block">String getStandardOutput()</text:p>
      <text:p text:style-name="P1"/>
      <text:p text:style-name="P1">Here is a sample command line task that lists the content of a directory in the node's file system:</text:p>
      <text:p text:style-name="P1"/>
      <text:p text:style-name="Code_20_block">import org.jppf.server.protocol.*;</text:p>
      <text:p text:style-name="Code_20_block"/>
      <text:p text:style-name="P58">// This task lists the files in a directory of the node's host</text:p>
      <text:p text:style-name="Code_20_block">public class ListDirectoryTask extends CommandLineTask {</text:p>
      <text:p text:style-name="Code_20_block"><text:s text:c="2"/><text:span text:style-name="T13">// Execute the script</text:span></text:p>
      <text:p text:style-name="Code_20_block"><text:s text:c="2"/>public void run() {</text:p>
      <text:p text:style-name="Code_20_block"><text:s text:c="4"/>try {</text:p>
      <text:p text:style-name="Code_20_block"><text:s text:c="6"/><text:span text:style-name="T13">// get the name of the node's operating system</text:span></text:p>
      <text:p text:style-name="Code_20_block"><text:s text:c="6"/>String os = System.getProperty("os.name").toLowerCase();</text:p>
      <text:p text:style-name="Code_20_block"><text:s text:c="6"/><text:span text:style-name="T13">//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13">// enable the capture of the console output</text:span></text:p>
      <text:p text:style-name="Code_20_block"><text:s text:c="6"/>setCaptureOutput(true);</text:p>
      <text:p text:style-name="Code_20_block"><text:s text:c="6"/><text:span text:style-name="T13">// execute the script/command</text:span></text:p>
      <text:p text:style-name="Code_20_block"><text:s text:c="6"/>launchProcess();</text:p>
      <text:p text:style-name="Code_20_block"><text:s text:c="6"/><text:span text:style-name="T13">//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list xml:id="list40418831" text:continue-numbering="true" text:style-name="Outline">
        <text:list-item>
          <text:list>
            <text:list-item>
              <text:list>
                <text:list-item>
                  <text:h text:style-name="P140"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index.html?org/jppf/server/protocol/Location.html"><text:span text:style-name="Code_20_char">Location</text:span></text:a>, which provides the following methods:</text:p>
      <text:p text:style-name="P1"/>
      <text:p text:style-name="Code_20_block">public interface Location&lt;T&gt; {</text:p>
      <text:p text:style-name="Code_20_block"><text:s text:c="2"/><text:span text:style-name="T13">// Copy the content at this location to another location</text:span></text:p>
      <text:p text:style-name="Code_20_block"><text:s text:c="2"/>void copyTo(Location location);</text:p>
      <text:p text:style-name="Code_20_block"><text:s text:c="2"/><text:span text:style-name="T13">// Obtain an input stream to read from this location</text:span></text:p>
      <text:p text:style-name="Code_20_block"><text:s text:c="2"/>InputStream getInputStream();</text:p>
      <text:p text:style-name="Code_20_block"><text:s text:c="2"/><text:span text:style-name="T13">// Obtain an output stream to write to this location</text:span></text:p>
      <text:p text:style-name="Code_20_block"><text:s text:c="2"/>OutputStream getOutputStream():</text:p>
      <text:p text:style-name="Code_20_block"><text:s text:c="2"/><text:span text:style-name="T13">// Get this location's path</text:span></text:p>
      <text:p text:style-name="Code_20_block"><text:s text:c="2"/>T getPath();</text:p>
      <text:p text:style-name="Code_20_block"><text:s text:c="2"/><text:span text:style-name="T13">// Get the size of the data this location points to</text:span></text:p>
      <text:p text:style-name="Code_20_block"><text:s text:c="2"/>long size();</text:p>
      <text:p text:style-name="Code_20_block"><text:s text:c="2"/><text:span text:style-name="T13">//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40442573" text:continue-list="list40435651" text:style-name="List_20_1">
        <text:list-item>
          <text:p text:style-name="P124"><text:a xlink:type="simple" xlink:href="http://www.jppf.org/api/index.html?org/jppf/server/protocol/FileLocation.html"><text:span text:style-name="Code_20_char">FileLocation</text:span></text:a> represents a path in the file system</text:p>
        </text:list-item>
        <text:list-item>
          <text:p text:style-name="P124"><text:a xlink:type="simple" xlink:href="http://www.jppf.org/api/index.html?org/jppf/server/protocol/URLLocation.html"><text:span text:style-name="Code_20_char">URLLocation</text:span></text:a> can be used to get data to and from a URL, including HTTP and FTP URLs</text:p>
        </text:list-item>
        <text:list-item>
          <text:p text:style-name="P124"><text:a xlink:type="simple" xlink:href="http://www.jppf.org/api/index.html?org/jppf/server/protocol/MemoryLocation.html"><text:span text:style-name="Code_20_char">MemoryLocation</text:span></text:a> represents a block of data in memory that can be copied from or sent to another location</text:p>
        </text:list-item>
      </text:list>
      <text:p text:style-name="P1"/>
      <text:p text:style-name="P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import org.jppf.server.protocol.*;</text:p>
      <text:p text:style-name="Code_20_block"><text:s text:c="2"/></text:p>
      <text:p text:style-name="P58">// This task lists the files in a directory of the node's host</text:p>
      <text:p text:style-name="Code_20_block">public class ListDirectoryTask extends CommandLineTask {</text:p>
      <text:p text:style-name="Code_20_block"><text:s text:c="2"/><text:span text:style-name="T13">//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13">//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13">// equivalent to shell command "dir C:\Windows &gt; output.txt"</text:span></text:p>
      <text:p text:style-name="Code_20_block"><text:s text:c="8"/>setCommandList("cmd", "/C", "dir", "C:\\Windows", "&gt;", "output.txt");</text:p>
      <text:p text:style-name="Code_20_block"><text:s text:c="6"/><text:span text:style-name="T13">// disable the capture of the console output</text:span></text:p>
      <text:p text:style-name="Code_20_block"><text:s text:c="6"/>setCaptureOutput(false);</text:p>
      <text:p text:style-name="Code_20_block"><text:s text:c="6"/><text:span text:style-name="T13">// execute the script or command</text:span></text:p>
      <text:p text:style-name="Code_20_block"><text:s text:c="6"/>launchProcess();</text:p>
      <text:p text:style-name="Code_20_block"><text:s text:c="6"/><text:span text:style-name="T13">//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13">//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40437312" text:continue-list="list40418831" text:style-name="Outline">
        <text:list-item>
          <text:list>
            <text:list-item>
              <text:h text:style-name="P133" text:outline-level="2">Dealing with jobs</text:h>
            </text:list-item>
          </text:list>
        </text:list-item>
      </text:list>
      <text:p text:style-name="Standard">A job is a grouping of tasks with a common set of characteristics and a common SLA. These characteristics include:</text:p>
      <text:p text:style-name="Standard"/>
      <text:list xml:id="list40419987" text:continue-list="list40442573" text:style-name="List_20_1">
        <text:list-item>
          <text:p text:style-name="P121">common data shared between tasks (data provider)</text:p>
        </text:list-item>
        <text:list-item>
          <text:p text:style-name="P121">A common Service Level Agreement (SLA) comprising:</text:p>
        </text:list-item>
      </text:list>
      <text:list xml:id="list1832462722251778448" text:style-name="List_20_2">
        <text:list-item>
          <text:list>
            <text:list-item>
              <text:list>
                <text:list-item>
                  <text:p text:style-name="P129">the job priority</text:p>
                </text:list-item>
                <text:list-item>
                  <text:p text:style-name="P129">the maximum number of nodes a job can be executed on</text:p>
                </text:list-item>
                <text:list-item>
                  <text:p text:style-name="P129">an optional execution policy describing which nodes the job can run on</text:p>
                </text:list-item>
                <text:list-item>
                  <text:p text:style-name="P129">a suspended indicator, that enables submitting a job in suspended state, waiting for an external command to resume or start its execution</text:p>
                </text:list-item>
                <text:list-item>
                  <text:p text:style-name="P129">an execution start date and time</text:p>
                </text:list-item>
                <text:list-item>
                  <text:p text:style-name="P129">an expiration (timeout) date and time</text:p>
                </text:list-item>
                <text:list-item>
                  <text:p text:style-name="P129">an indicator specifying what the server should do when the application is disconnected</text:p>
                </text:list-item>
              </text:list>
            </text:list-item>
          </text:list>
        </text:list-item>
      </text:list>
      <text:list xml:id="list40421012" text:continue-list="list40419987" text:style-name="List_20_1">
        <text:list-item>
          <text:p text:style-name="P124">a blocking/non-blocking indicator, specifying whether the job execution is synchronous or asynchronous from the application's point of view</text:p>
        </text:list-item>
        <text:list-item>
          <text:p text:style-name="P124">a listener to receive notifications of completed tasks when running in non-blocking mode</text:p>
        </text:list-item>
        <text:list-item>
          <text:p text:style-name="P124">the ability to receive notifications when the job execution starts and completes</text:p>
        </text:list-item>
        <text:list-item>
          <text:p text:style-name="P124">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40415454" text:continue-list="list40437312" text:style-name="Outline">
        <text:list-item>
          <text:list>
            <text:list-item>
              <text:list>
                <text:list-item>
                  <text:h text:style-name="Heading_20_3" text:outline-level="3">Job name and identifier</text:h>
                </text:list-item>
              </text:list>
            </text:list-item>
          </text:list>
        </text:list-item>
      </text:list>
      <text:p text:style-name="P1">Each job has a unique identifier (UUID), that allows JPPF to manage and monitor the job while distinguishing it from other jobs. If this identifier is not explicitly specified via a dedicated constructor, JPPF will create one as a string of 32 hexadecimal characters. It is very important that all jobs across an entire JPPF grid have a unique distinct uuid, otherwise there is no guarantee that a job will be executed properly.</text:p>
      <text:p text:style-name="P1"/>
      <text:p text:style-name="P1">Additionally, a job can have a name which doesn't need to be unique, and which is used by the JPPF administration console for display purposes only. You may also use it in your application for logging and tracing. If not set by the user, the name will be by default equal to the uuid.</text:p>
      <text:p text:style-name="P1"/>
      <text:p text:style-name="P1">The class <text:span text:style-name="Code_20_char">JPPFJob</text:span> provides the following APIs for the job name and uuid:</text:p>
      <text:p text:style-name="P1"/>
      <text:p text:style-name="P104">public class JPPFJob</text:p>
      <text:p text:style-name="P104"><text:s text:c="2"/>implements Serializable, JPPFDistributedJob, <text:span text:style-name="T103">Iterable&lt;Task&lt;?&gt;</text:span><text:span text:style-name="T106">&gt;</text:span> {</text:p>
      <text:p text:style-name="Code_20_block"><text:s text:c="2"/><text:span text:style-name="T13">// create a blocking job with the specified uuid</text:span></text:p>
      <text:p text:style-name="Code_20_block"><text:s text:c="2"/>public JPPFJob(final String jobUuid)</text:p>
      <text:p text:style-name="Code_20_block"/>
      <text:p text:style-name="Code_20_block"><text:s text:c="2"/><text:span text:style-name="T13">// get this job's UUID</text:span></text:p>
      <text:p text:style-name="Code_20_block"><text:s text:c="2"/>public String getUuid()</text:p>
      <text:p text:style-name="Code_20_block"/>
      <text:p text:style-name="Code_20_block"><text:s text:c="2"/><text:span text:style-name="T13">// get the user-defined display name for this job</text:span></text:p>
      <text:p text:style-name="Code_20_block"><text:s text:c="2"/>public String getName()</text:p>
      <text:p text:style-name="Code_20_block"/>
      <text:p text:style-name="Code_20_block"><text:s text:c="2"/><text:span text:style-name="T13">// set the user-defined display name for this job</text:span></text:p>
      <text:p text:style-name="Code_20_block"><text:s text:c="2"/>public void setName(final String name)</text:p>
      <text:p text:style-name="Code_20_block">}</text:p>
      <text:p text:style-name="Standard"/>
      <text:list xml:id="list40430477" text:continue-numbering="true" text:style-name="Outline">
        <text:list-item>
          <text:list>
            <text:list-item>
              <text:list>
                <text:list-item>
                  <text:h text:style-name="P140"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19">Constructors for blocking jobs</text:p>
      <text:p text:style-name="P1"/>
      <text:p text:style-name="P58">// creates a blocking job with no data provider and default SLA values</text:p>
      <text:p text:style-name="Code_20_block">public JPPFJob()</text:p>
      <text:p text:style-name="P58">// creates a blocking job with the specified data provider and default SLA values</text:p>
      <text:p text:style-name="Code_20_block">public JPPFJob(DataProvider dataProvider)</text:p>
      <text:p text:style-name="P58">// creates a blocking job with the specified data provider and SLA</text:p>
      <text:p text:style-name="Code_20_block">public JPPFJob(DataProvider dataProvider, JobSLA jobSLA)</text:p>
      <text:p text:style-name="P1"/>
      <text:p text:style-name="P19">Constructors for non-blocking jobs</text:p>
      <text:p text:style-name="P1"/>
      <text:p text:style-name="P58">// creates a blocking job with the specified execution results listener,</text:p>
      <text:p text:style-name="P58">// no data provider and default SLA values</text:p>
      <text:p text:style-name="Code_20_block">public JPPFJob(TaskResultListener resultsListener)</text:p>
      <text:p text:style-name="P58">// creates a blocking job with the specified execution results listener,</text:p>
      <text:p text:style-name="P58">// data provider and default SLA values</text:p>
      <text:p text:style-name="Code_20_block">public JPPFJob(DataProvider dataProvider, TaskResultListener resultsListener)</text:p>
      <text:p text:style-name="P58">// creates a blocking job with the specified execution results listener,</text:p>
      <text:p text:style-name="P58">// data provider and SLA</text:p>
      <text:p text:style-name="Code_20_block">public JPPFJob(DataProvider dataProvider, JPPFJobSLA jobSLA,</text:p>
      <text:p text:style-name="Code_20_block"><text:s text:c="15"/>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58">// creates a job with the specified data provider, SLA, blocking indicator</text:p>
      <text:p text:style-name="P58">// and execution results listener</text:p>
      <text:p text:style-name="Code_20_block">public JPPFJob(DataProvider dataProvider, JobSLA jobSLA, boolean blocking,</text:p>
      <text:p text:style-name="Code_20_block"><text:s text:c="15"/>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40434062"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index.html?org/jppf/client/JPPFJob.html"><text:span text:style-name="Code_20_char">JPPFJob</text:span></text:a> provides two methods to add tasks to a job.</text:p>
      <text:p text:style-name="P1"/>
      <text:p text:style-name="P19">Addding a JPPFTask, annotated, Runnable or Callable task</text:p>
      <text:p text:style-name="P1"/>
      <text:p text:style-name="Code_20_block"><text:s text:c="2"/>public Task<text:span text:style-name="T93">&lt;?&gt;</text:span> add(Object taskObject, Object...args) throws JPPFException</text:p>
      <text:p text:style-name="P1"/>
      <text:p text:style-name="P1">The <text:span text:style-name="Code_20_char">taskObject</text:span> parameter can be one of the following:</text:p>
      <text:p text:style-name="P1"/>
      <text:list xml:id="list40424781" text:continue-list="list40421012" text:style-name="List_20_1">
        <text:list-item>
          <text:p text:style-name="P124">an instance of <text:span text:style-name="Code_20_char">Task</text:span></text:p>
        </text:list-item>
        <text:list-item>
          <text:p text:style-name="P124">an instance of a class with a non-static public method annotated with <text:span text:style-name="Code_20_char">@JPPFRunnable</text:span></text:p>
        </text:list-item>
        <text:list-item>
          <text:p text:style-name="P124">a <text:span text:style-name="Code_20_char">Class</text:span> object representing a class that has a public static method or a constructor annotated with <text:span text:style-name="Code_20_char">@JPPFRunnable</text:span></text:p>
        </text:list-item>
        <text:list-item>
          <text:p text:style-name="P124">an instance of a a Runnable class</text:p>
        </text:list-item>
        <text:list-item>
          <text:p text:style-name="P124">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93">&lt;?&gt;</text:span> task = job.add(new MyRunnableTask());</text:p>
      <text:p text:style-name="Code_20_block">MyRunnableTask runnableTask = (MyRunnableTask) task.getTaskObject();</text:p>
      <text:p text:style-name="P1"/>
      <text:p text:style-name="P1"><text:soft-page-break/>As JPPF is using reflection to properly wrap the task, an eventual exception may be thrown. It will then be wrapped into a <text:span text:style-name="Code_20_char">JPPFException</text:span>.</text:p>
      <text:p text:style-name="P1"/>
      <text:p text:style-name="P19">Adding a POJO task</text:p>
      <text:p text:style-name="P1"/>
      <text:p text:style-name="Code_20_block">public Task<text:span text:style-name="T93">&lt;?&gt;</text:span> add(String method, Object taskObject, Object...args)</text:p>
      <text:p text:style-name="Code_20_block"><text:s text:c="2"/>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40415481" text:continue-numbering="true" text:style-name="List_20_1">
        <text:list-item>
          <text:p text:style-name="P124">an instance of the POJO class if the entry point is a non-static method</text:p>
        </text:list-item>
        <text:list-item>
          <text:p text:style-name="P121">a <text:span text:style-name="Code_20_char">Class</text:span> object representing a <text:s/>POJO class that has a public static method or a constructor <text:span text:style-name="Code_20_char">a</text:span><text:span text:style-name="Code_20_char"><text:span text:style-name="T33">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94">&lt;?&gt;</text:span> task = job.add("myMethod", new MyPOJO(), 3, "string");</text:p>
      <text:p text:style-name="Code_20_block">MyPOJO pojo = (MyPOJO) task.getTaskObject();</text:p>
      <text:p text:style-name="P58">// we can also set a timeout on the wrapper</text:p>
      <text:p text:style-name="Code_20_block">task.setTimeoutSchedule(new JPPFSchedule(5000L));</text:p>
      <text:p text:style-name="P1"/>
      <text:p text:style-name="P1">As JPPF is using reflection to properly wrap the task, an eventual exception may be thrown. It will then be wrapped into a <text:span text:style-name="Code_20_char">JPPFException</text:span>.</text:p>
      <text:list xml:id="list40439979" text:continue-list="list40434062" text:style-name="Outline">
        <text:list-item>
          <text:list>
            <text:list-item>
              <text:list>
                <text:list-item>
                  <text:h text:style-name="P137" text:outline-level="3">Inspecting the tasks of a job</text:h>
                </text:list-item>
              </text:list>
            </text:list-item>
          </text:list>
        </text:list-item>
      </text:list>
      <text:p text:style-name="P13"><text:a xlink:type="simple" xlink:href="http://www.jppf.org/api/index.html?org/jppf/client/JPPFJob.html"><text:span text:style-name="T103">JPPFJob</text:span></text:a><text:span text:style-name="T103"> provides two ways to get and inspect its tasks: one way is to call the method </text:span><text:span text:style-name="Code_20_char"><text:span text:style-name="T103">getJobTasks()</text:span></text:span><text:span text:style-name="T103"> to obtain the list of tasks, the other is to take advantage of JPPFJob impl</text:span><text:span text:style-name="T104">e</text:span><text:span text:style-name="T103">menting </text:span><text:span text:style-name="Code_20_char"><text:span text:style-name="T103">Iterable&lt;</text:span></text:span><text:a xlink:type="simple" xlink:href="http://www.jppf.org/api/index.html?org/jppf/node/protocol/Task.html"><text:span text:style-name="Code_20_char"><text:span text:style-name="T104">Task&lt;?&gt;</text:span></text:span></text:a><text:span text:style-name="Code_20_char"><text:span text:style-name="T103">&gt;</text:span></text:span><text:span text:style-name="T103">.</text:span></text:p>
      <text:p text:style-name="P49"/>
      <text:p text:style-name="P13"><text:span text:style-name="T104">For example, the following two way</text:span><text:span text:style-name="T105">s</text:span><text:span text:style-name="T104"> to iterate over the tasks in a job are equivalent:</text:span></text:p>
      <text:p text:style-name="P50"/>
      <text:p text:style-name="P108">JPPFJob myJob = ...;</text:p>
      <text:p text:style-name="P108"><text:s/></text:p>
      <text:p text:style-name="P66">// get the list of tasks in the job and iterate over them</text:p>
      <text:p text:style-name="P106"><text:span text:style-name="T104">for (Task&lt;?&gt; task: </text:span><text:span text:style-name="T105">myJ</text:span><text:span text:style-name="T9">ob.getJobTasks()</text:span><text:span text:style-name="T104">) {</text:span></text:p>
      <text:p text:style-name="Code_20_block"><text:span text:style-name="T104"><text:s text:c="2"/></text:span><text:span text:style-name="T27">// do something ...</text:span></text:p>
      <text:p text:style-name="P108">}</text:p>
      <text:p text:style-name="P108"/>
      <text:p text:style-name="P66">// iterate over the job directly</text:p>
      <text:p text:style-name="Code_20_block"><text:span text:style-name="T9">for (Task&lt;?&gt; task: myJob)</text:span><text:span text:style-name="T104"> {</text:span></text:p>
      <text:p text:style-name="Code_20_block"><text:span text:style-name="T104"><text:s text:c="2"/></text:span><text:span text:style-name="T27">// do something ...</text:span></text:p>
      <text:p text:style-name="P108">}</text:p>
      <text:list xml:id="list40442666" text:continue-numbering="true" text:style-name="Outline">
        <text:list-item>
          <text:list>
            <text:list-item>
              <text:list>
                <text:list-item>
                  <text:h text:style-name="Heading_20_3" text:outline-level="3"><text:bookmark-start text:name="__RefHeading__31346792"/>Non-blocking jobs<text:bookmark-end text:name="__RefHeading__31346792"/></text:h>
                </text:list-item>
              </text:list>
            </text:list-item>
          </text:list>
        </text:list-item>
      </text:list>
      <text:p text:style-name="P1"><text:span text:style-name="Code_20_char"><text:span text:style-name="T33">Jobs can be submitted asynchr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were returned to the application.</text:span></text:span></text:p>
      <text:p text:style-name="P1"><text:span text:style-name="Code_20_char"><text:span text:style-name="T33"/></text:span></text:p>
      <text:p text:style-name="P1"><text:span text:style-name="Code_20_char"><text:span text:style-name="T33">These listeners are represented by the interface </text:span></text:span><text:a xlink:type="simple" xlink:href="http://www.jppf.org/api/index.html?org/jppf/client/event/TaskResultListener.html"><text:span text:style-name="Code_20_char">TaskResultListener</text:span></text:a><text:span text:style-name="Code_20_char"><text:span text:style-name="T33">. It is defined as follows:</text:span></text:span></text:p>
      <text:p text:style-name="P1"><text:span text:style-name="Code_20_char"><text:span text:style-name="T33"/></text:span></text:p>
      <text:p text:style-name="Code_20_block">public interface TaskResultListener extends EventListener {</text:p>
      <text:p text:style-name="Code_20_block"><text:s text:c="2"/>void resultsReceived(TaskResultEvent event);</text:p>
      <text:p text:style-name="Code_20_block">}</text:p>
      <text:p text:style-name="P1"><text:span text:style-name="Code_20_char"><text:span text:style-name="T33"/></text:span></text:p>
      <text:p text:style-name="P1"><text:span text:style-name="Code_20_char"><text:span text:style-name="T33">We will thus be listening for events of type </text:span></text:span><text:a xlink:type="simple" xlink:href="http://www.jppf.org/api/index.html?org/jppf/client/event/TaskResultEvent.html"><text:span text:style-name="Code_20_char">TaskResultEvent</text:span></text:a><text:span text:style-name="Code_20_char"><text:span text:style-name="T33">. Since JPPF 2.5, the public API for TaskResultEvent has two methods, as illustrated below:</text:span></text:span></text:p>
      <text:p text:style-name="P1"><text:span text:style-name="Code_20_char"><text:span text:style-name="T33"/></text:span></text:p>
      <text:p text:style-name="P119">public class TaskResultEvent extends EventObject {</text:p>
      <text:p text:style-name="Code_20_block"><text:s text:c="2"/><text:span text:style-name="T13">// Get the list of tasks whose results have been received from the server</text:span></text:p>
      <text:p text:style-name="Code_20_block"><text:s text:c="2"/>public List&lt;Task<text:span text:style-name="T95">&lt;?&gt;</text:span>&gt; getTask<text:span text:style-name="T95">s</text:span>();</text:p>
      <text:p text:style-name="Code_20_block"/>
      <text:p text:style-name="Code_20_block"><text:s text:c="2"/><text:span text:style-name="T13">// Get the throwable eventually raised while receiving the results</text:span></text:p>
      <text:p text:style-name="Code_20_block"><text:s text:c="2"/>public Throwable getThrowable()</text:p>
      <text:p text:style-name="Code_20_block">}</text:p>
      <text:p text:style-name="P1"><text:span text:style-name="Code_20_char"><text:span text:style-name="T33"/></text:span></text:p>
      <text:p text:style-name="P1"><text:span text:style-name="Code_20_char"><text:span text:style-name="T33">We can see that each notification is wrapping either a list of </text:span></text:span><text:span text:style-name="Code_20_char">JPPFTask</text:span><text:span text:style-name="Code_20_char"><text:span text:style-name="T33"> instances, or a Throwable to may be raised while receiving the results, both being mutually exclusive, mean that there is always one of the two methods that returns null..</text:span></text:span></text:p>
      <text:p text:style-name="P1"><text:span text:style-name="Code_20_char"><text:span text:style-name="T33"/></text:span></text:p>
      <text:p text:style-name="P1"><text:span text:style-name="Code_20_char"><text:span text:style-name="T33">Note that there is no guarantee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33"> should be used. Each task position is automatically calculated by JPPF at the time the job is submitted, as shown in the example below.</text:span></text:span></text:p>
      <text:p text:style-name="P1"><text:span text:style-name="Code_20_char"><text:span text:style-name="T33"/></text:span></text:p>
      <text:p text:style-name="P13"><text:span text:style-name="Code_20_char"><text:span text:style-name="T33">When the event's </text:span></text:span><text:span text:style-name="Code_20_char">Throwable</text:span><text:span text:style-name="Code_20_char"><text:span text:style-name="T33"> is non-null, this indicates that there was an issue with the connection to the driver. Using the built-in mechanism in the JPPF client, the client will (attempt to) reconnect and resubmit the job. This implies that you need to reset the state of the </text:span></text:span><text:span text:style-name="Code_20_char">TaskResultListener</text:span><text:span text:style-name="Code_20_char"><text:span text:style-name="T33">, as if it were created anew. This is illustrated in the following example:</text:span></text:span></text:p>
      <text:p text:style-name="P13"><text:span text:style-name="Code_20_char"><text:span text:style-name="T33"/></text:span></text:p>
      <text:p text:style-name="P105">public class MyResultListener implements TaskResultListener {</text:p>
      <text:p text:style-name="Code_20_block"><text:s text:c="2"/><text:span text:style-name="T13">// Initial count of tasks in the job</text:span></text:p>
      <text:p text:style-name="Code_20_block"><text:s text:c="2"/>private int initialCount = 0;</text:p>
      <text:p text:style-name="Code_20_block"><text:s text:c="2"/><text:span text:style-name="T13">// Count of results not yet received</text:span></text:p>
      <text:p text:style-name="Code_20_block"><text:s text:c="2"/>private int pendingCount = 0;</text:p>
      <text:p text:style-name="Code_20_block"><text:s text:c="2"/><text:span text:style-name="T13">// Sorted map containing the resulting tasks, ordered by ascending position</text:span></text:p>
      <text:p text:style-name="Code_20_block"><text:s text:c="2"/>private Map&lt;Integer, Task<text:span text:style-name="T96">&lt;?&gt;</text:span>&gt; resultMap = new TreeMap&lt;&gt;();</text:p>
      <text:p text:style-name="Code_20_block"/>
      <text:p text:style-name="Code_20_block"><text:s text:c="2"/><text:span text:style-name="T13">// Initialize this collector with a specified number of tasks</text:span></text:p>
      <text:p text:style-name="Code_20_block"><text:s text:c="2"/>public MyResultListener(int count) {</text:p>
      <text:p text:style-name="Code_20_block"><text:s text:c="4"/>initialCount = count;</text:p>
      <text:p text:style-name="Code_20_block"><text:s text:c="4"/>pendingCount = count;</text:p>
      <text:p text:style-name="Code_20_block"><text:s text:c="2"/>}</text:p>
      <text:p text:style-name="Code_20_block"/>
      <text:p text:style-name="Code_20_block"><text:s text:c="2"/><text:span text:style-name="T13">// Notification that the results of a number of tasks have been received</text:span></text:p>
      <text:p text:style-name="Code_20_block"><text:s text:c="2"/>public void resultsReceived(TaskResultEvent event) {</text:p>
      <text:p text:style-name="Code_20_block"><text:s text:c="4"/>if (event.getThrowable() != null) {</text:p>
      <text:p text:style-name="Code_20_block"><text:s text:c="6"/><text:span text:style-name="T13">// Insert the tasks in the map, in ascending position order</text:span></text:p>
      <text:p text:style-name="Code_20_block"><text:s text:c="6"/>for (Task<text:span text:style-name="T96">&lt;?&gt;</text:span> task: event.getTask<text:span text:style-name="T104">s</text:span>()) resultMap.put(task.getPosition(), task);</text:p>
      <text:p text:style-name="Code_20_block"><text:s text:c="6"/><text:span text:style-name="T13">// Update the number of pending tasks accordingly</text:span></text:p>
      <text:p text:style-name="Code_20_block"><text:s text:c="6"/>pendingCount -= event.getTask<text:span text:style-name="T96">s</text:span>().size();</text:p>
      <text:p text:style-name="Code_20_block"><text:s text:c="4"/>} else {</text:p>
      <text:p text:style-name="Code_20_block"><text:s text:c="6"/><text:span text:style-name="T13">// Reset the state of this listener as if for a new job</text:span></text:p>
      <text:p text:style-name="Code_20_block"><text:s text:c="6"/>resultMap.clear();</text:p>
      <text:p text:style-name="Code_20_block"><text:s text:c="6"/>pendingCount = initialCount;</text:p>
      <text:p text:style-name="Code_20_block"><text:s text:c="4"/>}</text:p>
      <text:p text:style-name="Code_20_block"><text:s text:c="2"/>}</text:p>
      <text:p text:style-name="Code_20_block"><text:s text:c="2"/></text:p>
      <text:p text:style-name="Code_20_block"><text:s text:c="2"/><text:span text:style-name="T13">// Get the list of results</text:span></text:p>
      <text:p text:style-name="Code_20_block"><text:s text:c="2"/>public List&lt;Task<text:span text:style-name="T96">&lt;?&gt;</text:span>&gt; getResults() {</text:p>
      <text:p text:style-name="Code_20_block"><text:s text:c="4"/>List&lt;Task<text:span text:style-name="T96">&lt;?&gt;</text:span>&gt; results = new ArrayList&lt;&gt;();</text:p>
      <text:p text:style-name="Code_20_block"><text:s text:c="4"/><text:span text:style-name="T13">// collect all results received so far in ascending position order</text:span></text:p>
      <text:p text:style-name="Code_20_block"><text:s text:c="4"/>for (Integer n: resultMap.keySet()) results.add(resultMap.get(n));</text:p>
      <text:p text:style-name="Code_20_block"><text:s text:c="4"/>return results;</text:p>
      <text:p text:style-name="Code_20_block"><text:s text:c="2"/>}</text:p>
      <text:p text:style-name="Code_20_block"/>
      <text:p text:style-name="Code_20_block"><text:s text:c="2"/>public boolean isJobComplete() {</text:p>
      <text:p text:style-name="Code_20_block"><text:s text:c="4"/>return pendingCount &lt;= 0;</text:p>
      <text:p text:style-name="Code_20_block"><text:s text:c="2"/>}</text:p>
      <text:p text:style-name="Code_20_block">}</text:p>
      <text:p text:style-name="P1"><text:span text:style-name="Code_20_char"><text:span text:style-name="T33"/></text:span></text:p>
      <text:p text:style-name="P1"><text:span text:style-name="Code_20_char"><text:span text:style-name="T33"/></text:span></text:p>
      <text:p text:style-name="P116"><text:span text:style-name="Code_20_char"><text:span text:style-name="T33">We can then use our result listener as follows:</text:span></text:span></text:p>
      <text:p text:style-name="P1"><text:span text:style-name="Code_20_char"><text:span text:style-name="T33"/></text:span></text:p>
      <text:p text:style-name="P58">// create a job</text:p>
      <text:p text:style-name="Code_20_block">JPPFJob myJob <text:s/>= new JPPFJob();</text:p>
      <text:p text:style-name="P58">// add 10 tasks</text:p>
      <text:p text:style-name="Code_20_block">for (int i=0; i&lt;10; i++) myJob.add(new MyTask(i));</text:p>
      <text:p text:style-name="P58">// create a task result listener</text:p>
      <text:p text:style-name="Code_20_block">MyResultListener myResultListener = new MyResultListener(10);</text:p>
      <text:p text:style-name="P58">// register the listener with the job</text:p>
      <text:p text:style-name="Code_20_block">myJob.setResultListener(myResultListener);</text:p>
      <text:p text:style-name="P58">// set the job as non-blocking</text:p>
      <text:p text:style-name="Code_20_block">myJob.setBlocking(false);</text:p>
      <text:p text:style-name="Code_20_block"/>
      <text:p text:style-name="P58">// submit the job</text:p>
      <text:p text:style-name="Code_20_block">jppfClient.submit(job);</text:p>
      <text:p text:style-name="Code_20_block"/>
      <text:p text:style-name="Code_20_block">while (!myResultListener.isJobComplete()) {</text:p>
      <text:p text:style-name="Code_20_block"><text:s text:c="2"/><text:span text:style-name="T13">// ... do something while the job is executing ...</text:span></text:p>
      <text:p text:style-name="Code_20_block">}</text:p>
      <text:p text:style-name="Code_20_block"><text:s text:c="2"/></text:p>
      <text:p text:style-name="P58">// once the job is complete, process the results</text:p>
      <text:p text:style-name="Code_20_block">List&lt;Task<text:span text:style-name="T96">&lt;?&gt;</text:span>&gt; results = myResultListener.getResults();</text:p>
      <text:p text:style-name="P1"><text:span text:style-name="Code_20_char"><text:span text:style-name="T33"/></text:span></text:p>
      <text:p text:style-name="P1"><text:span text:style-name="Code_20_char"><text:span text:style-name="T33">JPPF uses an existing implementation of </text:span></text:span><text:span text:style-name="Code_20_char"><text:span text:style-name="T1">TaskResultListener</text:span></text:span><text:span text:style-name="Code_20_char"><text:span text:style-name="T33">: the class </text:span></text:span><text:a xlink:type="simple" xlink:href="http://www.jppf.org/api/index.html?org/jppf/client/JPPFResultCollector.html"><text:span text:style-name="Code_20_char">JPPFResultCollector</text:span></text:a><text:span text:style-name="Code_20_char"><text:span text:style-name="T33">.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33"> methods, so you don't have to write your own synchronization code. Additionally, </text:span></text:span><text:span text:style-name="Code_20_char">JPPFResultCollector</text:span><text:span text:style-name="Code_20_char"><text:span text:style-name="T33"> is also always used for blocking jobs.</text:span></text:span></text:p>
      <text:list xml:id="list40417768" text:continue-numbering="true" text:style-name="Outline">
        <text:list-item>
          <text:list>
            <text:list-item>
              <text:h text:style-name="Heading_20_2" text:outline-level="2">Jobs runtime behavior, recovery and failover</text:h>
              <text:list>
                <text:list-item>
                  <text:h text:style-name="Heading_20_3" text:outline-level="3">Handling of execution results</text:h>
                </text:list-item>
              </text:list>
            </text:list-item>
          </text:list>
        </text:list-item>
      </text:list>
      <text:p text:style-name="P1">As we have seen in the previous section, the results of the tasks executions are handed over by an instance of <text:a xlink:type="simple" xlink:href="http://www.jppf.org/api/index.html?org/jppf/client/event/TaskResultListener.html"><text:span text:style-name="Code_20_char">TaskResultListener</text:span></text:a>. Here, it is important to understand that, while JPPF jobs are submitted to the grid as a whole, the results of the tasks execution may be received in multiple chunks, each chunk being made of one or more tasks holding the results.</text:p>
      <text:p text:style-name="P1"/>
      <text:p text:style-name="P1">We can thus say the <text:span text:style-name="Code_20_char">TaskResultListener</text:span> is an asynchronous receiver, whose job is to:</text:p>
      <text:p text:style-name="P1"/>
      <text:list xml:id="list40415798" text:continue-list="list1832462722251778448" text:style-name="List_20_2">
        <text:list-item>
          <text:p text:style-name="P127">handle and store the execution results of the tasks</text:p>
        </text:list-item>
        <text:list-item>
          <text:p text:style-name="P127">ensure the results are in the same order as the tasks initially submitted</text:p>
        </text:list-item>
        <text:list-item>
          <text:p text:style-name="P127">handle errors occurring while receiving the results from the server</text:p>
        </text:list-item>
        <text:list-item>
          <text:p text:style-name="P127">update the state of the job's execution</text:p>
        </text:list-item>
        <text:list-item>
          <text:p text:style-name="P127">optionally handle the persistence of the job's state for later recovery</text:p>
        </text:list-item>
      </text:list>
      <text:p text:style-name="P1"/>
      <text:p text:style-name="P1">To store the execution results, the <text:a xlink:type="simple" xlink:href="http://www.jppf.org/api/index.html?org/jppf/client/JPPFJob.html"><text:span text:style-name="Code_20_char">JPPFJob</text:span></text:a> class holds an instance of <text:a xlink:type="simple" xlink:href="http://www.jppf.org/api/index.html?org/jppf/client/JobResults.html"><text:span text:style-name="Code_20_char">JobResults</text:span></text:a>, which is accessible via the <text:span text:style-name="Code_20_char">getResults()</text:span> method. <text:span text:style-name="Code_20_char">JobResults</text:span> provides the following API:</text:p>
      <text:p text:style-name="P1"/>
      <text:p text:style-name="Code_20_block">public class JobResults {</text:p>
      <text:p text:style-name="Code_20_block"><text:s text:c="2"/><text:span text:style-name="T13">// Get the current number of received results</text:span></text:p>
      <text:p text:style-name="Code_20_block"><text:s text:c="2"/>public synchronized int size()</text:p>
      <text:p text:style-name="Code_20_block"/>
      <text:p text:style-name="Code_20_block"><text:s text:c="2"/><text:span text:style-name="T13">// Determine whether the job received a result</text:span></text:p>
      <text:p text:style-name="Code_20_block"><text:s text:c="2"/><text:span text:style-name="T13">// for the task at the specified position</text:span></text:p>
      <text:p text:style-name="Code_20_block"><text:s text:c="2"/>public synchronized boolean hasResult(final int position)</text:p>
      <text:p text:style-name="Code_20_block"/>
      <text:p text:style-name="Code_20_block"><text:s text:c="2"/><text:span text:style-name="T13">// Add the specified results to the job</text:span></text:p>
      <text:p text:style-name="Code_20_block"><text:s text:c="2"/>public synchronized void putResults(final List&lt;Task<text:span text:style-name="T96">&lt;?&gt;</text:span>&gt; tasks)</text:p>
      <text:p text:style-name="Code_20_block"/>
      <text:p text:style-name="Code_20_block"><text:s text:c="2"/><text:span text:style-name="T13">// Get all the tasks received as results for the job</text:span></text:p>
      <text:p text:style-name="Code_20_block"><text:s text:c="2"/>public synchronized Collection&lt;Task<text:span text:style-name="T96">&lt;?&gt;</text:span>&gt; getAll<text:span text:style-name="T96">Results</text:span>()</text:p>
      <text:p text:style-name="Code_20_block">}</text:p>
      <text:p text:style-name="P1"/>
      <text:p text:style-name="P1">Since <text:a xlink:type="simple" xlink:href="http://www.jppf.org/api/index.html?org/jppf/client/JPPFResultCollector.html"><text:span text:style-name="Code_20_char">JPPFResultCollector</text:span></text:a> holds a reference to the job, it will be able to update the execution results each time it receives a <text:span text:style-name="Code_20_char">resultsReceived(TaskResultEvent)</text:span> notification.</text:p>
      <text:list xml:id="list40427064" text:continue-list="list40417768" text:style-name="Outline">
        <text:list-item>
          <text:list>
            <text:list-item>
              <text:list>
                <text:list-item>
                  <text:h text:style-name="Heading_20_3" text:outline-level="3"><text:soft-page-break/>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If the job is using a <text:span text:style-name="Code_20_char">TaskResultListener</text:span> instance, such as <text:span text:style-name="Code_20_char">JPPFResultCollector</text:span>, which properly updates the job results via the associated JobResults object, then only the tasks for which no result was received will be sent again to the server. This fault-tolerance mechanism minimizes the impact of losing the connection to the server.</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40412195"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index.html?org/jppf/client/persistence/JobPersistence.html"><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13">// Compute the key for the specified job. All calls to this method</text:span></text:p>
      <text:p text:style-name="P58"><text:s text:c="2"/>// with the same job instance should always return the same result.</text:p>
      <text:p text:style-name="Code_20_block"><text:s text:c="2"/>K computeKey(JPPFJob job);</text:p>
      <text:p text:style-name="Code_20_block"/>
      <text:p text:style-name="Code_20_block"><text:s text:c="2"/><text:span text:style-name="T13">// Get the keys of all jobs in the persistence store</text:span></text:p>
      <text:p text:style-name="Code_20_block"><text:s text:c="2"/>Collection&lt;K&gt; allKeys() throws JobPersistenceException;</text:p>
      <text:p text:style-name="Code_20_block"/>
      <text:p text:style-name="Code_20_block"><text:s text:c="2"/><text:span text:style-name="T13">// Load a job from the persistence store given its key</text:span></text:p>
      <text:p text:style-name="Code_20_block"><text:s text:c="2"/>JPPFJob loadJob(K key) throws JobPersistenceException;</text:p>
      <text:p text:style-name="Code_20_block"/>
      <text:p text:style-name="Code_20_block"><text:s text:c="2"/><text:span text:style-name="T13">// Store the specified tasks of the specified job with the specified key</text:span></text:p>
      <text:p text:style-name="Code_20_block"><text:s text:c="2"/><text:span text:style-name="T13">// The list of tasks may be used to only store the delta for better performance</text:span></text:p>
      <text:p text:style-name="Code_20_block"><text:s text:c="2"/>void storeJob(K key, JPPFJob job, List&lt;Task<text:span text:style-name="T96">&lt;?&gt;</text:span>&gt; tasks)</text:p>
      <text:p text:style-name="Code_20_block"><text:s text:c="4"/>throws JobPersistenceException;</text:p>
      <text:p text:style-name="Code_20_block"/>
      <text:p text:style-name="Code_20_block"><text:s text:c="2"/><text:span text:style-name="T13">// Delete the job with the specified key from the persistence store</text:span></text:p>
      <text:p text:style-name="Code_20_block"><text:s text:c="2"/>void deleteJob(K key) throws JobPersistenceException;</text:p>
      <text:p text:style-name="Code_20_block"/>
      <text:p text:style-name="Code_20_block"><text:s text:c="2"/><text:span text:style-name="T13">//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index.html?org/jppf/client/JPPFJob.html"><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13">// Get the persistence manager</text:span></text:p>
      <text:p text:style-name="Code_20_block"><text:s text:c="2"/>public &lt;T&gt; JobPersistence&lt;T&gt; getPersistenceManager()</text:p>
      <text:p text:style-name="Code_20_block"/>
      <text:p text:style-name="Code_20_block"><text:s text:c="2"/><text:span text:style-name="T13">// Set the persistence manager</text:span></text:p>
      <text:p text:style-name="Code_20_block"><text:s text:c="2"/>public &lt;T&gt; void setPersistenceManager(final JobPersistence&lt;T&gt; persistenceManager)</text:p>
      <text:p text:style-name="Code_20_block">}</text:p>
      <text:p text:style-name="P1"/>
      <text:p text:style-name="P1"/>
      <text:p text:style-name="P116">JPPF provides a ready-to-use implementation of JobPersistence: the class <text:a xlink:type="simple" xlink:href="http://www.jppf.org/api/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1"/>
      <text:p text:style-name="Code_20_block">public class DefaultFilePersistenceManager implements JobPersistence&lt;String&gt; {</text:p>
      <text:p text:style-name="Code_20_block"><text:s text:c="2"/><text:span text:style-name="T13">//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13">//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13">//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13">//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P1"/>
      <text:list xml:id="list40442498" text:continue-numbering="true" text:style-name="Outline">
        <text:list-item>
          <text:list>
            <text:list-item>
              <text:list>
                <text:list-item>
                  <text:h text:style-name="P140" text:outline-level="3">A full TaskResultListener example</text:h>
                </text:list-item>
              </text:list>
            </text:list-item>
          </text:list>
        </text:list-item>
      </text:list>
      <text:p text:style-name="Standard">To put together everything we have seen in this chapter, here is a <text:span text:style-name="Code_20_char">TaskResultListener</text:span> that handles receiving the results, updating the job state, and persisting the job state via a persistence manager. This is, in fact, a simplified version of the code for the class <text:a xlink:type="simple" xlink:href="http://www.jppf.org/api/index.html?org/jppf/client/JPPFResultCollector.html"><text:span text:style-name="Code_20_char">JPPFResultCollector</text:span></text:a>, which you can also find in the JPPF SVN repository <text:a xlink:type="simple" xlink:href="http://jppf-project.svn.sourceforge.net/viewvc/jppf-project/trunk/client/src/java/org/jppf/client/JPPFResultCollector.java?view=markup">at this location</text:a>.</text:p>
      <text:p text:style-name="Standard"/>
      <text:p text:style-name="Code_20_block">public class MyResultListener implements TaskResultListener {</text:p>
      <text:p text:style-name="Code_20_block"><text:s text:c="2"/>protected int count;</text:p>
      <text:p text:style-name="Code_20_block"><text:s text:c="2"/>protected int pendingCount = 0;</text:p>
      <text:p text:style-name="Code_20_block"><text:s text:c="2"/>protected final JPPFJob job;</text:p>
      <text:p text:style-name="Code_20_block"/>
      <text:p text:style-name="Code_20_block"><text:s text:c="2"/><text:span text:style-name="T13">// Initialize this collector with the specified job</text:span></text:p>
      <text:p text:style-name="Code_20_block"><text:s text:c="2"/>public JPPFResultCollector(JPPFJob job) {</text:p>
      <text:p text:style-name="Code_20_block"><text:s text:c="4"/>this.job = job;</text:p>
      <text:p text:style-name="Code_20_block"><text:s text:c="4"/>count = job.get<text:span text:style-name="T107">Job</text:span>Tasks().size() - job.getResults().size();</text:p>
      <text:p text:style-name="Code_20_block"><text:s text:c="4"/>pendingCount = count;</text:p>
      <text:p text:style-name="Code_20_block"><text:s text:c="2"/>}</text:p>
      <text:p text:style-name="Code_20_block"/>
      <text:p text:style-name="Code_20_block"><text:s text:c="2"/><text:span text:style-name="T13">// Called to notify that the results of a number of tasks</text:span></text:p>
      <text:p text:style-name="Code_20_block"><text:s text:c="2"/><text:span text:style-name="T13">// have been received from the server</text:span></text:p>
      <text:p text:style-name="Code_20_block"><text:s text:c="2"/>public synchronized void resultsReceived(TaskResultEvent event) {</text:p>
      <text:p text:style-name="Code_20_block"><text:s text:c="4"/>if (event.getThrowable() == null) {</text:p>
      <text:p text:style-name="Code_20_block"><text:s text:c="6"/>List&lt;Task<text:span text:style-name="T96">&lt;?&gt;</text:span>&gt; tasks = event.getTask<text:span text:style-name="T96">s</text:span>();</text:p>
      <text:p text:style-name="Code_20_block"><text:s text:c="6"/><text:span text:style-name="T13">// update the job's results</text:span></text:p>
      <text:p text:style-name="Code_20_block"><text:s text:c="6"/>job.getResults().<text:span text:style-name="T108">add</text:span>Results(tasks);</text:p>
      <text:p text:style-name="Code_20_block"><text:s text:c="6"/>pendingCount -= tasks.size();</text:p>
      <text:p text:style-name="Code_20_block"><text:s text:c="6"/><text:span text:style-name="T13">// notify the threads waiting in waitForResults()</text:span></text:p>
      <text:p text:style-name="Code_20_block"><text:s text:c="6"/>notifyAll();</text:p>
      <text:p text:style-name="Code_20_block"><text:s text:c="6"/><text:span text:style-name="T13">// store the results if a persistence manager is present</text:span></text:p>
      <text:p text:style-name="P107"><text:s text:c="6"/><text:span text:style-name="T5">JobPersistence pm = job.getPersistenceManager();</text:span></text:p>
      <text:p text:style-name="P107"><text:s text:c="6"/>if (<text:span text:style-name="T108">pm</text:span> != null) {</text:p>
      <text:p text:style-name="Code_20_block"><text:s text:c="8"/>try {</text:p>
      <text:p text:style-name="Code_20_block"><text:s text:c="10"/><text:span text:style-name="T5">pm.storeJob(pm.computeKey(job), job, tasks);</text:span></text:p>
      <text:p text:style-name="Code_20_block"><text:s text:c="8"/>} catch (JobPersistenceException e) {</text:p>
      <text:p text:style-name="Code_20_block"><text:s text:c="10"/>e.printStackTrace();</text:p>
      <text:p text:style-name="Code_20_block"><text:s text:c="8"/>}</text:p>
      <text:p text:style-name="Code_20_block"><text:s text:c="6"/>}</text:p>
      <text:p text:style-name="Code_20_block"><text:s text:c="4"/>} else {</text:p>
      <text:p text:style-name="Code_20_block"><text:s text:c="6"/><text:span text:style-name="T13">// reset this object's state to prepare for job resubmission</text:span></text:p>
      <text:p text:style-name="Code_20_block"><text:s text:c="6"/>count = job.get<text:span text:style-name="T96">Job</text:span>Tasks().size() - job.getResults().size();</text:p>
      <text:p text:style-name="Code_20_block"><text:s text:c="6"/>pendingCount = count;</text:p>
      <text:p text:style-name="Code_20_block"><text:s text:c="4"/>} </text:p>
      <text:p text:style-name="Code_20_block"><text:s text:c="2"/>}</text:p>
      <text:p text:style-name="Code_20_block"/>
      <text:p text:style-name="Code_20_block"><text:s text:c="2"/><text:span text:style-name="T13">// Wait until all results of a request have been collected</text:span></text:p>
      <text:p text:style-name="Code_20_block"><text:s text:c="2"/>public synchronized List&lt;Task<text:span text:style-name="T96">&lt;?&gt;</text:span>&gt; waitForResults() {</text:p>
      <text:p text:style-name="Code_20_block"><text:s text:c="4"/>while (pendingCount &gt; 0) {</text:p>
      <text:p text:style-name="Code_20_block"><text:s text:c="6"/>try {</text:p>
      <text:p text:style-name="Code_20_block"><text:s text:c="8"/>wait();</text:p>
      <text:p text:style-name="Code_20_block"><text:s text:c="6"/>} catch(InterruptedException e) {</text:p>
      <text:p text:style-name="Code_20_block"><text:s text:c="8"/>e.printStackTrace();</text:p>
      <text:p text:style-name="Code_20_block"><text:s text:c="6"/>}</text:p>
      <text:p text:style-name="Code_20_block"><text:s text:c="4"/>}</text:p>
      <text:p text:style-name="Code_20_block"><text:s text:c="4"/>return getResults();</text:p>
      <text:p text:style-name="Code_20_block"><text:s text:c="2"/>}</text:p>
      <text:p text:style-name="Code_20_block"><text:s text:c="2"/></text:p>
      <text:p text:style-name="Code_20_block"><text:s text:c="2"/><text:span text:style-name="T13">// Get the list of final results</text:span></text:p>
      <text:p text:style-name="Code_20_block"><text:s text:c="2"/>public List&lt;Task<text:span text:style-name="T96">&lt;?&gt;</text:span>&gt; getResults() {</text:p>
      <text:p text:style-name="Code_20_block"><text:s text:c="4"/>return new ArrayList&lt;Task<text:span text:style-name="T96">&lt;?&gt;</text:span>&gt;(job.getResults().getAll<text:span text:style-name="T96">Results</text:span>());</text:p>
      <text:p text:style-name="Code_20_block"><text:s text:c="2"/>}</text:p>
      <text:p text:style-name="Code_20_block">} </text:p>
      <text:p text:style-name="Standard"/>
      <text:list xml:id="list40414530" text:continue-numbering="true" text:style-name="Outline">
        <text:list-item>
          <text:list>
            <text:list-item>
              <text:list>
                <text:list-item>
                  <text:h text:style-name="P140" text:outline-level="3">Job start and completion notifications</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index.html?org/jppf/client/event/JobListener.html"><text:span text:style-name="Code_20_char">JobListener</text:span></text:a> interface, which is defined as follows:</text:p>
      <text:p text:style-name="Standard"/>
      <text:p text:style-name="P58">// Listener interface for receiving job execution event notifications</text:p>
      <text:p text:style-name="Code_20_block">public interface JobListener extends EventListener {</text:p>
      <text:p text:style-name="Code_20_block"><text:s text:c="2"/><text:span text:style-name="T13">// Called when a job is sent to the server, or its execution starts locally</text:span></text:p>
      <text:p text:style-name="Code_20_block"><text:s text:c="2"/>void jobStarted(JobEvent event);</text:p>
      <text:p text:style-name="Code_20_block"/>
      <text:p text:style-name="Code_20_block"><text:s text:c="2"/><text:span text:style-name="T13">// Called when the execution of a job is complete</text:span></text:p>
      <text:p text:style-name="Code_20_block"><text:s text:c="2"/>void jobEnded(JobEvent event);</text:p>
      <text:p text:style-name="Code_20_block"/>
      <text:p text:style-name="P58"><text:s text:c="2"/>// Called when a job, or a subset of its tasks, is sent to the server,</text:p>
      <text:p text:style-name="P58"><text:s text:c="2"/>// or to the local executor</text:p>
      <text:p text:style-name="Code_20_block"><text:s text:c="2"/>void jobDispatched(JobEvent event);</text:p>
      <text:p text:style-name="Code_20_block"/>
      <text:p text:style-name="Code_20_block"><text:s text:c="2"/><text:span text:style-name="T13">//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5">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index.html?org/jppf/client/event/JobEvent.html"><text:span text:style-name="Code_20_char">JobEvent</text:span></text:a>, which is defined as:</text:p>
      <text:p text:style-name="Standard"/>
      <text:p text:style-name="P58">// Event emitted by a job when its execution starts or completes</text:p>
      <text:p text:style-name="Code_20_block">public class JobEvent extends EventObject {</text:p>
      <text:p text:style-name="Code_20_block"><text:s text:c="2"/><text:span text:style-name="T13">// Get the job source of this event</text:span></text:p>
      <text:p text:style-name="Code_20_block"><text:s text:c="2"/>public JPPFJob getJob()</text:p>
      <text:p text:style-name="Code_20_block"/>
      <text:p text:style-name="Code_20_block"><text:s text:c="2"/><text:span text:style-name="T13">// Get the tasks that were dispatched or returned</text:span></text:p>
      <text:p text:style-name="Code_20_block"><text:s text:c="2"/>public List&lt;Task<text:span text:style-name="T96">&lt;?&gt;</text:span>&gt; get<text:span text:style-name="T96">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13">// Add a job listener</text:span></text:p>
      <text:p text:style-name="Code_20_block"><text:s text:c="2"/>public void addJobListener(JobListener listener)</text:p>
      <text:p text:style-name="Code_20_block"/>
      <text:p text:style-name="Code_20_block"><text:s text:c="2"/><text:span text:style-name="T13">//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text:p>
      <text:list xml:id="list40429806" text:continue-numbering="true" text:style-name="Outline">
        <text:list-item>
          <text:list>
            <text:list-item>
              <text:h text:style-name="P134" text:outline-level="2">Sharing data among tasks : the DataProvider API</text:h>
            </text:list-item>
          </text:list>
        </text:list-item>
      </text:list>
      <text:p text:style-name="P1"><text:span text:style-name="Code_20_char"><text:span text:style-name="T33">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42">1</text:span></text:span><text:span text:style-name="Code_20_char"><text:span text:style-name="T33"> referencing A</text:span></text:span><text:span text:style-name="Code_20_char"><text:span text:style-name="T42">1</text:span></text:span><text:span text:style-name="Code_20_char"><text:span text:style-name="T33">, … , Task</text:span></text:span><text:span text:style-name="Code_20_char"><text:span text:style-name="T42">n</text:span></text:span><text:span text:style-name="Code_20_char"><text:span text:style-name="T33"> referencing A</text:span></text:span><text:span text:style-name="Code_20_char"><text:span text:style-name="T42">n</text:span></text:span><text:span text:style-name="Code_20_char"><text:span text:style-name="T33">. We can see that, if the shared object is very large, we will quickly face memory issues. </text:span></text:span></text:p>
      <text:p text:style-name="P1"><text:span text:style-name="Code_20_char"><text:span text:style-name="T33"/></text:span></text:p>
      <text:p text:style-name="P1"><text:span text:style-name="Code_20_char"><text:span text:style-name="T33">To resolve this problem, JPPF provides a mechanism called </text:span></text:span><text:span text:style-name="Code_20_char"><text:span text:style-name="T34">data provider</text:span></text:span><text:span text:style-name="Code_20_char"><text:span text:style-name="T33"> that enables sharing common objects among tasks in the same job. A data provider is an instance of a class that implements the interface </text:span></text:span><text:a xlink:type="simple" xlink:href="http://www.jppf.org/api/index.html?org/jppf/task/storage/DataProvider.html"><text:span text:style-name="Code_20_char">DataProvider</text:span></text:a><text:span text:style-name="Code_20_char"><text:span text:style-name="T33">. Here is the definition of this interface:</text:span></text:span></text:p>
      <text:p text:style-name="P1"><text:span text:style-name="Code_20_char"><text:span text:style-name="T33"/></text:span></text:p>
      <text:p text:style-name="Code_20_block">public interface DataProvider extends <text:span text:style-name="T58">Metadata</text:span> {</text:p>
      <text:p text:style-name="P78"><text:span text:style-name="T58"><text:s text:c="2"/></text:span><text:span text:style-name="T17">// @deprecated: use getParameter(Object) instead</text:span></text:p>
      <text:p text:style-name="P79"><text:s text:c="2"/>&lt;T&gt; T <text:s/>getValue(final Object key) throws Exception;</text:p>
      <text:p text:style-name="P78"><text:span text:style-name="T58"><text:s text:c="2"/></text:span><text:span text:style-name="T17">// @deprecated: use setParameter(Object, Object) instead</text:span></text:p>
      <text:p text:style-name="P79"><text:s text:c="2"/>void setValue(Object key, Object value) throws Exception;</text:p>
      <text:p text:style-name="P78">}</text:p>
      <text:p text:style-name="P1"><text:span text:style-name="Code_20_char"><text:span text:style-name="T33"/></text:span></text:p>
      <text:p text:style-name="P4"><text:span text:style-name="Code_20_char"><text:span text:style-name="T38">As we can see, the two methods in the interface are deprecated, but kept for preserving the compatibility with applications written with a JPPF version prior to 4.0. The actual API is is defined in the </text:span></text:span><text:a xlink:type="simple" xlink:href="http://www.jppf.org/api/index.html?org/jppf/utils/collections/Metadata.html"><text:span text:style-name="Code_20_char"><text:span text:style-name="T38">Metadata</text:span></text:span></text:a><text:span text:style-name="Code_20_char"><text:span text:style-name="T38"> interface as follows:</text:span></text:span></text:p>
      <text:p text:style-name="P4"><text:span text:style-name="Code_20_char"><text:span text:style-name="T38"/></text:span></text:p>
      <text:p text:style-name="Code_20_block"><text:span text:style-name="Code_20_char"><text:span text:style-name="T59">public interface Metadata extends Serializable {</text:span></text:span></text:p>
      <text:p text:style-name="Code_20_block"><text:span text:style-name="Code_20_char"><text:span text:style-name="T59"><text:s text:c="2"/></text:span></text:span><text:span text:style-name="Code_20_char"><text:span text:style-name="T18">// Retrieve a parameter in the metadata</text:span></text:span></text:p>
      <text:p text:style-name="Code_20_block"><text:span text:style-name="Code_20_char"><text:span text:style-name="T59"><text:s text:c="2"/>&lt;T&gt; T getParameter(Object key);</text:span></text:span></text:p>
      <text:p text:style-name="Code_20_block"><text:span text:style-name="Code_20_char"><text:span text:style-name="T59"><text:s text:c="2"/></text:span></text:span><text:span text:style-name="Code_20_char"><text:span text:style-name="T18">// Return a parameter in the metadata, or a default value if not found</text:span></text:span></text:p>
      <text:p text:style-name="Code_20_block"><text:span text:style-name="Code_20_char"><text:span text:style-name="T59"><text:s text:c="2"/>&lt;T&gt; T getParameter(Object key, T def);</text:span></text:span></text:p>
      <text:p text:style-name="Code_20_block"><text:span text:style-name="Code_20_char"><text:span text:style-name="T59"><text:s text:c="2"/></text:span></text:span><text:span text:style-name="Code_20_char"><text:span text:style-name="T18">// Set or replace a parameter in the metadata</text:span></text:span></text:p>
      <text:p text:style-name="Code_20_block"><text:span text:style-name="Code_20_char"><text:span text:style-name="T59"><text:s text:c="2"/>void setParameter(Object key, Object value);</text:span></text:span></text:p>
      <text:p text:style-name="Code_20_block"><text:span text:style-name="Code_20_char"><text:span text:style-name="T59"><text:s text:c="2"/></text:span></text:span><text:span text:style-name="Code_20_char"><text:span text:style-name="T18">// Remove a parameter from the metadata</text:span></text:span></text:p>
      <text:p text:style-name="Code_20_block"><text:span text:style-name="Code_20_char"><text:span text:style-name="T59"><text:s text:c="2"/>&lt;T&gt; T removeParameter(Object key);</text:span></text:span></text:p>
      <text:p text:style-name="Code_20_block"><text:span text:style-name="Code_20_char"><text:span text:style-name="T59"><text:s text:c="2"/></text:span></text:span><text:span text:style-name="Code_20_char"><text:span text:style-name="T18">// Get the metadata map</text:span></text:span></text:p>
      <text:p text:style-name="Code_20_block"><text:span text:style-name="Code_20_char"><text:span text:style-name="T59"><text:s text:c="2"/>Map&lt;Object, Object&gt; getAll();</text:span></text:span></text:p>
      <text:p text:style-name="Code_20_block"><text:span text:style-name="Code_20_char"><text:span text:style-name="T59"><text:s text:c="2"/></text:span></text:span><text:span text:style-name="Code_20_char"><text:span text:style-name="T18">// Clear all the the metadata</text:span></text:span></text:p>
      <text:p text:style-name="Code_20_block"><text:span text:style-name="Code_20_char"><text:span text:style-name="T59"><text:s text:c="2"/>void clear();</text:span></text:span></text:p>
      <text:p text:style-name="Code_20_block"><text:span text:style-name="Code_20_char"><text:span text:style-name="T59">}</text:span></text:span></text:p>
      <text:p text:style-name="P4"><text:span text:style-name="Code_20_char"><text:span text:style-name="T38"/></text:span></text:p>
      <text:p text:style-name="P4"><text:span text:style-name="Code_20_char"><text:span text:style-name="T33">This is indeed a basic object map interface: you can store objects and associate them with a key, then retrieve these objects using the associated key.</text:span></text:span></text:p>
      <text:p text:style-name="P1"><text:span text:style-name="Code_20_char"><text:span text:style-name="T33"/></text:span></text:p>
      <text:p text:style-name="P5"><text:span text:style-name="Code_20_char"><text:span text:style-name="T33">Here is an example of using a data provider </text:span></text:span><text:span text:style-name="Code_20_char"><text:span text:style-name="T39">i</text:span></text:span><text:span text:style-name="Code_20_char"><text:span text:style-name="T33">n the application:</text:span></text:span></text:p>
      <text:p text:style-name="P1"><text:span text:style-name="Code_20_char"><text:span text:style-name="T33"/></text:span></text:p>
      <text:p text:style-name="Code_20_block">MyLargeObject myLargeObject = ...;</text:p>
      <text:p text:style-name="P58">// create a data provider backed by a Hash<text:span text:style-name="T62">table</text:span></text:p>
      <text:p text:style-name="Code_20_block">DataProvider dataProvider = new MemoryMapDataProvider();</text:p>
      <text:p text:style-name="P58">// store the shared object in the data provider</text:p>
      <text:p text:style-name="Code_20_block">dataProvider.set<text:span text:style-name="T61">Parameter</text:span>("myKey", myLargeObject);</text:p>
      <text:p text:style-name="P80">JPPFJob = new JPPFJob();</text:p>
      <text:p text:style-name="P59">// associate the dataProvider with the job</text:p>
      <text:p text:style-name="P81">job.setDataProvider(dataProvider);</text:p>
      <text:p text:style-name="Code_20_block">job.add(new MyTask());</text:p>
      <text:p text:style-name="P1"><text:span text:style-name="Code_20_char"><text:span text:style-name="T39"/></text:span></text:p>
      <text:p text:style-name="P1"><text:span text:style-name="Code_20_char"><text:span text:style-name="T39">and i</text:span></text:span><text:span text:style-name="Code_20_char"><text:span text:style-name="T33">n </text:span></text:span><text:span text:style-name="Code_20_char"><text:span text:style-name="T39">a</text:span></text:span><text:span text:style-name="Code_20_char"><text:span text:style-name="T33"> task </text:span></text:span><text:span text:style-name="Code_20_char"><text:span text:style-name="T39">implementation</text:span></text:span><text:span text:style-name="Code_20_char"><text:span text:style-name="T33">:</text:span></text:span></text:p>
      <text:p text:style-name="P1"><text:span text:style-name="Code_20_char"><text:span text:style-name="T33"/></text:span></text:p>
      <text:p text:style-name="Code_20_block">public class MyTask extends <text:span text:style-name="T97">Abstract</text:span>Task<text:span text:style-name="T97">&lt;Object&gt;</text:span> {</text:p>
      <text:p text:style-name="Code_20_block"><text:s text:c="2"/>public void run() {</text:p>
      <text:p text:style-name="Code_20_block"><text:s text:c="4"/><text:span text:style-name="T13">// get a reference to the data provider</text:span></text:p>
      <text:p text:style-name="Code_20_block"><text:s text:c="4"/>DataProvider dataProvider = getDataProvider();</text:p>
      <text:p text:style-name="Code_20_block"><text:s text:c="4"/><text:span text:style-name="T13">// retrieve the shared data</text:span></text:p>
      <text:p text:style-name="Code_20_block"><text:s text:c="4"/>MyLargeObject myLargeObject = dataProvider.get<text:span text:style-name="T60">Parameter</text:span>("myKey");</text:p>
      <text:p text:style-name="Code_20_block"><text:s text:c="4"/><text:span text:style-name="T13">// ... use the data ...</text:span></text:p>
      <text:p text:style-name="Code_20_block"><text:s text:c="2"/>}</text:p>
      <text:p text:style-name="Code_20_block">}</text:p>
      <text:p text:style-name="P1"><text:span text:style-name="Code_20_char"><text:span text:style-name="T33"/></text:span></text:p>
      <text:p text:style-name="P1"><text:span text:style-name="Code_20_char"><text:span text:style-name="T33"/></text:span></text:p>
      <text:p text:style-name="P116"><text:span text:style-name="Code_20_char"><text:span text:style-name="T33"/></text:span></text:p>
      <text:p text:style-name="P120"><text:span text:style-name="Code_20_char"><text:span text:style-name="T36">Note 1</text:span></text:span><text:span text:style-name="Code_20_char"><text:span text:style-name="T33">: </text:span></text:span><text:span text:style-name="Code_20_char"><text:span text:style-name="T34">the association of a data provider to each task is done automatically by JPPF and is totally transparent to the application.</text:span></text:span></text:p>
      <text:p text:style-name="P120"><text:span text:style-name="Code_20_char"><text:span text:style-name="T37">Note 2</text:span></text:span><text:span text:style-name="Code_20_char"><text:span text:style-name="T34">: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35">and improve the performance of the job serialization</text:span></text:span><text:span text:style-name="Code_20_char"><text:span text:style-name="T34">.</text:span></text:span></text:p>
      <text:p text:style-name="P1"><text:span text:style-name="Code_20_char"><text:span text:style-name="T33"/></text:span></text:p>
      <text:list xml:id="list40442325" text:continue-numbering="true" text:style-name="Outline">
        <text:list-item>
          <text:list>
            <text:list-item>
              <text:list>
                <text:list-item>
                  <text:h text:style-name="P138" text:outline-level="3">MemoryMapDataProvider: map-based provider</text:h>
                </text:list-item>
              </text:list>
            </text:list-item>
          </text:list>
        </text:list-item>
      </text:list>
      <text:p text:style-name="P6"><text:a xlink:type="simple" xlink:href="http://www.jppf.org/api/index.html?org/jppf/task/storage/MemoryMapDataProvider.html"><text:span text:style-name="Code_20_char">MemoryMapDataProvider</text:span></text:a><text:span text:style-name="Code_20_char"><text:span text:style-name="T33"> is a very simple implementation of the </text:span></text:span><text:span text:style-name="Code_20_char">DataProvider</text:span><text:span text:style-name="Code_20_char"><text:span text:style-name="T33"> interface. It is backed by a </text:span></text:span><text:span text:style-name="Code_20_char">java.util.Hash</text:span><text:span text:style-name="Code_20_char"><text:span text:style-name="T57">table</text:span></text:span><text:span text:style-name="Code_20_char">&lt;Object, Object&gt;</text:span><text:span text:style-name="Code_20_char"><text:span text:style-name="T33">. </text:span></text:span><text:span text:style-name="Code_20_char"><text:span text:style-name="T40">It can be used safely from multiple concurrent threads.</text:span></text:span></text:p>
      <text:list xml:id="list40426578" text:continue-numbering="true" text:style-name="Outline">
        <text:list-item>
          <text:list>
            <text:list-item>
              <text:list>
                <text:list-item>
                  <text:h text:style-name="P139" text:outline-level="3">Data provider for non-JPPF tasks</text:h>
                </text:list-item>
              </text:list>
            </text:list-item>
          </text:list>
        </text:list-item>
      </text:list>
      <text:p text:style-name="P1">By default, tasks whose class does not <text:span text:style-name="T97">implement</text:span> <text:a xlink:type="simple" xlink:href="http://www.jppf.org/api/index.html?org/jppf/node/protocol/Task.html"><text:span text:style-name="T97">Task</text:span></text:a> do not have access to the <text:a xlink:type="simple" xlink:href="http://www.jppf.org/api/index.html?org/jppf/task/storage/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index.html?org/jppf/client/concurrent/JPPFExecutorService.html">JPPFExecutorService</text:a>), annotated with <text:a xlink:type="simple" xlink:href="http://www.jppf.org/api/index.html?org/jppf/server/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index.html?org/jppf/client/taskwrapper/DataProviderHolder.html">DataProviderHolder</text:a>, defined as follows:</text:p>
      <text:p text:style-name="P1"/>
      <text:p text:style-name="Code_20_block">package org.jppf.client.taskwrapper;</text:p>
      <text:p text:style-name="Code_20_block">import org.jppf.task.storage.DataProvider;</text:p>
      <text:p text:style-name="Code_20_block"/>
      <text:p text:style-name="P58">// This interface must be implemented by tasks that are not subclasses</text:p>
      <text:p text:style-name="P58">// of JPPFTask when they need access to the job's DataProvider</text:p>
      <text:p text:style-name="Code_20_block">public interface DataProviderHolder {</text:p>
      <text:p text:style-name="Code_20_block"><text:s text:c="2"/><text:span text:style-name="T13">//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13">//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40424068" text:continue-numbering="true" text:style-name="Outline">
        <text:list-item>
          <text:list>
            <text:list-item>
              <text:h text:style-name="P133"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40419182" text:continue-list="list40415481" text:style-name="List_20_1">
        <text:list-item>
          <text:p text:style-name="P124">the characteristics of the nodes it can run on (server side), or of the channels it can be sent through (client side): the job execution policy</text:p>
        </text:list-item>
        <text:list-item>
          <text:p text:style-name="P124">the time at which a job is scheduled to start</text:p>
        </text:list-item>
        <text:list-item>
          <text:p text:style-name="P124">an expiration date for the job</text:p>
        </text:list-item>
      </text:list>
      <text:p text:style-name="P1"/>
      <text:p text:style-name="P1">The attributes specific to the server side SLA are:</text:p>
      <text:p text:style-name="P1"/>
      <text:list xml:id="list40415473" text:continue-numbering="true" text:style-name="List_20_1">
        <text:list-item>
          <text:p text:style-name="P124">the priority of a job</text:p>
        </text:list-item>
        <text:list-item>
          <text:p text:style-name="P124">whether it is submitted in suspended state</text:p>
        </text:list-item>
        <text:list-item>
          <text:p text:style-name="P124">the maximum number of nodes it can run on</text:p>
        </text:list-item>
        <text:list-item>
          <text:p text:style-name="P124">whether the job is a standard or broadcast job</text:p>
        </text:list-item>
        <text:list-item>
          <text:p text:style-name="P124">whether the server should immediately cancel the job, if the client that submitted it is disconnected</text:p>
        </text:list-item>
      </text:list>
      <text:p text:style-name="P1"/>
      <text:p text:style-name="P1">The attributes specific to the client side SLA are:</text:p>
      <text:p text:style-name="P1"/>
      <text:list xml:id="list40435601" text:continue-numbering="true" text:style-name="List_20_1">
        <text:list-item>
          <text:p text:style-name="P124">the maximum number of channels it can be sent through</text:p>
        </text:list-item>
      </text:list>
      <text:p text:style-name="P1"/>
      <text:p text:style-name="P1">A job SLA is represented by the interface <text:a xlink:type="simple" xlink:href="http://www.jppf.org/api/index.html?org/jppf/node/protocol/JobSLA.html"><text:span text:style-name="Code_20_char">JobSLA</text:span></text:a> for the server side SLA, and by the interface <text:a xlink:type="simple" xlink:href="http://www.jppf.org/api/index.html?org/jppf/node/protocol/JobClientSLA.html"><text:span text:style-name="Code_20_char">JobClientSLA</text:span></text:a> for the client side SLA. It can be accessed from a job using the related getters and setters:</text:p>
      <text:p text:style-name="P1"/>
      <text:p text:style-name="Code_20_block">public class JPPFJob implements Serializable, JPPFDistributedJob {</text:p>
      <text:p text:style-name="Code_20_block"><text:s text:c="2"/><text:span text:style-name="T13">//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13">//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70">myJob.getClientSLA().setMaxChannels(2);</text:p>
      <text:p text:style-name="P70">myJob.getSLA().setPriority(1000);</text:p>
      <text:p text:style-name="P1"/>
      <text:p text:style-name="P1">Also note that both interfaces extend the common interface <text:a xlink:type="simple" xlink:href="http://www.jppf.org/api/index.html?org/jppf/node/protocol/JobCommonSLA.html"><text:span text:style-name="Code_20_char">JobCommonSLA</text:span></text:a>. We will go into the details of these interfaces in the following sections.</text:p>
      <text:list xml:id="list40437350" text:continue-list="list40424068"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index.html?org/jppf/node/protocol/JobCommonSLA.html"><text:span text:style-name="Code_20_char">JobCommonSLA</text:span></text:a> interface:</text:p>
      <text:p text:style-name="P1"/>
      <text:p text:style-name="Code_20_block">public interface JobCommonSLA extends Serializable {</text:p>
      <text:p text:style-name="Code_20_block"><text:s text:c="2"/><text:span text:style-name="T13">//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13">//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13">//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40420665"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Standard">These properties include:</text:p>
      <text:p text:style-name="Standard"/>
      <text:list xml:id="list40422517" text:continue-list="list40435601" text:style-name="List_20_1">
        <text:list-item>
          <text:p text:style-name="P121">JPPF configuration properties</text:p>
        </text:list-item>
        <text:list-item>
          <text:p text:style-name="P121">System properties (including -D*=* properties specified on the JVM command line)</text:p>
        </text:list-item>
        <text:list-item>
          <text:p text:style-name="P121">Environment variables (e.g. PATH, JAVA_HOME, etc.)</text:p>
        </text:list-item>
        <text:list-item>
          <text:p text:style-name="P121">Networking: list of ipv4 and ipv6 addresses with corresponding host name when it can be resolved</text:p>
        </text:list-item>
        <text:list-item>
          <text:p text:style-name="P121">Runtime information such as maximum heap memory, number of available processors, etc...</text:p>
        </text:list-item>
        <text:list-item>
          <text:p text:style-name="P121">Disk space and storage information (JDK 1.6 or later only)</text:p>
        </text:list-item>
        <text:list-item>
          <text:p text:style-name="P121">A special boolean property named “jppf.channel.local” which indicates whether a node (server-side) or communication channel (client-side) is local to the JPPF server or client, respectively.</text:p>
        </text:list-item>
      </text:list>
      <text:p text:style-name="Standard"/>
      <text:p text:style-name="Standard">The kind of tests that can be performed apply to the value of a property, and include:</text:p>
      <text:p text:style-name="Standard"/>
      <text:list xml:id="list40432275" text:continue-numbering="true" text:style-name="List_20_1">
        <text:list-item>
          <text:p text:style-name="P121">Binary comparison operators: ==, &lt;, &lt;=, &gt;, &gt;= ; for instance: ''property_value &lt;= 15''</text:p>
        </text:list-item>
        <text:list-item>
          <text:p text:style-name="P121">Range operators (intervals): ''property_value in'' [a,b] <text:s/>, <text:s/>[a,b[ <text:s/>, <text:s/>]a,b] <text:s/>, <text:s/>]a,b[</text:p>
        </text:list-item>
        <text:list-item>
          <text:p text:style-name="P121">"One of" operator (discrete sets): ''property_value in { a1, ... , aN }''</text:p>
        </text:list-item>
        <text:list-item>
          <text:p text:style-name="P121">"Contains string" operator: ''property_value contains "substring"''</text:p>
        </text:list-item>
        <text:list-item>
          <text:p text:style-name="P121">Regular expressions: '' property_value matches 'regexp' ''</text:p>
        </text:list-item>
        <text:list-item>
          <text:p text:style-name="P121">Custom, user-defined tests</text:p>
        </text:list-item>
      </text:list>
      <text:p text:style-name="Standard"/>
      <text:p text:style-name="Standard">The tests can also be combined into complex expressions using the boolean operators NOT, AND, OR and XOR.</text:p>
      <text:p text:style-name="Standard"/>
      <text:p text:style-name="Standard">Using this mechanism, it is possible to write execution policies such as:</text:p>
      <text:p text:style-name="Standard">"Execute on a node only if the node has at least 256 MB of memory and at least 2 CPUs available"</text:p>
      <text:p text:style-name="Standard">“Execute the job only in the client's local executor”</text:p>
      <text:p text:style-name="Standard"/>
      <text:p text:style-name="P1">In the context of a server-side SLA, an execution policy is sent along with the tasks to the JPPF driver, and evaluated by the driver. It does not need to be sent to the nodes.</text:p>
      <text:p text:style-name="P1"/>
      <text:p text:style-name="P1">For a detailed and complete description of all policy elements, operators and available properties, please refer to the chapter <text:span text:style-name="T4">Appendix B: Execution policy reference</text:span>.</text:p>
      <text:list xml:id="list40433655" text:continue-list="list40420665" text:style-name="Outline">
        <text:list-item>
          <text:list>
            <text:list-item>
              <text:list>
                <text:list-item>
                  <text:list>
                    <text:list-item>
                      <text:list>
                        <text:list-item>
                          <text:h text:style-name="Heading_20_5" text:outline-level="5">Creating and using an execution policy</text:h>
                        </text:list-item>
                      </text:list>
                    </text:list-item>
                  </text:list>
                </text:list-item>
              </text:list>
            </text:list-item>
          </text:list>
        </text:list-item>
      </text:list>
      <text:p text:style-name="Standard">An execution policy is an object whose type is a subclass of <text:a xlink:type="simple" xlink:href="http://www.jppf.org/api/index.html?org/jppf/node/policy/ExecutionPolicy.html"><text:span text:style-name="Code_20_char">ExecutionPolicy</text:span></text:a>. It can be built in 2 ways:</text:p>
      <text:p text:style-name="Standard"/>
      <text:p text:style-name="Standard"><text:span text:style-name="T5">By API</text:span>, <text:span text:style-name="T5">using the classes in the </text:span><text:a xlink:type="simple" xlink:href="http://www.jppf.org/api/index.html?org/jppf/node/policy/package-summary.html"><text:span text:style-name="Code_20_char"><text:span text:style-name="T5">org.jppf.node.policy</text:span></text:span></text:a><text:span text:style-name="T5"> package.</text:span></text:p>
      <text:p text:style-name="Standard"/>
      <text:p text:style-name="Standard">Example:</text:p>
      <text:p text:style-name="Standard"/>
      <text:p text:style-name="P58">// define a policy allowing only nodes with 2 processing threads or more</text:p>
      <text:p text:style-name="Code_20_block">ExecutionPolicy atLeast2ThreadsPolicy = new AtLeast("processing.threads", 2);</text:p>
      <text:p text:style-name="P58">// define a policy allowing only nodes that are part of the "mydomain.com"</text:p>
      <text:p text:style-name="P58">// internet domain (case ignored)</text:p>
      <text:p text:style-name="Code_20_block">ExecutionPolicy myDomainPolicy = new Contains("ipv4.addresses", true, "mydomain.com");</text:p>
      <text:p text:style-name="P58">// define a policy that requires both of the above to be satisfied</text:p>
      <text:p text:style-name="Code_20_block">ExecutionPolicy myPolicy = atLeast2ThreadsPolicy.and(myDomainPolicy);</text:p>
      <text:p text:style-name="Standard"/>
      <text:p text:style-name="Standard">Alternatively, this could be written in a single statement:</text:p>
      <text:p text:style-name="Standard"/>
      <text:p text:style-name="Code_20_block"><text:s text:c="2"/><text:span text:style-name="T13">// define the same policy in one statement</text:span></text:p>
      <text:p text:style-name="Code_20_block"><text:s text:c="2"/>ExecutionPolicy myPolicy = new AtLeast("processing.threads", 2).and(</text:p>
      <text:p text:style-name="Code_20_block"><text:s text:c="4"/>new Contains("ipv4.addresses", true, "mydomain.com"));</text:p>
      <text:p text:style-name="Standard"/>
      <text:p text:style-name="P18"/>
      <text:p text:style-name="P115">Using an XML policy document:</text:p>
      <text:p text:style-name="Standard"/>
      <text:p text:style-name="Standard">Example XML policy:</text:p>
      <text:p text:style-name="Standard"/>
      <text:p text:style-name="Code_20_block">&lt;ExecutionPolicy&gt;</text:p>
      <text:p text:style-name="Code_20_block"><text:s text:c="2"/><text:span text:style-name="T13">&lt;!-- define a policy that requires both rules to be satisfied --&gt;</text:span></text:p>
      <text:p text:style-name="Code_20_block"><text:s text:c="2"/>&lt;AND&gt;</text:p>
      <text:p text:style-name="Code_20_block"><text:s text:c="4"/><text:span text:style-name="T13">&lt;!-- define a policy allowing only nodes with 2 processing threads or more --&gt;</text:span></text:p>
      <text:p text:style-name="Code_20_block"><text:s text:c="4"/>&lt;AtLeast&gt;</text:p>
      <text:p text:style-name="Code_20_block"><text:s text:c="6"/>&lt;Property&gt;processing.threads&lt;/Property&gt;</text:p>
      <text:p text:style-name="Code_20_block"><text:s text:c="6"/>&lt;Value&gt;2&lt;/Value&gt;</text:p>
      <text:p text:style-name="Code_20_block"><text:s text:c="4"/>&lt;/AtLeast&gt;</text:p>
      <text:p text:style-name="Code_20_block"><text:s text:c="4"/><text:span text:style-name="T13">&lt;!-- allow only nodes in the "mydomain.com" internet domain (case ignored) --&gt;</text:span></text:p>
      <text:p text:style-name="Code_20_block"><text:s text:c="4"/>&lt;Contains ignoreCase="true"&gt;</text:p>
      <text:p text:style-name="Code_20_block"><text:s text:c="6"/>&lt;Property&gt;ipv4.addresses&lt;/Property&gt;</text:p>
      <text:p text:style-name="Code_20_block"><text:s text:c="6"/>&lt;Value&gt;mydomain.com&lt;/Value&gt;</text:p>
      <text:p text:style-name="Code_20_block"><text:s text:c="4"/>&lt;/Contains&gt;</text:p>
      <text:p text:style-name="Code_20_block"><text:s text:c="2"/>&lt;/AND&gt;</text:p>
      <text:p text:style-name="Code_20_block">&lt;/ExecutionPolicy&gt;</text:p>
      <text:p text:style-name="Standard"/>
      <text:p text:style-name="Standard">As you can see, this is the exact equivalent of the policy we constructed programmatically before.</text:p>
      <text:p text:style-name="Standard"/>
      <text:p text:style-name="P1">To transform this XML policy into an <text:span text:style-name="Code_20_char">ExecutionPolicy</text:span> object, we will have to parse it using the <text:a xlink:type="simple" xlink:href="http://www.jppf.org/api/index.html?org/jppf/node/policy/PolicyParser.html"><text:span text:style-name="Code_20_char">PolicyParser</text:span></text:a> API, by the means of one of the following methods:</text:p>
      <text:p text:style-name="Standard"/>
      <text:p text:style-name="Code_20_block">static ExecutionPolicy parsePolicy(String) <text:s text:c="5"/><text:span text:style-name="T13">// parse from a string</text:span></text:p>
      <text:p text:style-name="Code_20_block">static ExecutionPolicy parsePolicyFile(String) <text:s/><text:span text:style-name="T13">// parse from a file</text:span></text:p>
      <text:p text:style-name="Code_20_block">static ExecutionPolicy parsePolicy(File) <text:s text:c="7"/><text:span text:style-name="T13">// parse from a file</text:span></text:p>
      <text:p text:style-name="Code_20_block">static ExecutionPolicy parsePolicy(Reader) <text:s text:c="5"/><text:span text:style-name="T13">// parse from a Reader</text:span></text:p>
      <text:p text:style-name="Code_20_block">static ExecutionPolicy parsePolicy(InputStream) <text:span text:style-name="T13">// parse from an InputStream</text:span></text:p>
      <text:p text:style-name="Standard"/>
      <text:p text:style-name="Standard">Example use:</text:p>
      <text:p text:style-name="P58">// parse the specified XML file into an ExecutionPolicy object</text:p>
      <text:p text:style-name="Code_20_block">ExecutionPolicy myPolicy = PolicyParser.parsePolicyFile("../policies/MyPolicy.xml");</text:p>
      <text:p text:style-name="Standard"/>
      <text:p text:style-name="Standard">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Standard"/>
      <text:p text:style-name="Code_20_block">static ExecutionPolicy validatePolicy(String) <text:s text:c="5"/><text:span text:style-name="T13">// validate from a string</text:span></text:p>
      <text:p text:style-name="Code_20_block">static ExecutionPolicy validatePolicyFile(String) <text:s/><text:span text:style-name="T13">// validate from a file</text:span></text:p>
      <text:p text:style-name="Code_20_block">static ExecutionPolicy validatePolicy(File) <text:s text:c="7"/><text:span text:style-name="T13">// validate from a file</text:span></text:p>
      <text:p text:style-name="Code_20_block">static ExecutionPolicy validatePolicy(Reader) <text:s text:c="5"/><text:span text:style-name="T13">// validate from a Reader</text:span></text:p>
      <text:p text:style-name="Code_20_block">static ExecutionPolicy validatePolicy(InputStream) <text:span text:style-name="T13">// validate from an InputStream</text:span></text:p>
      <text:p text:style-name="Standard"/>
      <text:p text:style-name="Standard">To enable validation, the document's namespace must be specified in the root element:</text:p>
      <text:p text:style-name="Standard"/>
      <text:p text:style-name="Code_20_block">&lt;jppf:ExecutionPolicy <text:span text:style-name="T5">xmlns:jppf="http://www.jppf.org/schemas/ExecutionPolicy.xsd"</text:span>&gt;</text:p>
      <text:p text:style-name="Code_20_block"><text:s text:c="2"/>...</text:p>
      <text:p text:style-name="Code_20_block">&lt;/jppf:ExecutionPolicy&gt;</text:p>
      <text:p text:style-name="Standard"/>
      <text:p text:style-name="Standard">Example use:</text:p>
      <text:p text:style-name="Code_20_block">public ExecutionPolicy createPolicy(String policyPath) {</text:p>
      <text:p text:style-name="Code_20_block"><text:s text:c="2"/>try {</text:p>
      <text:p text:style-name="Code_20_block"><text:s text:c="4"/><text:span text:style-name="T13">// validate the specified XML file</text:span></text:p>
      <text:p text:style-name="Code_20_block"><text:s text:c="4"/>PolicyParser.validatePolicyFile(policyPath);</text:p>
      <text:p text:style-name="Code_20_block"><text:s text:c="2"/>} catch(Exception e) {</text:p>
      <text:p text:style-name="Code_20_block"><text:s text:c="4"/><text:span text:style-name="T13">// the validation and parsing errors are in the exception message</text:span></text:p>
      <text:p text:style-name="Code_20_block"><text:s text:c="4"/>System.err.println("The execution policy " + policyPath +</text:p>
      <text:p text:style-name="Code_20_block"><text:s text:c="6"/>" is not valid: " + e.getMessage());</text:p>
      <text:p text:style-name="Code_20_block"><text:s text:c="4"/>return null;</text:p>
      <text:p text:style-name="Code_20_block"><text:s text:c="2"/>}</text:p>
      <text:p text:style-name="Code_20_block"><text:s text:c="2"/><text:span text:style-name="T13">// the policy is valid, we can parse it safely</text:span></text:p>
      <text:p text:style-name="Code_20_block"><text:s text:c="2"/>return PolicyParser.parsePolicyFile(policyPath);</text:p>
      <text:p text:style-name="Code_20_block">}</text:p>
      <text:p text:style-name="Standard"/>
      <text:list xml:id="list40419078" text:continue-numbering="true" text:style-name="Outline">
        <text:list-item>
          <text:list>
            <text:list-item>
              <text:list>
                <text:list-item>
                  <text:list>
                    <text:list-item>
                      <text:list>
                        <text:list-item>
                          <text:h text:style-name="P145" text:outline-level="5">Creating custom policies</text:h>
                        </text:list-item>
                      </text:list>
                    </text:list-item>
                  </text:list>
                </text:list-item>
              </text:list>
            </text:list-item>
          </text:list>
        </text:list-item>
      </text:list>
      <text:p text:style-name="Standard">It is possible to apply user-defined policies. When you do so, a number of constraints must be respected:</text:p>
      <text:p text:style-name="Standard"/>
      <text:list xml:id="list40429791" text:continue-list="list40432275" text:style-name="List_20_1">
        <text:list-item>
          <text:p text:style-name="P121">the custom policy class must extend <text:a xlink:type="simple" xlink:href="http://www.jppf.org/api/index.html?org/jppf/node/policy/CustomPolicy.html"><text:span text:style-name="Code_20_char">CustomPolicy</text:span></text:a></text:p>
        </text:list-item>
        <text:list-item>
          <text:p text:style-name="P121">the custom policy class must be deployed in the JPPF server classpath as well as the client's</text:p>
        </text:list-item>
      </text:list>
      <text:p text:style-name="Standard"/>
      <text:p text:style-name="Standard">Here is a sample custom policy code:</text:p>
      <text:p text:style-name="Standard"/>
      <text:p text:style-name="Code_20_block">package my.package;</text:p>
      <text:p text:style-name="Code_20_block">import org.jppf.management.JPPFSystemInformation;</text:p>
      <text:p text:style-name="Code_20_block">import org.jppf.node.policy.CustomPolicy;</text:p>
      <text:p text:style-name="Code_20_block"/>
      <text:p text:style-name="P58">// define a policy allowing only nodes with 2 processing threads or more</text:p>
      <text:p text:style-name="Code_20_block"><text:span text:style-name="T5">public class MyCustomPolicy extends CustomPolicy </text:span>{</text:p>
      <text:p text:style-name="Code_20_block"><text:s text:c="2"/><text:span text:style-name="T5">public boolean accepts(JPPFSystemInformation info) </text:span>{</text:p>
      <text:p text:style-name="Code_20_block"><text:s text:c="4"/><text:span text:style-name="T13">// get the value of the "processing.threads" property</text:span></text:p>
      <text:p text:style-name="Code_20_block"><text:s text:c="4"/>String s = <text:span text:style-name="T5">this.getProperty(info, "processing.threads");</text:span></text:p>
      <text:p text:style-name="Code_20_block"><text:s text:c="4"/>int n = -1;</text:p>
      <text:p text:style-name="Code_20_block"><text:s text:c="4"/>try { n = Integer.valueOf(s); }</text:p>
      <text:p text:style-name="Code_20_block"><text:s text:c="4"/>catch(NumberFormatException e) { // process the exception }</text:p>
      <text:p text:style-name="Code_20_block"><text:s text:c="4"/><text:span text:style-name="T13">// node is accepted only if number of threads &gt;= 2</text:span></text:p>
      <text:p text:style-name="Code_20_block"><text:s text:c="4"/>return n &gt;= 2;</text:p>
      <text:p text:style-name="Code_20_block"><text:s text:c="2"/>}</text:p>
      <text:p text:style-name="Code_20_block">}</text:p>
      <text:p text:style-name="Standard"/>
      <text:p text:style-name="P1">Now, let's imagine that we want our policy to be more generic, and to accept nodes with at least a parametrized number of threads given as argument to the policy.</text:p>
      <text:p text:style-name="Standard"/>
      <text:p text:style-name="Standard">Our accepts() method becomes then:</text:p>
      <text:p text:style-name="Standard"/>
      <text:p text:style-name="Code_20_block">public boolean accepts(JPPFSystemInformation info) {</text:p>
      <text:p text:style-name="Code_20_block"><text:s text:c="2"/><text:span text:style-name="T13">// get the value to compare with, passed as the first argument to this policy</text:span></text:p>
      <text:p text:style-name="Code_20_block"><text:s text:c="2"/>String s1 = <text:span text:style-name="T5">getArgs()[0]</text:span>;</text:p>
      <text:p text:style-name="Code_20_block"><text:s text:c="2"/>int param = -1;</text:p>
      <text:p text:style-name="Code_20_block"><text:s text:c="2"/>try { param = Integer.valueOf(s1); }</text:p>
      <text:p text:style-name="Code_20_block"><text:s text:c="2"/>catch(NumberFormatException e) { }</text:p>
      <text:p text:style-name="Code_20_block"><text:s text:c="2"/>String s2 = getProperty(info, "processing.thread");</text:p>
      <text:p text:style-name="Code_20_block"><text:s text:c="2"/>int n = -1;</text:p>
      <text:p text:style-name="Code_20_block"><text:s text:c="2"/>try { n = Integer.valueOf(s2); }</text:p>
      <text:p text:style-name="Code_20_block"><text:s text:c="2"/>catch(NumberFormatException e) { }</text:p>
      <text:p text:style-name="Code_20_block"><text:s text:c="2"/><text:span text:style-name="T13">// node is accepted only if number of threads &gt;= param</text:span></text:p>
      <text:p text:style-name="Code_20_block"><text:s text:c="2"/>return n &gt;= param;</text:p>
      <text:p text:style-name="Code_20_block">}</text:p>
      <text:p text:style-name="Standard"/>
      <text:p text:style-name="P1">Here we use the <text:span text:style-name="Code_20_char">getArgs()</text:span> method which returns an array of strings, corresponding to the arguments passed in the XML representation of the policy.</text:p>
      <text:p text:style-name="Standard"/>
      <text:p text:style-name="P1">To illustrate how to use <text:s/>a custom policy in an XML policy document, here is an example XML representation of the custom policy we created above:</text:p>
      <text:p text:style-name="Standard"/>
      <text:p text:style-name="Code_20_block">&lt;CustomRule class="my.package.MyCustomPolicy"&gt;</text:p>
      <text:p text:style-name="Code_20_block"><text:s text:c="2"/>&lt;Arg&gt;3&lt;/Arg&gt;</text:p>
      <text:p text:style-name="Code_20_block">&lt;/CustomRule&gt;</text:p>
      <text:p text:style-name="Standard"/>
      <text:p text:style-name="P1">The "class" attribute is the fully qualified name of the custom policy class. There can be any number of &lt;Arg&gt; elements, these are the parameters that will then be accessible through <text:span text:style-name="Code_20_char">CustomPolicy.getArgs()</text:span>.</text:p>
      <text:p text:style-name="Standard"/>
      <text:p text:style-name="P1">When the XML descriptor is parsed, an execution policy object will be created exactly <text:span text:style-name="T45">as</text:span> <text:span text:style-name="T45">in </text:span>this code snippet:</text:p>
      <text:p text:style-name="Standard"/>
      <text:p text:style-name="Code_20_block">MyCustomPolicy policy = new MyCustomPolicy();</text:p>
      <text:p text:style-name="Code_20_block">policy.setArgs( "3" );</text:p>
      <text:p text:style-name="Standard"/>
      <text:p text:style-name="P20">Finally, to enable the use of this custom policy, you will need to deploy the corresponding class(es) to both the server's and the client's classpath.</text:p>
      <text:list xml:id="list40443960" text:continue-list="list40419078" text:style-name="Outline">
        <text:list-item>
          <text:list>
            <text:list-item>
              <text:list>
                <text:list-item>
                  <text:list>
                    <text:list-item>
                      <text:h text:style-name="Heading_20_4" text:outline-level="4"><text:soft-page-break/>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58">// job start schedule</text:p>
      <text:p text:style-name="Code_20_block">public JPPFSchedule getJobSchedule()</text:p>
      <text:p text:style-name="Code_20_block">public void setJobSchedule(JPPFSchedule schedule)</text:p>
      <text:p text:style-name="Code_20_block"><text:s text:c="2"/></text:p>
      <text:p text:style-name="P58">//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index.html?org/jppf/scheduling/JPPFSchedule.html"><text:span text:style-name="Code_20_char">JPPFSchedule</text:span></text:a>. A schedule is normally defined through one of its constructors:</text:p>
      <text:p text:style-name="Standard"/>
      <text:p text:style-name="P18">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text:p>
      <text:p text:style-name="Standard">Here is an example:</text:p>
      <text:p text:style-name="Standard"/>
      <text:p text:style-name="Code_20_block">JPPFJob myJob = new Job();</text:p>
      <text:p text:style-name="P58">//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5">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67">String dateFormat = "MM/dd/yyyy hh:mm a z";</text:p>
      <text:p text:style-name="P58">// set the job to expire on September 30, 2010 at 12:08 PM in the CEDT time zone</text:p>
      <text:p text:style-name="Code_20_block">JPPFSchedule schedule = new JPPFSchedule(<text:span text:style-name="T43">"09/30/2010 12:08 PM CEDT", dateFormat</text:span>);</text:p>
      <text:p text:style-name="Code_20_block">myJob.getSLA().setJobExpirationSchedule(mySchedule);</text:p>
      <text:p text:style-name="Standard"/>
      <text:list xml:id="list40437170" text:continue-numbering="true" text:style-name="Outline">
        <text:list-item>
          <text:list>
            <text:list-item>
              <text:list>
                <text:list-item>
                  <text:h text:style-name="P140" text:outline-level="3">Server side SLA attributes</text:h>
                </text:list-item>
              </text:list>
            </text:list-item>
          </text:list>
        </text:list-item>
      </text:list>
      <text:p text:style-name="P1">A server-side SLA is described by the <text:a xlink:type="simple" xlink:href="http://www.jppf.org/api/index.html?org/jppf/node/protocol/JobSLA.html"><text:span text:style-name="Code_20_char">JobSLA</text:span></text:a> interface, defined as:</text:p>
      <text:p text:style-name="P1"/>
      <text:p text:style-name="Code_20_block">public interface JobSLA extends JobCommonSLA {</text:p>
      <text:p text:style-name="Code_20_block"><text:s text:c="2"/><text:span text:style-name="T13">//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13">// Maximum number of nodes the job can run on</text:span></text:p>
      <text:p text:style-name="Code_20_block"><text:s text:c="2"/>int getMaxNodes();</text:p>
      <text:p text:style-name="Code_20_block"><text:s text:c="2"/>void setMaxNodes(int maxNodes);</text:p>
      <text:p text:style-name="Code_20_block"><text:s text:c="2"/></text:p>
      <text:p text:style-name="Code_20_block"><text:s text:c="2"/><text:span text:style-name="T13">//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13">//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13">// Determine whether the job should be canceled by the server</text:span></text:p>
      <text:p text:style-name="Code_20_block"><text:s text:c="2"/><text:span text:style-name="T13">// if the client gets disconnected</text:span></text:p>
      <text:p text:style-name="Code_20_block"><text:s text:c="2"/>boolean isCancelUponClientDisconnect();</text:p>
      <text:p text:style-name="Code_20_block"><text:s text:c="2"/>void setCancelUponClientDisconnect(boolean cancelUponClientDisconnect);</text:p>
      <text:p text:style-name="P85"/>
      <text:p text:style-name="P85"><text:span text:style-name="T68"><text:s text:c="2"/></text:span><text:span text:style-name="T19">// expiration schedule for any subset of the job dispatched to a node</text:span></text:p>
      <text:p text:style-name="P88"><text:s text:c="2"/>JPPFSchedule getDispatchExpirationSchedule();</text:p>
      <text:p text:style-name="P88"><text:s text:c="2"/>void setDispatchExpirationSchedule(JPPFSchedule schedule);</text:p>
      <text:p text:style-name="P88"/>
      <text:p text:style-name="P85"><text:span text:style-name="T68"><text:s text:c="2"/></text:span><text:span text:style-name="T19">// number of times a dispatched task can expire before it is finally cancelled</text:span></text:p>
      <text:p text:style-name="P88"><text:s text:c="2"/>int getMaxDispatchExpirations();</text:p>
      <text:p text:style-name="P88"><text:s text:c="2"/>void setMaxDispatchExpirations(int max);</text:p>
      <text:p text:style-name="P85"/>
      <text:p text:style-name="Code_20_block"><text:span text:style-name="T75"><text:s text:c="2"/></text:span><text:span text:style-name="T20">// class path associated with the job</text:span></text:p>
      <text:p text:style-name="P92"><text:s text:c="2"/>ClassPath getClassPath();</text:p>
      <text:p text:style-name="P92"><text:s text:c="2"/>void setClassPath(ClassPath classpath);</text:p>
      <text:p text:style-name="Code_20_block">}</text:p>
      <text:list xml:id="list40432692"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74">The default priority is zero.</text:span></text:p>
      <text:p text:style-name="Standard"/>
      <text:p text:style-name="P28">Example usage:</text:p>
      <text:p text:style-name="P28"/>
      <text:p text:style-name="P61">// create a job with a non-default priority</text:p>
      <text:p text:style-name="P87">JPPFJob job1 = new JPPFJob();</text:p>
      <text:p text:style-name="P87">job1.getSLA().setPriority(10);</text:p>
      <text:p text:style-name="P61">// create a second job with a slightly higher priority</text:p>
      <text:p text:style-name="P87">JPPFJob job2 = new JPPFJob();</text:p>
      <text:p text:style-name="P87">job2.getSLA().setPriority(job1.getSLA().getPriority() + 1);</text:p>
      <text:list xml:id="list40421278"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71">The default value of this attribute is equal to </text:span><text:a xlink:type="simple" xlink:href="http://docs.oracle.com/javase/7/docs/api/java/lang/Integer.html#MAX_VALUE"><text:span text:style-name="T71">Integer.MAX_VALUE</text:span></text:a><text:span text:style-name="T71">, i.e. 2</text:span><text:span text:style-name="T72">31</text:span><text:span text:style-name="T71">-1</text:span></text:p>
      <text:p text:style-name="P1"/>
      <text:p text:style-name="P1">The resulting assignment of nodes to the job is influenced by other attributes, especially the job priority and an eventual execution policy.</text:p>
      <text:p text:style-name="P1"/>
      <text:p text:style-name="P1"><text:soft-page-break/>The maximum number of nodes is a manageable attribute, which means it can be dynamically updated, while the job is still executing, using the JPPF administration console or the related management APIs.</text:p>
      <text:p text:style-name="P1"/>
      <text:p text:style-name="P29">Example usage:</text:p>
      <text:p text:style-name="P29"/>
      <text:p text:style-name="P87">JPPFJob job = new JPPFJob();</text:p>
      <text:p text:style-name="P61">// this job will execute on a maximum of 10 nodes</text:p>
      <text:p text:style-name="P87">job.getSLA().setMaxNodes(10);</text:p>
      <text:list xml:id="list40418693"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30">Example usage:</text:p>
      <text:p text:style-name="P30"/>
      <text:p text:style-name="P89">JPPFJob job = new JPPFJob();</text:p>
      <text:p text:style-name="P60"><text:span text:style-name="T68">// this job will </text:span><text:span text:style-name="T69">be submitted to the server and will remain suspended until</text:span></text:p>
      <text:p text:style-name="P60"><text:span text:style-name="T68">// </text:span><text:span text:style-name="T69">it is resumed or cancelled via the admin console or management APIs</text:span></text:p>
      <text:p text:style-name="P86"><text:span text:style-name="T68">job.getSLA().set</text:span><text:span text:style-name="T69">Suspended</text:span><text:span text:style-name="T68">(</text:span><text:span text:style-name="T69">true</text:span><text:span text:style-name="T68">);</text:span></text:p>
      <text:list xml:id="list40428689"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index.html?org/jppf/node/protocol/JobSLA.html"><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40438164" text:continue-list="list40429791" text:style-name="List_20_1">
        <text:list-item>
          <text:p text:style-name="P121">a broadcast job is executed on <text:span text:style-name="T46">all </text:span>the nodes <text:span text:style-name="T46">connected to the driver, </text:span>at the time the job is received by the JPPF driver. <text:span text:style-name="T46">This includes nodes that are executing another job at that time</text:span></text:p>
        </text:list-item>
        <text:list-item>
          <text:p text:style-name="P121">if a node dies or disconnects while the job is executing on it, the job is canceled for this node</text:p>
        </text:list-item>
        <text:list-item>
          <text:p text:style-name="P121">if a new node connects while the job is executing, the broadcast job will not execute on it</text:p>
        </text:list-item>
        <text:list-item>
          <text:p text:style-name="P121">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40431298" text:continue-list="list40428689"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text:p>
      <text:p text:style-name="P1"/>
      <text:p text:style-name="P1">This property is set once for each job, and cannot be changed once the job has been submitted to the server, i.e. it is not dynamically manageable.</text:p>
      <text:p text:style-name="P1"/>
      <text:p text:style-name="P30">Example usage:</text:p>
      <text:p text:style-name="P30"/>
      <text:p text:style-name="P86">JPPFJob myJob = new JPPFJob();</text:p>
      <text:p text:style-name="P86">myJob.getSLA().set<text:span text:style-name="T69">CancelUponDisconnect</text:span>(true);</text:p>
      <text:p text:style-name="P30"/>
      <text:list xml:id="list40442507" text:continue-numbering="true" text:style-name="Outline">
        <text:list-item>
          <text:list>
            <text:list-item>
              <text:list>
                <text:list-item>
                  <text:list>
                    <text:list-item>
                      <text:h text:style-name="P144" text:outline-level="4">Expiration of job dispatches</text:h>
                    </text:list-item>
                  </text:list>
                </text:list-item>
              </text:list>
            </text:list-item>
          </text:list>
        </text:list-item>
      </text:list>
      <text:p text:style-name="P8"><text:span text:style-name="T7">Definition</text:span><text:span text:style-name="T73">: </text:span><text:span text:style-name="T2">a job dispatch is the whole or part of a job that is dispatched by the server to a node.</text:span></text:p>
      <text:p text:style-name="P31"/>
      <text:p text:style-name="P8"><text:span text:style-name="T73">The server-side job SLA enables specifying whether a job dispatch will expire, along with the behavior upon exipration. This is done with a combination of two attributes: a </text:span><text:span text:style-name="T2">dispatch expiration schedule</text:span><text:span text:style-name="T73">, which specifies when the dispatch will expire, and a </text:span><text:span text:style-name="T2">maximum number of expirations</text:span><text:span text:style-name="T73"> after which the tasks in the dispatch will be cancelled instead of resubmitted. By default, a job dispatch will not expire and the number of expirations is set to zero (tasks are cancelled upon the first expiration, if any).</text:span></text:p>
      <text:p text:style-name="P31"/>
      <text:p text:style-name="P31">One possible use for this mechanism is to prevent resource-intensive tasks from bloating slow nodes, without having to cancel the whole job or set timeouts on inidividual tasks.</text:p>
      <text:p text:style-name="P31"/>
      <text:p text:style-name="P31">Example usage:</text:p>
      <text:p text:style-name="P31"/>
      <text:p text:style-name="P90">JPPFJob job = new JPPFJob();</text:p>
      <text:p text:style-name="P62">// job dispatches will expire if they execute for more than 5 seconds</text:p>
      <text:p text:style-name="P90">job.getSLA().setDispatchExpirationSchedule(new JPPFSchedule(5000L));</text:p>
      <text:p text:style-name="P62">// dispatched tasks will be resubmitted at most 2 times before they are cancelled.</text:p>
      <text:p text:style-name="P90">job.getSLA().setMaxDispatchExpirations(2);</text:p>
      <text:list xml:id="list40418672" text:continue-numbering="true" text:style-name="Outline">
        <text:list-item>
          <text:list>
            <text:list-item>
              <text:list>
                <text:list-item>
                  <text:list>
                    <text:list-item>
                      <text:h text:style-name="P142" text:outline-level="4">Setting a class path onto the job</text:h>
                    </text:list-item>
                  </text:list>
                </text:list-item>
              </text:list>
            </text:list-item>
          </text:list>
        </text:list-item>
      </text:list>
      <text:p text:style-name="P35">The classpath attribute of the job SLA allows sending library files along with the job and its tasks. Out of the box, this attribute is only used by offline nodes, to work around the fact that offline nodes do no have remote class loading capabilities. <text:span text:style-name="T76">The class path attribute, by default empty but not not null, is accessed with the following methods:</text:span></text:p>
      <text:p text:style-name="P36"/>
      <text:p text:style-name="P93">public interface JobClientSLA extends JobCommonSLA {</text:p>
      <text:p text:style-name="Code_20_block"><text:span text:style-name="T76"><text:s text:c="2"/></text:span><text:span text:style-name="T21">// get / set the class path associated with the job</text:span></text:p>
      <text:p text:style-name="P93"><text:s text:c="2"/>ClassPath getClassPath();</text:p>
      <text:p text:style-name="P93"><text:s text:c="2"/>void setClassPath(ClassPath classpath);</text:p>
      <text:p text:style-name="P93">}</text:p>
      <text:p text:style-name="P36"/>
      <text:p text:style-name="P37"><text:span text:style-name="T76">We can see that a class path is represented by the </text:span><text:a xlink:type="simple" xlink:href="http://www.jppf.org/api/index.html?org/jppf/node/protocol/ClassPath.html"><text:span text:style-name="T76">ClassPath</text:span></text:a><text:span text:style-name="T76"> interface, defined as follows:</text:span></text:p>
      <text:p text:style-name="P38"/>
      <text:p text:style-name="P94">public interface ClassPath extends Serializable, Iterable&lt;ClassPathElement&gt; {</text:p>
      <text:p text:style-name="Code_20_block"><text:span text:style-name="T77"><text:s text:c="2"/></text:span><text:span text:style-name="T22">// add an element to this classpath</text:span></text:p>
      <text:p text:style-name="P94"><text:s text:c="2"/>ClassPath add(ClassPathElement element);</text:p>
      <text:p text:style-name="P94"><text:s text:c="2"/>ClassPath add(String name, Location&lt;?&gt; location);</text:p>
      <text:p text:style-name="P94"><text:s text:c="2"/>ClassPath add(String name, Location&lt;?&gt; localLocation, Location&lt;?&gt; remoteLocation);</text:p>
      <text:p text:style-name="P94"/>
      <text:p text:style-name="Code_20_block"><text:span text:style-name="T77"><text:s text:c="2"/></text:span><text:span text:style-name="T22">// remove an element from this classpath</text:span></text:p>
      <text:p text:style-name="P94"><text:s text:c="2"/>ClassPath remove(ClassPathElement element);</text:p>
      <text:p text:style-name="P94"><text:s text:c="2"/>ClassPath remove(String name);</text:p>
      <text:p text:style-name="P94"/>
      <text:p text:style-name="Code_20_block"><text:span text:style-name="T77"><text:s text:c="2"/></text:span><text:span text:style-name="T22">// get an element with the specified name</text:span></text:p>
      <text:p text:style-name="P94"><text:s text:c="2"/>ClassPathElement element(String name);</text:p>
      <text:p text:style-name="P94"/>
      <text:p text:style-name="Code_20_block"><text:span text:style-name="T77"><text:s text:c="2"/></text:span><text:span text:style-name="T22">// get all the elements in this classpath</text:span></text:p>
      <text:p text:style-name="P94"><text:s text:c="2"/>Collection&lt;ClassPathElement&gt; allElements();</text:p>
      <text:p text:style-name="P94"/>
      <text:p text:style-name="Code_20_block"><text:span text:style-name="T77"><text:s text:c="2"/></text:span><text:span text:style-name="T22">// empty this classpath (remove all elements)</text:span></text:p>
      <text:p text:style-name="P94"><text:s text:c="2"/>ClassPath clear();</text:p>
      <text:p text:style-name="P94"/>
      <text:p text:style-name="Code_20_block"><text:span text:style-name="T77"><text:s text:c="2"/></text:span><text:span text:style-name="T22">// is this classpath empty?</text:span></text:p>
      <text:p text:style-name="P94"><text:s text:c="2"/>boolean isEmpty();</text:p>
      <text:p text:style-name="P94"/>
      <text:p text:style-name="Code_20_block"><text:span text:style-name="T77"><text:s text:c="2"/></text:span><text:span text:style-name="T22">// should the node force a reset of the class loader before executing the tasks?</text:span></text:p>
      <text:p text:style-name="P94"><text:s text:c="2"/>boolean isForceClassLoaderReset();</text:p>
      <text:p text:style-name="P94"><text:s text:c="2"/>void setForceClassLoaderReset(boolean forceReset);</text:p>
      <text:p text:style-name="P95">}</text:p>
      <text:p text:style-name="P40"/>
      <text:p text:style-name="P10"><text:span text:style-name="T78">Note that one of the </text:span><text:span text:style-name="Code_20_char"><text:span text:style-name="T78">add(...)</text:span></text:span><text:span text:style-name="T78"> methods uses a </text:span><text:a xlink:type="simple" xlink:href="http://www.jppf.org/api/index.html?org/jppf/node/protocol/ClassPathElement.html"><text:span text:style-name="T78">ClassPathElement</text:span></text:a><text:span text:style-name="T78"> as parameter, while the others use a name with one or two </text:span><text:a xlink:type="simple" xlink:href="http://www.jppf.org/api/index.html?org/jppf/node/protocol/Location.html"><text:span text:style-name="T78">Location</text:span></text:a><text:span text:style-name="T78"> objects </text:span><text:span text:style-name="T82">(see the </text:span><text:a xlink:type="simple" xlink:href="#1.1.9.The Location API|outline"><text:span text:style-name="T82">Location API</text:span></text:a><text:span text:style-name="T82"> section)</text:span><text:span text:style-name="T78">. These methods are equivalent. For the last two, JPPF will internally create instances of a default implementation of ClassPathElement (class <text:s/></text:span><text:a xlink:type="simple" xlink:href="http://www.jppf.org/api/index.html?org/jppf/server/protocol/ClassPathElementImpl.html"><text:span text:style-name="T78">ClassPathElementImpl</text:span></text:a><text:span text:style-name="T78">). It is preferred to avoid creating </text:span><text:span text:style-name="Code_20_char"><text:span text:style-name="T78">ClassPathElement</text:span></text:span><text:span text:style-name="T78"> instances, as it makes the code less cumbersome and independent from any specific implementation.</text:span></text:p>
      <text:p text:style-name="P43"/>
      <text:p text:style-name="P117"><text:span text:style-name="T79">Also note that </text:span><text:a xlink:type="simple" xlink:href="http://www.jppf.org/api/index.html?org/jppf/node/protocol/ClassPath.html"><text:span text:style-name="T76">ClassPath</text:span></text:a><text:span text:style-name="T79"> implements </text:span><text:a xlink:type="simple" xlink:href="http://docs.oracle.com/javase/7/docs/api/index.html?java/lang/Iterable.html"><text:span text:style-name="T79">Iterable</text:span></text:a><text:span text:style-name="T79">&lt;</text:span><text:a xlink:type="simple" xlink:href="http://www.jppf.org/api/index.html?org/jppf/node/protocol/ClassPathElement.html"><text:span text:style-name="T79">ClassPathElement</text:span></text:a><text:span text:style-name="T79">&gt;, so that it can be used in </text:span><text:span text:style-name="Code_20_char"><text:span text:style-name="T79">for</text:span></text:span><text:span text:style-name="T79"> loops:</text:span></text:p>
      <text:p text:style-name="P43"/>
      <text:p text:style-name="P97">for (ClassPathElement elt: myJob.getSLA().getClassPath()) ...;</text:p>
      <text:p text:style-name="P42"/>
      <text:p text:style-name="P39"><text:span text:style-name="T78">The </text:span><text:a xlink:type="simple" xlink:href="http://www.jppf.org/api/index.html?org/jppf/node/protocol/ClassPathElement.html"><text:span text:style-name="T78">ClassPathElement</text:span></text:a><text:span text:style-name="T78"> interface is defined as follows:</text:span></text:p>
      <text:p text:style-name="P41"/>
      <text:p text:style-name="P98">public interface ClassPathElement extends Serializable {</text:p>
      <text:p text:style-name="P96"><text:span text:style-name="T78"><text:s text:c="2"/></text:span><text:span text:style-name="T23">// get the name of this classpath element</text:span></text:p>
      <text:p text:style-name="P98"><text:s text:c="2"/>String getName();</text:p>
      <text:p text:style-name="P98"><text:s/></text:p>
      <text:p text:style-name="P96"><text:span text:style-name="T78"><text:s text:c="2"/></text:span><text:span text:style-name="T23">// get the </text:span><text:span text:style-name="T25">local (to the client)</text:span><text:span text:style-name="T23"> location of this element</text:span></text:p>
      <text:p text:style-name="P98"><text:s text:c="2"/>Location&lt;?&gt; getLocalLocation();</text:p>
      <text:p text:style-name="P98"><text:s/></text:p>
      <text:p text:style-name="P96"><text:span text:style-name="T78"><text:s text:c="2"/></text:span><text:span text:style-name="T23">// get the </text:span><text:span text:style-name="T25">remote (local to the node) </text:span><text:span text:style-name="T23">location of this element, </text:span><text:span text:style-name="T25">if any</text:span></text:p>
      <text:p text:style-name="P98"><text:s text:c="2"/>Location&lt;?&gt; getRemoteLocation();</text:p>
      <text:p text:style-name="P98"><text:s/></text:p>
      <text:p text:style-name="P96"><text:span text:style-name="T78"><text:s text:c="2"/></text:span><text:span text:style-name="T23">// </text:span><text:span text:style-name="T24">p</text:span><text:span text:style-name="T23">erform a validation of this classpath element</text:span></text:p>
      <text:p text:style-name="P98"><text:s text:c="2"/>boolean validate();</text:p>
      <text:p text:style-name="P98">}</text:p>
      <text:p text:style-name="P41"/>
      <text:p text:style-name="P9"><text:span text:style-name="T80">JPPF provides a default implementation </text:span><text:a xlink:type="simple" xlink:href="http://www.jppf.org/api/index.html?org/jppf/server/protocol/ClassPathElementImpl.html"><text:span text:style-name="T80">ClassPathElementImpl</text:span></text:a><text:span text:style-name="T80"> which does not perform any validation, that is, its </text:span><text:span text:style-name="Code_20_char"><text:span text:style-name="T80">validate()</text:span></text:span><text:span text:style-name="T80"> method always returns </text:span><text:span text:style-name="Code_20_char"><text:span text:style-name="T80">true</text:span></text:span><text:span text:style-name="T80">.</text:span></text:p>
      <text:p text:style-name="P44"/>
      <text:p text:style-name="P45">Finally, here is an example of how this can all be put together:</text:p>
      <text:p text:style-name="P45"/>
      <text:p text:style-name="P99">JPPFJob myJob = new JPPFJob();</text:p>
      <text:p text:style-name="P99">ClassPath classpath = myJob.getSLA().getClassPath();</text:p>
      <text:p text:style-name="P65">// wrap a jar file into a FileLocation object</text:p>
      <text:p text:style-name="Code_20_block"><text:span text:style-name="T81">Location </text:span><text:span text:style-name="T82">jar</text:span><text:span text:style-name="T81">Location = new FileLocation(“libs/MyLib.jar”);</text:span></text:p>
      <text:p text:style-name="P65">// copy the jar file into memory</text:p>
      <text:p text:style-name="Code_20_block"><text:span text:style-name="T81">Location location = </text:span><text:span text:style-name="T82">jar</text:span><text:span text:style-name="T81">Location.copyTo(new MemoryLocation(</text:span><text:span text:style-name="T82">jar</text:span><text:span text:style-name="T81">Location.size());</text:span></text:p>
      <text:p text:style-name="P64"><text:span text:style-name="T82">// </text:span><text:span text:style-name="T83">or </text:span><text:span text:style-name="T82">another way to do this:</text:span></text:p>
      <text:p text:style-name="P68"><text:span text:style-name="T81">location = new MemoryLocation(</text:span><text:span text:style-name="T82">jar</text:span><text:span text:style-name="T81">Location.</text:span><text:span text:style-name="T82">toByteArray()</text:span><text:span text:style-name="T81">);</text:span></text:p>
      <text:p text:style-name="P65">// add it as classpath element</text:p>
      <text:p text:style-name="Code_20_block"><text:span text:style-name="T81">classpath.add(“</text:span><text:span text:style-name="T82">myL</text:span><text:span text:style-name="T81">ib”, location);</text:span></text:p>
      <text:p text:style-name="P65">// the following is functionally equivalent:</text:p>
      <text:p text:style-name="P68"><text:span text:style-name="T81">classpath.add(new ClassPathElementImpl(“</text:span><text:span text:style-name="T82">myL</text:span><text:span text:style-name="T81">ib”, <text:s/>location));</text:span></text:p>
      <text:p text:style-name="P64"><text:span text:style-name="T81">// </text:span><text:span text:style-name="T82">tell the node to reset the tasks classloader with this new class path</text:span></text:p>
      <text:p text:style-name="P69">classpath.setForceClassLoaderReset(true);</text:p>
      <text:list xml:id="list40434039" text:continue-numbering="true" text:style-name="Outline">
        <text:list-item>
          <text:list>
            <text:list-item>
              <text:list>
                <text:list-item>
                  <text:h text:style-name="Heading_20_3" text:outline-level="3">Client side SLA attributes</text:h>
                </text:list-item>
              </text:list>
            </text:list-item>
          </text:list>
        </text:list-item>
      </text:list>
      <text:p text:style-name="P1">A client-side SLA is described by the interface <text:a xlink:type="simple" xlink:href="http://www.jppf.org/api/index.html?org/jppf/node/protocol/JobClientSLA.html"><text:span text:style-name="Code_20_char">JobClientSLA</text:span></text:a>, defined as:</text:p>
      <text:p text:style-name="P1"/>
      <text:p text:style-name="Code_20_block">public interface JobClientSLA extends JobCommonSLA {</text:p>
      <text:p text:style-name="Code_20_block"><text:s text:c="2"/><text:span text:style-name="T13">// The maximum number of channels the job can be sent through,</text:span></text:p>
      <text:p text:style-name="Code_20_block"><text:s text:c="2"/><text:span text:style-name="T13">//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5">Note</text:span>: <text:span text:style-name="T1">since JPPF clients do not have a management interface, none of the client-side SLA attributes are manageable.</text:span></text:p>
      <text:list xml:id="list40423678"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70">The default value of this attribute is 1.</text:span></text:p>
      <text:p text:style-name="P32"/>
      <text:p text:style-name="P33">Using more than one channel for a job enables faster I/O between the client and the server, since the job can be split in multiple chunks and sent to the server via multiple channels in parallel.</text:p>
      <text:p text:style-name="P1"/>
      <text:p text:style-name="P1"><text:span text:style-name="T5">Note 1</text:span>: <text:span text:style-name="T1">when the JPPF client is configured with a single server connection, this attribute has no effect.</text:span></text:p>
      <text:p text:style-name="P1"><text:span text:style-name="T5">Note 2</text:span>: <text:span text:style-name="T1">when local execution is enabled in the JPPF client, the local executor counts as one (additional) channel.</text:span></text:p>
      <text:p text:style-name="P1"><text:span text:style-name="T5">Note 3</text:span>: <text:span text:style-name="T1">the resulting assignment of channels to the job is influenced by other attributes, especially the execution policy.</text:span></text:p>
      <text:p text:style-name="Standard"/>
      <text:p text:style-name="P34"/>
      <text:p text:style-name="P118">Example usage:</text:p>
      <text:p text:style-name="P34"/>
      <text:p text:style-name="P91">JPPFJob job = new JPPFJob();</text:p>
      <text:p text:style-name="P63">// use 2 channels to send the job and receive the results</text:p>
      <text:p text:style-name="P91">job.getClientSLA().setMaxChannels(2);</text:p>
      <text:list xml:id="list40434321" text:continue-numbering="true" text:style-name="Outline">
        <text:list-item>
          <text:list>
            <text:list-item>
              <text:h text:style-name="Heading_20_2"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index.html?org/jppf/node/protocol/JobMetadata.html"><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63">is defined as follows:</text:span></text:p>
      <text:p text:style-name="P26"/>
      <text:p text:style-name="P83">public interface JobMetadata extends Metadata {</text:p>
      <text:p text:style-name="P83">}</text:p>
      <text:p text:style-name="P27"/>
      <text:p text:style-name="P25"><text:span text:style-name="T63">As for the </text:span><text:a xlink:type="simple" xlink:href="#1.4.Sharing data among tasks : the DataProvider API|outline"><text:span text:style-name="T63">data </text:span></text:a><text:a xlink:type="simple" xlink:href="#1.4.Sharing data among tasks : the DataProvider API|outline"><text:span text:style-name="T64">p</text:span></text:a><text:a xlink:type="simple" xlink:href="#1.4.Sharing data among tasks : the DataProvider API|outline"><text:span text:style-name="T63">rovider</text:span></text:a><text:span text:style-name="T63">, the API is actually defined by the </text:span><text:a xlink:type="simple" xlink:href="http://www.jppf.org/api/index.html?org/jppf/utils/collections/Metadata.html"><text:span text:style-name="Code_20_char"><text:span text:style-name="T38">Metadata</text:span></text:span></text:a><text:span text:style-name="T63"> interface:</text:span></text:p>
      <text:p text:style-name="Standard"/>
      <text:p text:style-name="Code_20_block">public interface Metadata extends Serializable {</text:p>
      <text:p text:style-name="P58"><text:s text:c="2"/>// Set a parameter in the metadata</text:p>
      <text:p text:style-name="Code_20_block"><text:s text:c="2"/>public void setParameter(Object key, Object value)</text:p>
      <text:p text:style-name="Code_20_block"><text:s text:c="2"/><text:span text:style-name="T13">// Retrieve a parameter in the metadata</text:span></text:p>
      <text:p text:style-name="Code_20_block"><text:s text:c="2"/>public Object getParameter(Object key)</text:p>
      <text:p text:style-name="Code_20_block"><text:s text:c="2"/><text:span text:style-name="T13">// Retrieve a parameter in the metadata</text:span></text:p>
      <text:p text:style-name="Code_20_block"><text:s text:c="2"/>public Object getParameter(Object key, Object defaultValue)</text:p>
      <text:p text:style-name="Code_20_block"><text:s text:c="2"/><text:span text:style-name="T13">// Remove a parameter from the metadata</text:span></text:p>
      <text:p text:style-name="Code_20_block"><text:s text:c="2"/>public Object removeParameter(Object key)</text:p>
      <text:p text:style-name="Code_20_block"><text:s text:c="2"/><text:span text:style-name="T13">// Get a the metadata map</text:span></text:p>
      <text:p text:style-name="Code_20_block"><text:s text:c="2"/>public Map&lt;Object, Object&gt; getAll()</text:p>
      <text:p text:style-name="P82"><text:span text:style-name="Code_20_char"><text:span text:style-name="T59"><text:s text:c="2"/></text:span></text:span><text:span text:style-name="Code_20_char"><text:span text:style-name="T18">// Clear all the the metadata</text:span></text:span></text:p>
      <text:p text:style-name="P82"><text:span text:style-name="Code_20_char"><text:span text:style-name="T59"><text:s text:c="2"/>void clear();</text:span></text:span></text:p>
      <text:p text:style-name="P82">}</text:p>
      <text:p text:style-name="Standard"/>
      <text:p text:style-name="Standard">Here is an example use:</text:p>
      <text:p text:style-name="Standard"/>
      <text:p text:style-name="Code_20_block">JPPFJob job = ...;</text:p>
      <text:p text:style-name="Code_20_block">JobMetadata metaData = job.getMetadata();</text:p>
      <text:p text:style-name="P58">// set the memory footprint of each task to 10 KB</text:p>
      <text:p text:style-name="Code_20_block">metaData.setParameter(“task.footprint”, “” + (10 * 1024));</text:p>
      <text:p text:style-name="P58">// set the duration of each task to 80 milliseconds</text:p>
      <text:p text:style-name="Code_20_block">metaData.setParameter(“task.duration”, “80”);</text:p>
      <text:p text:style-name="Standard"/>
      <text:p text:style-name="Standard"><text:span text:style-name="T44">Related sample</text:span>: “<text:a xlink:type="simple" xlink:href="http://www.jppf.org/samples-pack/CustomLoadBalancer/Readme.php">CustomLoadBalancer</text:a>” in the JPPF samples pack.</text:p>
      <text:list xml:id="list40416400" text:continue-numbering="true" text:style-name="Outline">
        <text:list-item>
          <text:list>
            <text:list-item>
              <text:h text:style-name="Heading_20_2" text:outline-level="2">The JPPFClient API</text:h>
            </text:list-item>
          </text:list>
        </text:list-item>
      </text:list>
      <text:p text:style-name="Standard">A JPPF client is an object that will handle the communication between the application and the server. Its role is to:</text:p>
      <text:list xml:id="list40422621" text:continue-list="list40438164" text:style-name="List_20_1">
        <text:list-item>
          <text:p text:style-name="P121">manage one or multiple connections with the server</text:p>
        </text:list-item>
        <text:list-item>
          <text:p text:style-name="P121">submit jobs and get their results</text:p>
        </text:list-item>
        <text:list-item>
          <text:p text:style-name="P121">handle notifications of job results</text:p>
        </text:list-item>
        <text:list-item>
          <text:p text:style-name="P121">manage each connection's life cycle events</text:p>
        </text:list-item>
        <text:list-item>
          <text:p text:style-name="P121">provide the low-level machinery on the client side for the distributed class loading mechanism</text:p>
        </text:list-item>
        <text:list-item>
          <text:p text:style-name="P121">provide an access point for the management and monitoring of each server</text:p>
        </text:list-item>
      </text:list>
      <text:p text:style-name="Standard"/>
      <text:p text:style-name="Standard">A JPPF client is represented by the class <text:a xlink:type="simple" xlink:href="http://www.jppf.org/api/index.html?org/jppf/client/JPPFClient.html"><text:span text:style-name="Code_20_char">JPPFClient</text:span></text:a>. We will detail its functionalities in the next sub-sections.</text:p>
      <text:list xml:id="list40415691" text:continue-list="list40416400"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text:soft-page-break/>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19">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18">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13">// singleton instance of the JPPF client</text:span></text:p>
      <text:p text:style-name="Code_20_block"><text:s text:c="2"/>private static JPPFClient jppfClient = new JPPFClient();</text:p>
      <text:p text:style-name="Code_20_block"><text:s text:c="2"/><text:span text:style-name="T13">//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13">// enclosed in a try / catch to ensure resources are properly released</text:span></text:p>
      <text:p text:style-name="Code_20_block"><text:s text:c="4"/>try {</text:p>
      <text:p text:style-name="Code_20_block"><text:s text:c="6"/><text:span text:style-name="T5">jppfClient = new JPPFClient();</text:span></text:p>
      <text:p text:style-name="Code_20_block"><text:s text:c="6"/><text:span text:style-name="T13">// ... application-sp</text:span><text:span text:style-name="T26">e</text:span><text:span text:style-name="T13">cific code here ...</text:span></text:p>
      <text:p text:style-name="Code_20_block"><text:s text:c="4"/>} finally {</text:p>
      <text:p text:style-name="Code_20_block"><text:s text:c="6"/><text:span text:style-name="T13">// close the client to release its resources</text:span></text:p>
      <text:p text:style-name="Code_20_block"><text:s text:c="6"/>if (jppfClient != null) <text:span text:style-name="T5">jppfClient.close()</text:span>;</text:p>
      <text:p text:style-name="Code_20_block"><text:s text:c="4"/>}</text:p>
      <text:p text:style-name="Code_20_block"><text:s text:c="2"/>}</text:p>
      <text:p text:style-name="Code_20_block">}</text:p>
      <text:list xml:id="list40417135" text:continue-numbering="true" text:style-name="Outline">
        <text:list-item>
          <text:list>
            <text:list-item>
              <text:list>
                <text:list-item>
                  <text:h text:style-name="Heading_20_3" text:outline-level="3">Resetting the JPPF client</text:h>
                </text:list-item>
              </text:list>
            </text:list-item>
          </text:list>
        </text:list-item>
      </text:list>
      <text:p text:style-name="P130"><text:span text:style-name="T115">A</text:span><text:span text:style-name="T114"> </text:span><text:a xlink:type="simple" xlink:href="http://www.jppf.org/api/index.html?org/jppf/client/JPPFClient.html"><text:span text:style-name="T114">JPPFClient</text:span></text:a><text:span text:style-name="T114"> </text:span><text:span text:style-name="T115">can be reset at runtime, </text:span><text:span text:style-name="T116">to allow the recycling of its server connections, along with dynamic reloading of its configuration. Two methods are rpovided for this :</text:span></text:p>
      <text:p text:style-name="P130"><text:span text:style-name="T116"/></text:p>
      <text:p text:style-name="Code_20_block"><text:span text:style-name="T116">public class JPPFClient extends AbstractGenericClient {</text:span></text:p>
      <text:p text:style-name="Code_20_block"><text:span text:style-name="T116"><text:s text:c="2"/></text:span><text:span text:style-name="T31">// close this client, reload the configuration, then open it again</text:span></text:p>
      <text:p text:style-name="Code_20_block"><text:span text:style-name="T116"><text:s text:c="2"/>public void reset()</text:span></text:p>
      <text:p text:style-name="Code_20_block"><text:span text:style-name="T116"/></text:p>
      <text:p text:style-name="Code_20_block"><text:span text:style-name="T116"><text:s text:c="2"/></text:span><text:span text:style-name="T31">// close this client, then open it again using the specified confguration</text:span></text:p>
      <text:p text:style-name="Code_20_block"><text:span text:style-name="T116"><text:s text:c="2"/>public void reset(TypedProperties configuration)</text:span></text:p>
      <text:p text:style-name="Code_20_block"><text:span text:style-name="T116">}</text:span></text:p>
      <text:p text:style-name="P131"><text:span text:style-name="T116"/></text:p>
      <text:p text:style-name="P132"><text:span text:style-name="T117">Note that jobs that were already submitted by the client are not lost: they remain queued in the client and will be resubmitted as soon as one or more server connections become available again.</text:span></text:p>
      <text:list xml:id="list40439667" text:continue-numbering="true" text:style-name="Outline">
        <text:list-item>
          <text:list>
            <text:list-item>
              <text:list>
                <text:list-item>
                  <text:h text:style-name="Heading_20_3" text:outline-level="3"><text:soft-page-break/>Submitting a job</text:h>
                </text:list-item>
              </text:list>
            </text:list-item>
          </text:list>
        </text:list-item>
      </text:list>
      <text:p text:style-name="Standard">To submit a job, JPPFClient provides a single method:</text:p>
      <text:p text:style-name="Standard"/>
      <text:p text:style-name="Code_20_block">public List&lt;Tasks<text:span text:style-name="T97">&lt;?&gt;</text:span>&gt; submit<text:span text:style-name="T97">Job</text:span>(JPPFJob job)</text:p>
      <text:p text:style-name="Standard"/>
      <text:p text:style-name="Standard">This method has two different behaviors, depending on whether the job is blocking or non-blocking:</text:p>
      <text:p text:style-name="Standard"/>
      <text:list xml:id="list40434192" text:continue-list="list40422621" text:style-name="List_20_1">
        <text:list-item>
          <text:p text:style-name="P124">blocking job: the <text:span text:style-name="Code_20_char">submit</text:span><text:span text:style-name="Code_20_char"><text:span text:style-name="T97">Job</text:span></text:span><text:span text:style-name="Code_20_char">()</text:span> method blocks until the job execution is complete. The return value is a list of tasks with their results, in the same order as the tasks that were added to the job.</text:p>
        </text:list-item>
        <text:list-item>
          <text:p text:style-name="P124">non-blocking job: <text:span text:style-name="Code_20_char">submit</text:span><text:span text:style-name="Code_20_char"><text:span text:style-name="T97">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4.2.5</text:bookmark-ref>).</text:p>
        </text:list-item>
      </text:list>
      <text:list xml:id="list40442347" text:continue-list="list40439667"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index.html?org/jppf/client/AbstractGenericClient.html"><text:span text:style-name="Code_20_char">AbstractGenericClient</text:span></text:a>, which provides a <text:span text:style-name="Code_20_char">cancelJob()</text:span> method, defined as follows:</text:p>
      <text:p text:style-name="P1"/>
      <text:p text:style-name="P58">// superclass of JPPFClient</text:p>
      <text:p text:style-name="Code_20_block">public abstract class AbstractGenericClient extends AbstractJPPFClient <text:s/>{</text:p>
      <text:p text:style-name="Code_20_block"><text:s text:c="2"/><text:span text:style-name="T13">// cancel the job with the specified UUID</text:span></text:p>
      <text:p text:style-name="Code_20_block"><text:s text:c="2"/>public boolean cancelJob(final String jobUuid) throws Exception;</text:p>
      <text:p text:style-name="Code_20_block">}</text:p>
      <text:p text:style-name="P1"/>
      <text:p text:style-name="P1">This method will work even if the client is connected to multiple drivers. In this case, it will send the cancel request to all the drivers.</text:p>
      <text:list xml:id="list40416310" text:continue-numbering="true" text:style-name="Outline">
        <text:list-item>
          <text:list>
            <text:list-item>
              <text:list>
                <text:list-item>
                  <text:h text:style-name="Heading_20_3" text:outline-level="3">Exploring the server connections</text:h>
                </text:list-item>
              </text:list>
            </text:list-item>
          </text:list>
        </text:list-item>
      </text:list>
      <text:p text:style-name="P1">The JPPF client handles one or more connections to one or multiple servers. Each individual connection is represented as an instance of the interface <text:a xlink:type="simple" xlink:href="http://www.jppf.org/api/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P58">// Get all the client connections handled by this JPPFClient</text:p>
      <text:p text:style-name="Code_20_block">public List&lt;JPPFClientConnection&gt; getAllConnections()</text:p>
      <text:p text:style-name="P58">// Get the names of all the client connections handled by this JPPFClient</text:p>
      <text:p text:style-name="Code_20_block">public List&lt;String&gt; getAllConnectionNames()</text:p>
      <text:p text:style-name="P58">// Get a connection given its name</text:p>
      <text:p text:style-name="Code_20_block">public JPPFClientConnection getClientConnection(String name)</text:p>
      <text:list xml:id="list40430834" text:continue-numbering="true" text:style-name="Outline">
        <text:list-item>
          <text:list>
            <text:list-item>
              <text:list>
                <text:list-item>
                  <text:h text:style-name="Heading_20_3" text:outline-level="3"><text:bookmark-start text:name="__RefHeading__32325689"/>Receiving notifications for new <text:span text:style-name="T51">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7.1</text:bookmark-ref>:</text:p>
      <text:p text:style-name="P1"/>
      <text:p text:style-name="P58">// Initialize with the specified listeners and a generated uuid</text:p>
      <text:p text:style-name="Code_20_block">public JPPFClient(ClientListener...listeners)</text:p>
      <text:p text:style-name="P58">// Initialize with the specified listeners and user-defined uuid</text:p>
      <text:p text:style-name="Code_20_block">public JPPFClient(String uuid, <text:s/>ClientListener...clientListeners)</text:p>
      <text:p text:style-name="P1"/>
      <text:p text:style-name="P1">It is also possible to add and remove listeners using these two more "conventional" methods:</text:p>
      <text:p text:style-name="P1"/>
      <text:p text:style-name="P58">// register a listener with this client</text:p>
      <text:p text:style-name="Code_20_block">public void addClientListener(ClientListener listener)</text:p>
      <text:p text:style-name="P58">//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71">public class MyClientListener implements <text:span text:style-name="T5">ClientListener </text:span>{</text:p>
      <text:p text:style-name="Code_20_block"><text:s text:c="2"/><text:span text:style-name="T50">@Override</text:span></text:p>
      <text:p text:style-name="Code_20_block"><text:s text:c="2"/>public void newConnection(<text:span text:style-name="T5">ClientEvent</text:span> event) {</text:p>
      <text:p text:style-name="Code_20_block"><text:s text:c="4"/><text:span text:style-name="T13">//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text:soft-page-break/></text:p>
      <text:p text:style-name="P71"><text:s text:c="2"/><text:span text:style-name="T50">@Override</text:span></text:p>
      <text:p text:style-name="P71"><text:s text:c="2"/>public void <text:span text:style-name="T50">c</text:span>onnection<text:span text:style-name="T50">Failed</text:span>(<text:span text:style-name="T5">ClientEvent</text:span> event) {</text:p>
      <text:p text:style-name="P71"><text:s text:c="4"/>JPPFClientConnection connection = event.getConnection();</text:p>
      <text:p text:style-name="P71"><text:s text:c="4"/>System.out.println("<text:span text:style-name="T50">C</text:span>onnection " + connection.getName() <text:span text:style-name="T50">+ " has failed"</text:span>);</text:p>
      <text:p text:style-name="P71"><text:s text:c="2"/>}</text:p>
      <text:p text:style-name="P71">}</text:p>
      <text:p text:style-name="Code_20_block"/>
      <text:p text:style-name="Code_20_block">ClientListener <text:s/>myClientListener = <text:s/>new MyClientListener();</text:p>
      <text:p text:style-name="P58">// initialize the client and register the listener</text:p>
      <text:p text:style-name="Code_20_block">JPPFClient jppfClient = <text:span text:style-name="T5">new JPPFClient(myClientListener)</text:span>;</text:p>
      <text:list xml:id="list40438870"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index.html?org/jppf/client/JPPFClientConnectionStatus.html"><text:span text:style-name="Code_20_char">JPPFClientConnectionStatus</text:span></text:a>, and has the following possible values: NEW, DISCONNECTED, CONNECTING, ACTIVE, EXECUTING or FAILED.</text:p>
      <text:p text:style-name="P1"/>
      <text:p text:style-name="P11"><text:a xlink:type="simple" xlink:href="http://www.jppf.org/api/index.html?org/jppf/client/JPPFClientConnection.html"><text:span text:style-name="Code_20_char">JPPFClientConnection</text:span></text:a> extends the interface ClientConnectionStatusHandler,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13">// Get the status of this connection</text:span></text:p>
      <text:p text:style-name="Code_20_block"><text:s text:c="2"/>JPPFClientConnectionStatus getStatus();</text:p>
      <text:p text:style-name="Code_20_block"><text:s text:c="2"/><text:span text:style-name="T13">// Set the status of this connection</text:span></text:p>
      <text:p text:style-name="Code_20_block"><text:s text:c="2"/>void setStatus(JPPFClientConnectionStatus status);</text:p>
      <text:p text:style-name="Code_20_block"><text:s text:c="2"/><text:span text:style-name="T13">// Register a connection status listener with this connection</text:span></text:p>
      <text:p text:style-name="Code_20_block"><text:s text:c="2"/>void addClientConnectionStatusListener(ClientConnectionStatusListener listener);</text:p>
      <text:p text:style-name="Code_20_block"><text:s text:c="2"/><text:span text:style-name="T13">//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5">extends ClientConnectionStatusListener </text:span>{</text:p>
      <text:p text:style-name="Code_20_block"><text:s text:c="2"/><text:span text:style-name="T53">@Override</text:span></text:p>
      <text:p text:style-name="Code_20_block"><text:s text:c="2"/><text:span text:style-name="T5">public void statusChanged(ClientConnectionStatusEvent event) </text:span>{</text:p>
      <text:p text:style-name="Code_20_block"><text:s text:c="4"/><text:span text:style-name="T13">// obtain the client connection from the event</text:span></text:p>
      <text:p text:style-name="Code_20_block"><text:s text:c="4"/>JPPFClientConnection connection =</text:p>
      <text:p text:style-name="Code_20_block"><text:s text:c="6"/>(JPPFClientConnection) <text:span text:style-name="T5">event.getClientConnectionStatusHandler();</text:span></text:p>
      <text:p text:style-name="Code_20_block"><text:s text:c="4"/><text:span text:style-name="T13">// get the new status</text:span></text:p>
      <text:p text:style-name="Code_20_block"><text:s text:c="4"/>JPPFClientConnectionStatus status = <text:span text:style-name="T5">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p text:style-name="Standard"/>
      <text:p text:style-name="P1">To put all of this together, let's take the sample listener from the previous section <text:bookmark-ref text:reference-format="number-all-superior" text:ref-name="__RefHeading__32325689">4.7.6</text:bookmark-ref> and modify it to add a status listener to each new connection:</text:p>
      <text:p text:style-name="Standard"/>
      <text:p text:style-name="P73">final MyStatusListener myListener = new MyStatusListener();</text:p>
      <text:p text:style-name="Code_20_block"/>
      <text:p text:style-name="Code_20_block">public MyClientListener implements <text:span text:style-name="T5">ClientListener </text:span>{</text:p>
      <text:p text:style-name="P71"><text:s text:c="2"/><text:span text:style-name="T50">@Override</text:span></text:p>
      <text:p text:style-name="P71"><text:s text:c="2"/>public void newConnection(<text:span text:style-name="T5">ClientEvent</text:span> event) {</text:p>
      <text:p text:style-name="Code_20_block"><text:s text:c="4"/><text:span text:style-name="T13">//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4"/><text:span text:style-name="T13">// register to receive status event</text:span><text:span text:style-name="T15">s</text:span><text:span text:style-name="T13"> on the new connection</text:span></text:p>
      <text:p text:style-name="Code_20_block"><text:s text:c="4"/>connection.addClientConnectionStatusListener(new MyStatusListener());</text:p>
      <text:p text:style-name="Code_20_block"><text:s text:c="2"/>}</text:p>
      <text:p text:style-name="P71"/>
      <text:p text:style-name="P71"><text:s text:c="2"/><text:span text:style-name="T50">@Override</text:span></text:p>
      <text:p text:style-name="P71"><text:s text:c="2"/>public void <text:span text:style-name="T50">c</text:span>onnection<text:span text:style-name="T50">Failed</text:span>(<text:span text:style-name="T5">ClientEvent</text:span> event) {</text:p>
      <text:p text:style-name="P71"><text:s text:c="4"/>JPPFClientConnection connection = event.getConnection();</text:p>
      <text:p text:style-name="P71"><text:s text:c="4"/>System.out.println("<text:span text:style-name="T50">C</text:span>onnection " + connection.getName() <text:span text:style-name="T50">+ " has failed"</text:span>);</text:p>
      <text:p text:style-name="P72"><text:span text:style-name="T52"><text:s text:c="4"/></text:span><text:span text:style-name="T14">// </text:span><text:span text:style-name="T15">remove the status listener reference</text:span></text:p>
      <text:p text:style-name="P73"><text:s text:c="4"/>connection.removeClientConnectionStatusListener(myListener);</text:p>
      <text:p text:style-name="P72"><text:s text:c="2"/>}</text:p>
      <text:p text:style-name="P71"><text:soft-page-break/>}</text:p>
      <text:list xml:id="list40431635"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58">// Determine whether local execution is enabled on this client</text:p>
      <text:p text:style-name="Code_20_block">public boolean isLocalExecutionEnabled()</text:p>
      <text:p text:style-name="Code_20_block"/>
      <text:p text:style-name="P58">// Specify whether local execution is enabled on this client</text:p>
      <text:p text:style-name="Code_20_block">public void setLocalExecutionEnabled(boolean localExecutionEnabled)</text:p>
      <text:p text:style-name="Standard"/>
      <text:p text:style-name="P21">Turning local execution on or off will affect the next job to be executed, but not any that is currently executing.</text:p>
      <text:p text:style-name="P21"/>
      <text:list xml:id="list40428314" text:continue-numbering="true" text:style-name="Outline">
        <text:list-item>
          <text:list>
            <text:list-item>
              <text:h text:style-name="P135" text:outline-level="2">The ClientWithFailover wrapper class</text:h>
            </text:list-item>
          </text:list>
        </text:list-item>
      </text:list>
      <text:p text:style-name="P3"><text:span text:style-name="T55">The class </text:span><text:a xlink:type="simple" xlink:href="http://www.jppf.org/api/index.html?org/jppf/client/utils/ClientWithFailover.html"><text:span text:style-name="T55">ClientWithFailover</text:span></text:a><text:span text:style-name="T55"> enables the setup of connections failover based on the priority of the server connections defined in the client configuration. With this API, the configuration allows you define sophisticated failover strategies, such that a client can always failover to another driver when connection to the current one is broken.</text:span></text:p>
      <text:p text:style-name="P22"/>
      <text:p text:style-name="P3"><text:span text:style-name="T55">This class provides an API that is very similar to that of </text:span><text:a xlink:type="simple" xlink:href="http://www.jppf.org/api/index.html?org/jppf/client/JPPFClient.html"><text:span text:style-name="T55">JPPFClient</text:span></text:a><text:span text:style-name="T55">:</text:span></text:p>
      <text:p text:style-name="P22"/>
      <text:p text:style-name="P75">public class ClientWithFailover implements ClientListener, ClientConnectionStatusListener {</text:p>
      <text:p text:style-name="P74"><text:span text:style-name="T55"><text:s text:c="2"/></text:span><text:span text:style-name="T16">// Initialize this client wrapper with the specified array of listeners</text:span></text:p>
      <text:p text:style-name="P75"><text:s text:c="2"/>public ClientWithFailover(final ClientListener...listeners)</text:p>
      <text:p text:style-name="P75"/>
      <text:p text:style-name="P74"><text:span text:style-name="T55"><text:s text:c="2"/></text:span><text:span text:style-name="T16">// Initialize this client wrapper with the specified uuid and array of listeners</text:span></text:p>
      <text:p text:style-name="P75"><text:s text:c="2"/>public ClientWithFailover(final String uuid, final ClientListener...listeners)</text:p>
      <text:p text:style-name="P75"/>
      <text:p text:style-name="P74"><text:span text:style-name="T55"><text:s text:c="2"/></text:span><text:span text:style-name="T16">// Submit the specified job</text:span></text:p>
      <text:p text:style-name="P75"><text:s text:c="2"/>public List&lt;Task<text:span text:style-name="T98">&lt;?&gt;</text:span>&gt; submit<text:span text:style-name="T98">Job</text:span>(final JPPFJob job) throws Exception</text:p>
      <text:p text:style-name="P75"/>
      <text:p text:style-name="P74"><text:span text:style-name="T55"><text:s text:c="2"/></text:span><text:span text:style-name="T16">// Cancel the job with the specified uuid</text:span></text:p>
      <text:p text:style-name="P75"><text:s text:c="2"/>public boolean cancelJob(final String uuid) throws Exception</text:p>
      <text:p text:style-name="P75"/>
      <text:p text:style-name="P74"><text:span text:style-name="T55"><text:s text:c="2"/></text:span><text:span text:style-name="T16">// Close the underlying client and free its resources</text:span></text:p>
      <text:p text:style-name="P75"><text:s text:c="2"/>public void <text:s/>close()</text:p>
      <text:p text:style-name="P75"/>
      <text:p text:style-name="P74"><text:span text:style-name="T55"><text:s text:c="2"/></text:span><text:span text:style-name="T16">// Get the JPPF client to which requests are delegated</text:span></text:p>
      <text:p text:style-name="P75"><text:s text:c="2"/>public JPPFClient getClient()</text:p>
      <text:p text:style-name="P75">}</text:p>
      <text:p text:style-name="P22"/>
      <text:p text:style-name="P23">As you can see, the usage for this class is semantically identical to that of JPPFClient.</text:p>
      <text:p text:style-name="P23"/>
      <text:p text:style-name="P3"><text:span text:style-name="T6">Here is an example setup</text:span><text:span text:style-name="T56">:</text:span></text:p>
      <text:p text:style-name="P23"/>
      <text:p text:style-name="P23">In the client configuration we define the following driver connections:</text:p>
      <text:p text:style-name="P23"/>
      <text:p text:style-name="P76">jppf.drivers = driver-1 driver-2</text:p>
      <text:p text:style-name="P76"/>
      <text:p text:style-name="P76">driver-1.jppf.server.host = www.host-1.com</text:p>
      <text:p text:style-name="P74"><text:span text:style-name="T56">driver-1.priority = </text:span><text:span text:style-name="T54">1</text:span><text:span text:style-name="T56">0</text:span></text:p>
      <text:p text:style-name="P76"/>
      <text:p text:style-name="P74"><text:span text:style-name="T56">driver-</text:span><text:span text:style-name="T54">2</text:span><text:span text:style-name="T56">.jppf.server.host = www.host-2.com</text:span></text:p>
      <text:p text:style-name="P74"><text:span text:style-name="T56">driver-</text:span><text:span text:style-name="T54">2</text:span><text:span text:style-name="T56">.priority = 20</text:span></text:p>
      <text:p text:style-name="P23"/>
      <text:p text:style-name="P24">Note that we define driver-2 with a higher priority than driver-1: we want the client to submit jobs primarily to driver-2, and failover to driver-1 if the connection to driver-2 fails. For this to happen, we use the following code:</text:p>
      <text:p text:style-name="P24"/>
      <text:p text:style-name="P77">ClientWithFailover client = new ClientWithFailover();</text:p>
      <text:p text:style-name="P77">JPPFJob job = …;</text:p>
      <text:p text:style-name="P77">List&lt;Task<text:span text:style-name="T99">&lt;?&gt;</text:span>&gt; results = client.submit<text:span text:style-name="T99">Job</text:span>(job);</text:p>
      <text:p text:style-name="P24"/>
      <text:p text:style-name="P24">Simply using ClientWithFailover ensures that the failover strategy defined in the configuration is accounted for, and the job is submitted to the active connection with the highest priority. If the driver connection fails while the job is executing, the failover still occurs and the job's unexecuted tasks will be resubmitted to the currently active driver connection.</text:p>
      <text:p text:style-name="P24"/>
      <text:p text:style-name="P24">This feature is not limited to two driver connections: you can have multiple connections with the same priority, as well as a hierarchy of nested connection priorities withotu any size constraint.</text:p>
      <text:list xml:id="list40420239" text:continue-numbering="true" text:style-name="Outline">
        <text:list-item>
          <text:list>
            <text:list-item>
              <text:h text:style-name="P136"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text:span text:style-name="Code_20_char">ExecutorService</text:span></text:a> facade to the JPPF client API. This API consists in a simple class: <text:a xlink:type="simple" xlink:href="http://www.jppf.org/api/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13">// submit a single task</text:span></text:p>
      <text:p text:style-name="Code_20_block"><text:s text:c="2"/>Runnable myTask = new MyRunnable(0);</text:p>
      <text:p text:style-name="Code_20_block"><text:s text:c="2"/>Future&lt;?&gt; future = executor.submit(myTask);</text:p>
      <text:p text:style-name="Code_20_block"><text:s text:c="2"/><text:span text:style-name="T13">// wait for the results</text:span></text:p>
      <text:p text:style-name="Code_20_block"><text:s text:c="2"/>future.get();</text:p>
      <text:p text:style-name="Code_20_block"><text:s text:c="2"/><text:span text:style-name="T13">// process the results</text:span></text:p>
      <text:p text:style-name="Code_20_block"><text:s text:c="2"/>...</text:p>
      <text:p text:style-name="Code_20_block"><text:s text:c="2"/></text:p>
      <text:p text:style-name="Code_20_block"><text:s text:c="2"/><text:span text:style-name="T13">//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13">// wait for the results</text:span></text:p>
      <text:p text:style-name="Code_20_block"><text:s text:c="2"/>for (Future&lt;?&gt; future: futureList) future.get();</text:p>
      <text:p text:style-name="Code_20_block"><text:s text:c="2"/><text:span text:style-name="T13">// process the results for the list of tasks</text:span></text:p>
      <text:p text:style-name="Code_20_block"><text:s text:c="2"/>...</text:p>
      <text:p text:style-name="Code_20_block">} finally {</text:p>
      <text:p text:style-name="Code_20_block"><text:s text:c="2"/><text:span text:style-name="T13">// clean up after use</text:span></text:p>
      <text:p text:style-name="Code_20_block"><text:s text:c="2"/>executor.shutdown();</text:p>
      <text:p text:style-name="Code_20_block"><text:s text:c="2"/>jppfClient.close();</text:p>
      <text:p text:style-name="Code_20_block">}</text:p>
      <text:p text:style-name="Code_20_block"/>
      <text:p text:style-name="P58">//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40433925" text:continue-numbering="true" text:style-name="Outline">
        <text:list-item>
          <text:list>
            <text:list-item>
              <text:list>
                <text:list-item>
                  <text:h text:style-name="P140"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5">Using a batch size</text:span>: specifying a batch size via the method <text:a xlink:type="simple" xlink:href="http://www.jppf.org/api/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58">// the executor will send jobs with at least 5 tasks each</text:p>
      <text:p text:style-name="Code_20_block">executor.setBatchSize(5);</text:p>
      <text:p text:style-name="Code_20_block">List&lt;Future&lt;?&gt;&gt; futures = new ArrayList&lt;Future&lt;?&gt;&gt;();</text:p>
      <text:p text:style-name="P58">//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19"/>
      <text:p text:style-name="P1"><text:span text:style-name="T5">Using a batch timeout</text:span>: this is done via the method <text:a xlink:type="simple" xlink:href="http://www.jppf.org/api/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58">// the executor will send a job every second (if any task is submitted)</text:p>
      <text:p text:style-name="Code_20_block">executor.setBatchTimeout(1000L);</text:p>
      <text:p text:style-name="Code_20_block">List&lt;Future&lt;?&gt;&gt; futures = new ArrayList&lt;Future&lt;?&gt;&gt;();</text:p>
      <text:p text:style-name="P58">// we submit 5 tasks</text:p>
      <text:p text:style-name="Code_20_block">for (int i=0; i&lt;5; i++) futures.add(executor.submit(new MyTask(i)));</text:p>
      <text:p text:style-name="P58">// we wait 1.5 second, during that time a job with 5 tasks will be submitted</text:p>
      <text:p text:style-name="Code_20_block">Thread.sleep(1500L);</text:p>
      <text:p text:style-name="P58">// we submit 6 more tasks, they will be sent in a different job</text:p>
      <text:p text:style-name="Code_20_block">for (int i=5; i&lt;11; i++) futures.add(executor.submit(new MyTask(i)));</text:p>
      <text:p text:style-name="P58">// here we get the results for tasks sent in 2 different jobs!</text:p>
      <text:p text:style-name="Code_20_block">for (Future&lt;?&gt; f: futures) f.get();</text:p>
      <text:p text:style-name="P1"/>
      <text:p text:style-name="P1"/>
      <text:p text:style-name="P1"><text:span text:style-name="T5">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58">// we submit 3 tasks</text:p>
      <text:p text:style-name="Code_20_block">for (int i=0; i&lt;3; i++) futures.add(executor.submit(new MyTask(i)));</text:p>
      <text:p text:style-name="P58">// we wait 1.5 second, during that time a job with 3 tasks will be submitted,</text:p>
      <text:p text:style-name="P58">// even though the batch size is set to 5</text:p>
      <text:p text:style-name="Code_20_block">Thread.sleep(1500L);</text:p>
      <text:p text:style-name="Code_20_block">for (Future&lt;?&gt; f: futures) f.get();</text:p>
      <text:p text:style-name="P1"/>
      <text:p text:style-name="P1"/>
      <text:list xml:id="list40438243" text:continue-numbering="true" text:style-name="Outline">
        <text:list-item>
          <text:list>
            <text:list-item>
              <text:list>
                <text:list-item>
                  <text:h text:style-name="P140"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index.html?org/jppf/client/concurrent/ExecutorServiceConfiguration.html">ExecutorServiceConfiguration</text:a> interface, which can be accessed from a <text:a xlink:type="simple" xlink:href="http://www.jppf.org/api/index.html?org/jppf/client/concurrent/JPPFExecutorService.html">JPPFExecutorService </text:a>instance via the following accessor methods:</text:p>
      <text:p text:style-name="P1"/>
      <text:p text:style-name="P58">// Get the configuration for this executor service</text:p>
      <text:p text:style-name="Code_20_block">public ExecutorServiceConfiguration getConfiguration();</text:p>
      <text:p text:style-name="Code_20_block"/>
      <text:p text:style-name="P58">// Reset the configuration for this executor service to a blank state</text:p>
      <text:p text:style-name="Code_20_block">public ExecutorServiceConfiguration resetConfiguration();</text:p>
      <text:p text:style-name="Standard"/>
      <text:p text:style-name="P1"><text:a xlink:type="simple" xlink:href="http://www.jppf.org/api/index.html?org/jppf/client/concurrent/ExecutorServiceConfiguration.html">ExecutorServiceConfiguration</text:a> provides the following API:</text:p>
      <text:p text:style-name="P1"/>
      <text:p text:style-name="P58">// Get the configuration to use for the jobs submitted by the executor service</text:p>
      <text:p text:style-name="Code_20_block">JobConfiguration getJobConfiguration();</text:p>
      <text:p text:style-name="Code_20_block"/>
      <text:p text:style-name="P58">// Get the configuration to use for the tasks submitted by the executor service</text:p>
      <text:p text:style-name="Code_20_block">TaskConfiguration getTaskConfiguration();</text:p>
      <text:list xml:id="list40428172"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index.html?org/jppf/client/concurrent/JobConfiguration.html">JobConfiguration</text:a> interface is defined as follows:</text:p>
      <text:p text:style-name="P1"/>
      <text:p text:style-name="Code_20_block">public interface JobConfiguration {</text:p>
      <text:p text:style-name="Code_20_block"><text:s text:c="2"/><text:span text:style-name="T13">// Get the service level agreement between the jobs and the server</text:span></text:p>
      <text:p text:style-name="Code_20_block"><text:s text:c="2"/>JobSLA getSLA();</text:p>
      <text:p text:style-name="Code_20_block"/>
      <text:p text:style-name="Code_20_block"><text:s text:c="2"/><text:span text:style-name="T13">// Get the service level agreement between the jobs and the client</text:span></text:p>
      <text:p text:style-name="Code_20_block"><text:s text:c="2"/>JobClientSLA getClientSLA();</text:p>
      <text:p text:style-name="Code_20_block"/>
      <text:p text:style-name="Code_20_block"><text:s text:c="2"/><text:span text:style-name="T13">// Get the user-defined metadata associated with the jobs</text:span></text:p>
      <text:p text:style-name="Code_20_block"><text:s text:c="2"/>JobMetadata getMetadata();</text:p>
      <text:p text:style-name="Code_20_block"/>
      <text:p text:style-name="Code_20_block"><text:s text:c="2"/><text:span text:style-name="T13">// Get/set the persistence manager that enables saving and restoring</text:span></text:p>
      <text:p text:style-name="P58"><text:s text:c="2"/>// the state of the jobs</text:p>
      <text:p text:style-name="Code_20_block"><text:s text:c="2"/>&lt;T&gt; JobPersistence&lt;T&gt; getPersistenceManager();</text:p>
      <text:p text:style-name="Code_20_block"><text:s text:c="2"/>&lt;T&gt; void setPersistenceManager(final JobPersistence&lt;T&gt; persistenceManager);</text:p>
      <text:p text:style-name="Code_20_block"/>
      <text:p text:style-name="Code_20_block"><text:s text:c="2"/><text:span text:style-name="T13">// Get/set the job's data provider</text:span></text:p>
      <text:p text:style-name="Code_20_block"><text:s text:c="2"/>DataProvider getDataProvider();</text:p>
      <text:p text:style-name="Code_20_block"><text:s text:c="2"/>void setDataProvider(DataProvider dataProvider);</text:p>
      <text:p text:style-name="Code_20_block"/>
      <text:p text:style-name="Code_20_block"><text:s text:c="2"/><text:span text:style-name="T13">// Add or remove a listener to/from the list of job listeners</text:span></text:p>
      <text:p text:style-name="Code_20_block"><text:s text:c="2"/>void addJobListener(JobListener listener);</text:p>
      <text:p text:style-name="Code_20_block"><text:s text:c="2"/>void removeJobListener(JobListener listener); <text:s/></text:p>
      <text:p text:style-name="Code_20_block">}</text:p>
      <text:p text:style-name="P1"/>
      <text:p text:style-name="P1">As we can see, this provides a way to set the properties normally available to <text:a xlink:type="simple" xlink:href="http://www.jppf.org/api/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58">// get the executor ocnfiguration</text:p>
      <text:p text:style-name="Code_20_block">ExecutorServiceConfiguration config = executor.getConfiguration();</text:p>
      <text:p text:style-name="P58">// get the job configuration</text:p>
      <text:p text:style-name="Code_20_block">JobConfiguration jobConfig = config.getJobConfiguration();</text:p>
      <text:p text:style-name="P58">// set all jobs to expire after 5 seconds</text:p>
      <text:p text:style-name="Code_20_block">jobConfig.getSLA().setJobExpirationSchedule(new JPPFSchedule(5000L));</text:p>
      <text:list xml:id="list40442373"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index.html?org/jppf/client/concurrent/TaskConfiguration.html">TaskConfiguration</text:a> interface can be used to set JPPF-specific properties onto executor service tasks that do not <text:span text:style-name="T100">implement</text:span> <text:a xlink:type="simple" xlink:href="http://www.jppf.org/api/index.html?org/jppf/node/protocol/Task.html"><text:span text:style-name="T100">Task</text:span></text:a>. It is defined as follows:</text:p>
      <text:p text:style-name="P1"/>
      <text:p text:style-name="Code_20_block">public interface TaskConfiguration {</text:p>
      <text:p text:style-name="Code_20_block"><text:s text:c="2"/><text:span text:style-name="T13">//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13">//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13">//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org/jppf/node/protocol/Task.html#onCancel()"><text:span text:style-name="T101">Task.onCancel()</text:span></text:a> and <text:a xlink:type="simple" xlink:href="http://www.jppf.org/api/org/jppf/node/protocol/Task.html#onTimeout()"><text:span text:style-name="T101">Task.onTimeout()</text:span></text:a>. This is done by providing a subclass of <text:a xlink:type="simple" xlink:href="http://www.jppf.org/api/index.html?org/jppf/client/taskwrapper/JPPFTaskCallback.html">JPPFTaskCallback</text:a>, which is defined as follows:</text:p>
      <text:p text:style-name="P1"/>
      <text:p text:style-name="Code_20_block">public abstract class JPPFTaskCallback<text:span text:style-name="T101">&lt;T&gt;</text:span> implements Runnable, Serializable {</text:p>
      <text:p text:style-name="Code_20_block"><text:s text:c="2"/><text:span text:style-name="T13">// Get the task this callback is associated with</text:span></text:p>
      <text:p text:style-name="Code_20_block"><text:s text:c="2"/>public final Task<text:span text:style-name="T101">&lt;T&gt;</text:span> getTask();</text:p>
      <text:p text:style-name="Code_20_block">}</text:p>
      <text:p text:style-name="P1"/>
      <text:p text:style-name="P1">Here is a task configuration usage example:</text:p>
      <text:p text:style-name="P1"/>
      <text:p text:style-name="Code_20_block">JPPFExecutorService executor = ...;</text:p>
      <text:p text:style-name="P58">// get the executor configuration</text:p>
      <text:p text:style-name="Code_20_block">ExecutorServiceConfiguration config = executor.getConfiguration();</text:p>
      <text:p text:style-name="P58">// get the task configuration</text:p>
      <text:p text:style-name="Code_20_block">TaskConfiguration taskConfig = config.getTaskConfiguration();</text:p>
      <text:p text:style-name="P58">// set the task to timeout after 5 seconds</text:p>
      <text:p text:style-name="Code_20_block">taskConfig.setTimeoutSchedule(new JPPFSchedule(5000L));</text:p>
      <text:p text:style-name="P58">// set the onTimeout() callback</text:p>
      <text:p text:style-name="Code_20_block">taskConfig.setOnTimeoutCallback(new MyTaskCallback());</text:p>
      <text:p text:style-name="P58">// A callback that sets a timeout message as the task result</text:p>
      <text:p text:style-name="Code_20_block">static class MyTaskCallback extends JPPFTaskCallback<text:span text:style-name="T102">&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40420787"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java.util.concurrent</text:a> provides the interface <text:a xlink:type="simple" xlink:href="http://docs.oracle.com/javase/7/docs/api/index.html?java/util/concurrent/CompletionService.html">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ExecutorCompletionService</text:a>. Unfortunately, this class does not work with a <text:a xlink:type="simple" xlink:href="http://www.jppf.org/api/index.html?org/jppf/client/concurrent/JPPFExecutorService.html">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CompletionService</text:a> with the class <text:a xlink:type="simple" xlink:href="http://www.jppf.org/api/index.html?org/jppf/client/concurrent/JPPFCompletionService.html">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70">JPPFCompletionService&lt;String&gt; completion service =</text:p>
      <text:p text:style-name="P70"><text:s text:c="2"/>new JPPFCompletionService&lt;String&gt;(executor);</text:p>
      <text:p text:style-name="Code_20_block">MyCallable&lt;String&gt; task = new MyCallable&lt;String&gt;();</text:p>
      <text:p text:style-name="Code_20_block">Future&lt;String&gt; future = <text:span text:style-name="T5">completionService.submit(task)</text:span>;</text:p>
      <text:p text:style-name="Code_20_block"><text:s text:c="2"/></text:p>
      <text:p text:style-name="P58">// ... later on ...</text:p>
      <text:p text:style-name="P58">// block until a result is available</text:p>
      <text:p text:style-name="Code_20_block">future = <text:span text:style-name="T5">completionService.take()</text:span>;</text:p>
      <text:p text:style-name="Code_20_block">String result = future.get();</text:p>
      <text:list xml:id="list40421655" text:continue-numbering="true" text:style-name="Outline">
        <text:list-item>
          <text:list>
            <text:list-item>
              <text:h text:style-name="Heading_20_2" text:outline-level="2"><text:soft-page-break/>The JPPF configuration API</text:h>
            </text:list-item>
          </text:list>
        </text:list-item>
      </text:list>
      <text:p text:style-name="P17">The JPPF configuration properties are accessible at runtime, via a static method call:</text:p>
      <text:p text:style-name="P17"><text:a xlink:type="simple" xlink:href="http://www.jppf.org/api/org/jppf/utils/JPPFConfiguration.html#getProperties()"><text:span text:style-name="Code_20_char">JPPFConfiguration.getProperties()</text:span></text:a>. This method returns an object of type <text:a xlink:type="simple" xlink:href="http://www.jppf.org/api/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13">// constructors</text:span></text:p>
      <text:p text:style-name="Code_20_block"><text:s text:c="2"/>public TypedProperties()</text:p>
      <text:p text:style-name="Code_20_block"><text:s text:c="2"/><text:span text:style-name="T13">// initialize with existing key/value pairs from a map</text:span></text:p>
      <text:p text:style-name="Code_20_block"><text:s text:c="2"/>public TypedProperties(Map&lt;Object, Object&gt; map)</text:p>
      <text:p text:style-name="Code_20_block"><text:s text:c="2"/><text:span text:style-name="T13">//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13">// int properties</text:span></text:p>
      <text:p text:style-name="Code_20_block"><text:s text:c="2"/>public int getInt(String key)</text:p>
      <text:p text:style-name="Code_20_block"><text:s text:c="2"/>public int getInt(String key, int defValue)</text:p>
      <text:p text:style-name="Code_20_block"><text:s text:c="2"/><text:span text:style-name="T13">// long properties</text:span></text:p>
      <text:p text:style-name="Code_20_block"><text:s text:c="2"/>public long getLong(String key)</text:p>
      <text:p text:style-name="Code_20_block"><text:s text:c="2"/>public long getLong(String key, long defValue)</text:p>
      <text:p text:style-name="Code_20_block"><text:s text:c="2"/><text:span text:style-name="T13">// float properties</text:span></text:p>
      <text:p text:style-name="Code_20_block"><text:s text:c="2"/>public float getFloat(String key)</text:p>
      <text:p text:style-name="Code_20_block"><text:s text:c="2"/>public float getFloat(String key, float defValue)</text:p>
      <text:p text:style-name="Code_20_block"><text:s text:c="2"/><text:span text:style-name="T13">//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13">//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13">//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58">// get the configuration</text:p>
      <text:p text:style-name="Code_20_block">TypedProperties props = JPPFConfiguration.getProperties();</text:p>
      <text:p text:style-name="P58">//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58">// now our configuration will be used</text:p>
      <text:p text:style-name="Code_20_block">JPPFClient client = new JPPFClien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2H31M17S</meta:editing-duration>
    <meta:editing-cycles>497</meta:editing-cycles>
    <meta:generator>LibreOffice/4.0.4.2$Windows_x86 LibreOffice_project/9e9821abd0ffdbc09cd8c52eaa574fa09eb08f2</meta:generator>
    <meta:creation-date>2009-09-06T09:03:36.19</meta:creation-date>
    <dc:date>2013-11-28T20:28:04.57</dc:date>
    <meta:document-statistic meta:table-count="0" meta:image-count="0" meta:object-count="0" meta:page-count="41" meta:paragraph-count="1634" meta:word-count="15664" meta:character-count="105448" meta:non-whitespace-character-count="89345"/>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